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51cm" table:align="margins"/>
    </style:style>
    <style:style style:name="Таблица1.A" style:family="table-column">
      <style:table-column-properties style:column-width="0.921cm" style:rel-column-width="3449*"/>
    </style:style>
    <style:style style:name="Таблица1.S" style:family="table-column">
      <style:table-column-properties style:column-width="0.923cm" style:rel-column-width="3453*"/>
    </style:style>
    <style:style style:name="Таблица1.A1" style:family="table-cell">
      <style:table-cell-properties fo:padding="0.097cm" fo:border="1.25pt solid #000000"/>
    </style:style>
    <style:style style:name="Таблица1.B1" style:family="table-cell">
      <style:table-cell-properties fo:padding="0.097cm" fo:border-left="1.25pt solid #000000" fo:border-right="none" fo:border-top="1.25pt solid #000000" fo:border-bottom="1.25pt solid #000000"/>
    </style:style>
    <style:style style:name="Таблица1.A2" style:family="table-cell">
      <style:table-cell-properties fo:padding="0.097cm" fo:border-left="1.25pt solid #000000" fo:border-right="1.25pt solid #000000" fo:border-top="none" fo:border-bottom="1.25pt solid #000000"/>
    </style:style>
    <style:style style:name="Таблица1.B2" style:family="table-cell">
      <style:table-cell-properties fo:padding="0.097cm" fo:border-left="1.25pt solid #000000" fo:border-right="none" fo:border-top="none" fo:border-bottom="1.25pt solid #000000"/>
    </style:style>
    <style:style style:name="Таблица3" style:family="table">
      <style:table-properties style:width="17.51cm" table:align="margins"/>
    </style:style>
    <style:style style:name="Таблица3.A" style:family="table-column">
      <style:table-column-properties style:column-width="0.529cm" style:rel-column-width="1979*"/>
    </style:style>
    <style:style style:name="Таблица3.B" style:family="table-column">
      <style:table-column-properties style:column-width="0.531cm" style:rel-column-width="1986*"/>
    </style:style>
    <style:style style:name="Таблица3.g" style:family="table-column">
      <style:table-column-properties style:column-width="0.538cm" style:rel-column-width="2011*"/>
    </style:style>
    <style:style style:name="Таблица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I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J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K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L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M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N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O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P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A2" style:family="table-cell">
      <style:table-cell-properties fo:padding="0.097cm" fo:border="none"/>
    </style:style>
    <style:style style:name="Таблица3.B2" style:family="table-cell">
      <style:table-cell-properties fo:padding="0.097cm" fo:border="none"/>
    </style:style>
    <style:style style:name="Таблица3.C2" style:family="table-cell">
      <style:table-cell-properties fo:padding="0.097cm" fo:border="none"/>
    </style:style>
    <style:style style:name="Таблица3.D2" style:family="table-cell">
      <style:table-cell-properties fo:padding="0.097cm" fo:border="none"/>
    </style:style>
    <style:style style:name="Таблица3.E2" style:family="table-cell">
      <style:table-cell-properties fo:padding="0.097cm" fo:border="none"/>
    </style:style>
    <style:style style:name="Таблица3.F2" style:family="table-cell">
      <style:table-cell-properties fo:padding="0.097cm" fo:border="none"/>
    </style:style>
    <style:style style:name="Таблица3.G2" style:family="table-cell">
      <style:table-cell-properties fo:padding="0.097cm" fo:border="none"/>
    </style:style>
    <style:style style:name="Таблица3.H2" style:family="table-cell">
      <style:table-cell-properties fo:padding="0.097cm" fo:border="none"/>
    </style:style>
    <style:style style:name="Таблица3.I2" style:family="table-cell">
      <style:table-cell-properties fo:padding="0.097cm" fo:border="none"/>
    </style:style>
    <style:style style:name="Таблица3.J2" style:family="table-cell">
      <style:table-cell-properties fo:padding="0.097cm" fo:border="none"/>
    </style:style>
    <style:style style:name="Таблица3.K2" style:family="table-cell">
      <style:table-cell-properties fo:padding="0.097cm" fo:border="none"/>
    </style:style>
    <style:style style:name="Таблица3.L2" style:family="table-cell">
      <style:table-cell-properties fo:padding="0.097cm" fo:border="none"/>
    </style:style>
    <style:style style:name="Таблица3.M2" style:family="table-cell">
      <style:table-cell-properties fo:padding="0.097cm" fo:border="none"/>
    </style:style>
    <style:style style:name="Таблица3.N2" style:family="table-cell">
      <style:table-cell-properties fo:padding="0.097cm" fo:border="none"/>
    </style:style>
    <style:style style:name="Таблица3.O2" style:family="table-cell">
      <style:table-cell-properties fo:padding="0.097cm" fo:border="none"/>
    </style:style>
    <style:style style:name="Таблица3.P2" style:family="table-cell">
      <style:table-cell-properties fo:padding="0.097cm" fo:border="none"/>
    </style:style>
    <style:style style:name="Таблица3.Q2" style:family="table-cell">
      <style:table-cell-properties fo:padding="0.097cm" fo:border="none"/>
    </style:style>
    <style:style style:name="Таблица3.R2" style:family="table-cell">
      <style:table-cell-properties fo:padding="0.097cm" fo:border="none"/>
    </style:style>
    <style:style style:name="Таблица3.S2" style:family="table-cell">
      <style:table-cell-properties fo:padding="0.097cm" fo:border="none"/>
    </style:style>
    <style:style style:name="Таблица3.T2" style:family="table-cell">
      <style:table-cell-properties fo:padding="0.097cm" fo:border="none"/>
    </style:style>
    <style:style style:name="Таблица3.U2" style:family="table-cell">
      <style:table-cell-properties fo:padding="0.097cm" fo:border="none"/>
    </style:style>
    <style:style style:name="Таблица3.V2" style:family="table-cell">
      <style:table-cell-properties fo:padding="0.097cm" fo:border="none"/>
    </style:style>
    <style:style style:name="Таблица3.W2" style:family="table-cell">
      <style:table-cell-properties fo:padding="0.097cm" fo:border="none"/>
    </style:style>
    <style:style style:name="Таблица3.X2" style:family="table-cell">
      <style:table-cell-properties fo:padding="0.097cm" fo:border="none"/>
    </style:style>
    <style:style style:name="Таблица3.Y2" style:family="table-cell">
      <style:table-cell-properties fo:padding="0.097cm" fo:border="none"/>
    </style:style>
    <style:style style:name="Таблица3.Z2" style:family="table-cell">
      <style:table-cell-properties fo:padding="0.097cm" fo:border="none"/>
    </style:style>
    <style:style style:name="Таблица3.a2" style:family="table-cell">
      <style:table-cell-properties fo:padding="0.097cm" fo:border="none"/>
    </style:style>
    <style:style style:name="Таблица3.b2" style:family="table-cell">
      <style:table-cell-properties fo:padding="0.097cm" fo:border="none"/>
    </style:style>
    <style:style style:name="Таблица3.c2" style:family="table-cell">
      <style:table-cell-properties fo:padding="0.097cm" fo:border="none"/>
    </style:style>
    <style:style style:name="Таблица3.d2" style:family="table-cell">
      <style:table-cell-properties fo:padding="0.097cm" fo:border="none"/>
    </style:style>
    <style:style style:name="Таблица3.e2" style:family="table-cell">
      <style:table-cell-properties fo:padding="0.097cm" fo:border="none"/>
    </style:style>
    <style:style style:name="Таблица3.f2" style:family="table-cell">
      <style:table-cell-properties fo:padding="0.097cm" fo:border="none"/>
    </style:style>
    <style:style style:name="Таблица3.g2" style:family="table-cell">
      <style:table-cell-properties fo:padding="0.097cm" fo:border="none"/>
    </style:style>
    <style:style style:name="Таблица2" style:family="table">
      <style:table-properties style:width="17.51cm" table:align="margins"/>
    </style:style>
    <style:style style:name="Таблица2.A" style:family="table-column">
      <style:table-column-properties style:column-width="0.529cm" style:rel-column-width="1979*"/>
    </style:style>
    <style:style style:name="Таблица2.B" style:family="table-column">
      <style:table-column-properties style:column-width="0.531cm" style:rel-column-width="1986*"/>
    </style:style>
    <style:style style:name="Таблица2.g" style:family="table-column">
      <style:table-column-properties style:column-width="0.538cm" style:rel-column-width="2011*"/>
    </style:style>
    <style:style style:name="Таблица2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I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J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K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L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M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N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O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Q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R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S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T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U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V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W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X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Y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Z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A2" style:family="table-cell">
      <style:table-cell-properties fo:padding="0.097cm" fo:border="none"/>
    </style:style>
    <style:style style:name="Таблица2.B2" style:family="table-cell">
      <style:table-cell-properties fo:padding="0.097cm" fo:border="none"/>
    </style:style>
    <style:style style:name="Таблица2.C2" style:family="table-cell">
      <style:table-cell-properties fo:padding="0.097cm" fo:border="none"/>
    </style:style>
    <style:style style:name="Таблица2.D2" style:family="table-cell">
      <style:table-cell-properties fo:padding="0.097cm" fo:border="none"/>
    </style:style>
    <style:style style:name="Таблица2.E2" style:family="table-cell">
      <style:table-cell-properties fo:padding="0.097cm" fo:border="none"/>
    </style:style>
    <style:style style:name="Таблица2.F2" style:family="table-cell">
      <style:table-cell-properties fo:padding="0.097cm" fo:border="none"/>
    </style:style>
    <style:style style:name="Таблица2.G2" style:family="table-cell">
      <style:table-cell-properties fo:padding="0.097cm" fo:border="none"/>
    </style:style>
    <style:style style:name="Таблица2.H2" style:family="table-cell">
      <style:table-cell-properties fo:padding="0.097cm" fo:border="none"/>
    </style:style>
    <style:style style:name="Таблица2.I2" style:family="table-cell">
      <style:table-cell-properties fo:padding="0.097cm" fo:border="none"/>
    </style:style>
    <style:style style:name="Таблица2.J2" style:family="table-cell">
      <style:table-cell-properties fo:padding="0.097cm" fo:border="none"/>
    </style:style>
    <style:style style:name="Таблица2.K2" style:family="table-cell">
      <style:table-cell-properties fo:padding="0.097cm" fo:border="none"/>
    </style:style>
    <style:style style:name="Таблица2.L2" style:family="table-cell">
      <style:table-cell-properties fo:padding="0.097cm" fo:border="none"/>
    </style:style>
    <style:style style:name="Таблица2.M2" style:family="table-cell">
      <style:table-cell-properties fo:padding="0.097cm" fo:border="none"/>
    </style:style>
    <style:style style:name="Таблица2.N2" style:family="table-cell">
      <style:table-cell-properties fo:padding="0.097cm" fo:border="none"/>
    </style:style>
    <style:style style:name="Таблица2.O2" style:family="table-cell">
      <style:table-cell-properties fo:padding="0.097cm" fo:border="none"/>
    </style:style>
    <style:style style:name="Таблица2.P2" style:family="table-cell">
      <style:table-cell-properties fo:padding="0.097cm" fo:border="none"/>
    </style:style>
    <style:style style:name="Таблица2.Q2" style:family="table-cell">
      <style:table-cell-properties fo:padding="0.097cm" fo:border="none"/>
    </style:style>
    <style:style style:name="Таблица2.R2" style:family="table-cell">
      <style:table-cell-properties fo:padding="0.097cm" fo:border="none"/>
    </style:style>
    <style:style style:name="Таблица2.S2" style:family="table-cell">
      <style:table-cell-properties fo:padding="0.097cm" fo:border="none"/>
    </style:style>
    <style:style style:name="Таблица2.T2" style:family="table-cell">
      <style:table-cell-properties fo:padding="0.097cm" fo:border="none"/>
    </style:style>
    <style:style style:name="Таблица2.U2" style:family="table-cell">
      <style:table-cell-properties fo:padding="0.097cm" fo:border="none"/>
    </style:style>
    <style:style style:name="Таблица2.V2" style:family="table-cell">
      <style:table-cell-properties fo:padding="0.097cm" fo:border="none"/>
    </style:style>
    <style:style style:name="Таблица2.W2" style:family="table-cell">
      <style:table-cell-properties fo:padding="0.097cm" fo:border="none"/>
    </style:style>
    <style:style style:name="Таблица2.X2" style:family="table-cell">
      <style:table-cell-properties fo:padding="0.097cm" fo:border="none"/>
    </style:style>
    <style:style style:name="Таблица2.Y2" style:family="table-cell">
      <style:table-cell-properties fo:padding="0.097cm" fo:border="none"/>
    </style:style>
    <style:style style:name="Таблица2.Z2" style:family="table-cell">
      <style:table-cell-properties fo:padding="0.097cm" fo:border="none"/>
    </style:style>
    <style:style style:name="Таблица2.a2" style:family="table-cell">
      <style:table-cell-properties fo:padding="0.097cm" fo:border="none"/>
    </style:style>
    <style:style style:name="Таблица2.b2" style:family="table-cell">
      <style:table-cell-properties fo:padding="0.097cm" fo:border="none"/>
    </style:style>
    <style:style style:name="Таблица2.c2" style:family="table-cell">
      <style:table-cell-properties fo:padding="0.097cm" fo:border="none"/>
    </style:style>
    <style:style style:name="Таблица2.d2" style:family="table-cell">
      <style:table-cell-properties fo:padding="0.097cm" fo:border="none"/>
    </style:style>
    <style:style style:name="Таблица2.e2" style:family="table-cell">
      <style:table-cell-properties fo:padding="0.097cm" fo:border="none"/>
    </style:style>
    <style:style style:name="Таблица2.f2" style:family="table-cell">
      <style:table-cell-properties fo:padding="0.097cm" fo:border="none"/>
    </style:style>
    <style:style style:name="Таблица2.g2" style:family="table-cell">
      <style:table-cell-properties fo:padding="0.097cm" fo:border="none"/>
    </style:style>
    <style:style style:name="Таблица4" style:family="table">
      <style:table-properties style:width="9.338cm" table:align="left"/>
    </style:style>
    <style:style style:name="Таблица4.A" style:family="table-column">
      <style:table-column-properties style:column-width="0.76cm"/>
    </style:style>
    <style:style style:name="Таблица4.B" style:family="table-column">
      <style:table-column-properties style:column-width="0.762cm"/>
    </style:style>
    <style:style style:name="Таблица4.C" style:family="table-column">
      <style:table-column-properties style:column-width="0.372cm"/>
    </style:style>
    <style:style style:name="Таблица4.A1" style:family="table-cell">
      <style:table-cell-properties fo:padding="0.097cm" fo:border-left="0.3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0.05pt solid #000000" fo:border-right="none" fo:border-top="none" fo:border-bottom="none"/>
    </style:style>
    <style:style style:name="Таблица4.C1" style:family="table-cell">
      <style:table-cell-properties fo:padding="0.097cm" fo:border-left="none" fo:border-right="none" fo:border-top="0.25pt solid #000000" fo:border-bottom="0.25pt solid #000000"/>
    </style:style>
    <style:style style:name="Таблица4.D1" style:family="table-cell">
      <style:table-cell-properties fo:padding="0.097cm" fo:border-left="0.05pt solid #000000" fo:border-right="none" fo:border-top="0.25pt solid #000000" fo:border-bottom="0.25pt solid #000000"/>
    </style:style>
    <style:style style:name="Таблица4.A2" style:family="table-cell">
      <style:table-cell-properties fo:padding="0.097cm" fo:border-left="0.35pt solid #000000" fo:border-right="none" fo:border-top="none" fo:border-bottom="0.05pt solid #000000"/>
    </style:style>
    <style:style style:name="Таблица4.C2" style:family="table-cell">
      <style:table-cell-properties fo:padding="0.097cm" fo:border-left="none" fo:border-right="none" fo:border-top="none" fo:border-bottom="0.25pt solid #000000"/>
    </style:style>
    <style:style style:name="Таблица4.D2" style:family="table-cell">
      <style:table-cell-properties fo:padding="0.097cm" fo:border-left="0.05pt solid #000000" fo:border-right="none" fo:border-top="none" fo:border-bottom="0.25pt solid #000000"/>
    </style:style>
    <style:style style:name="P1" style:family="paragraph" style:parent-style-name="Header">
      <style:paragraph-properties fo:text-align="center" style:justify-single-word="false"/>
      <style:text-properties fo:font-size="12pt" officeooo:rsid="0017cf08" officeooo:paragraph-rsid="0017cf08" style:font-size-asian="12pt" style:font-size-complex="12pt"/>
    </style:style>
    <style:style style:name="P2" style:family="paragraph" style:parent-style-name="Standard">
      <style:text-properties officeooo:rsid="000410d1" officeooo:paragraph-rsid="000410d1"/>
    </style:style>
    <style:style style:name="P3" style:family="paragraph" style:parent-style-name="Standard">
      <style:text-properties officeooo:rsid="000410d1" officeooo:paragraph-rsid="0017cf08"/>
    </style:style>
    <style:style style:name="P4" style:family="paragraph" style:parent-style-name="Standard">
      <style:text-properties officeooo:rsid="000410d1" officeooo:paragraph-rsid="002f1635"/>
    </style:style>
    <style:style style:name="P5" style:family="paragraph" style:parent-style-name="Standard">
      <style:text-properties officeooo:rsid="000410d1" officeooo:paragraph-rsid="002ff165"/>
    </style:style>
    <style:style style:name="P6" style:family="paragraph" style:parent-style-name="Standard">
      <style:paragraph-properties>
        <style:tab-stops>
          <style:tab-stop style:position="13.291cm"/>
        </style:tab-stops>
      </style:paragraph-properties>
      <style:text-properties officeooo:rsid="000410d1" officeooo:paragraph-rsid="000410d1"/>
    </style:style>
    <style:style style:name="P7" style:family="paragraph" style:parent-style-name="Standard">
      <style:text-properties officeooo:rsid="000410d1" officeooo:paragraph-rsid="001a91a9"/>
    </style:style>
    <style:style style:name="P8" style:family="paragraph" style:parent-style-name="Standard">
      <style:text-properties officeooo:rsid="000410d1" officeooo:paragraph-rsid="0043ecb6"/>
    </style:style>
    <style:style style:name="P9" style:family="paragraph" style:parent-style-name="Standard">
      <style:text-properties fo:font-weight="bold" officeooo:rsid="000410d1" officeooo:paragraph-rsid="000410d1" style:font-weight-asian="bold" style:font-weight-complex="bold"/>
    </style:style>
    <style:style style:name="P10" style:family="paragraph" style:parent-style-name="Standard">
      <style:text-properties fo:font-weight="bold" officeooo:rsid="00046716" officeooo:paragraph-rsid="00046716" style:font-weight-asian="bold" style:font-weight-complex="bold"/>
    </style:style>
    <style:style style:name="P11" style:family="paragraph" style:parent-style-name="Standard">
      <style:text-properties fo:font-weight="bold" officeooo:rsid="0005561d" officeooo:paragraph-rsid="0005561d" style:font-weight-asian="bold" style:font-weight-complex="bold"/>
    </style:style>
    <style:style style:name="P12" style:family="paragraph" style:parent-style-name="Standard">
      <style:text-properties fo:font-weight="bold" officeooo:paragraph-rsid="000410d1" style:font-weight-asian="bold" style:font-weight-complex="bold"/>
    </style:style>
    <style:style style:name="P13" style:family="paragraph" style:parent-style-name="Standard">
      <style:text-properties fo:font-weight="bold" officeooo:rsid="002fd24b" officeooo:paragraph-rsid="002fd24b" style:font-weight-asian="bold" style:font-weight-complex="bold"/>
    </style:style>
    <style:style style:name="P14" style:family="paragraph" style:parent-style-name="Standard">
      <style:text-properties fo:font-weight="bold" officeooo:rsid="002fd24b" officeooo:paragraph-rsid="002ff165" style:font-weight-asian="bold" style:font-weight-complex="bold"/>
    </style:style>
    <style:style style:name="P15" style:family="paragraph" style:parent-style-name="Standard">
      <style:text-properties fo:font-weight="bold" officeooo:rsid="002fd24b" officeooo:paragraph-rsid="003107e3" style:font-weight-asian="bold" style:font-weight-complex="bold"/>
    </style:style>
    <style:style style:name="P16" style:family="paragraph" style:parent-style-name="Standard">
      <style:text-properties officeooo:rsid="00046716" officeooo:paragraph-rsid="00046716"/>
    </style:style>
    <style:style style:name="P17" style:family="paragraph" style:parent-style-name="Standard">
      <style:text-properties fo:font-style="italic" officeooo:rsid="00046716" officeooo:paragraph-rsid="00046716" style:font-style-asian="italic" style:font-style-complex="italic"/>
    </style:style>
    <style:style style:name="P18" style:family="paragraph" style:parent-style-name="Standard">
      <style:text-properties fo:font-style="italic" fo:font-weight="normal" officeooo:rsid="00046716" officeooo:paragraph-rsid="004517e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officeooo:rsid="0005561d" officeooo:paragraph-rsid="0005561d"/>
    </style:style>
    <style:style style:name="P20" style:family="paragraph" style:parent-style-name="Standard">
      <style:text-properties officeooo:rsid="0005561d" officeooo:paragraph-rsid="0013cfa8"/>
    </style:style>
    <style:style style:name="P21" style:family="paragraph" style:parent-style-name="Standard">
      <style:text-properties officeooo:rsid="00055f6e" officeooo:paragraph-rsid="0005561d"/>
    </style:style>
    <style:style style:name="P22" style:family="paragraph" style:parent-style-name="Standard">
      <style:text-properties officeooo:rsid="00055f6e" officeooo:paragraph-rsid="00069206"/>
    </style:style>
    <style:style style:name="P23" style:family="paragraph" style:parent-style-name="Standard">
      <style:text-properties officeooo:rsid="00055f6e" officeooo:paragraph-rsid="000817d4"/>
    </style:style>
    <style:style style:name="P24" style:family="paragraph" style:parent-style-name="Standard">
      <style:text-properties officeooo:rsid="000971e0" officeooo:paragraph-rsid="000971e0"/>
    </style:style>
    <style:style style:name="P25" style:family="paragraph" style:parent-style-name="Standard">
      <style:text-properties officeooo:rsid="000c75bd" officeooo:paragraph-rsid="000c75bd"/>
    </style:style>
    <style:style style:name="P26" style:family="paragraph" style:parent-style-name="Standard">
      <style:text-properties officeooo:rsid="000f2abe" officeooo:paragraph-rsid="000f2abe"/>
    </style:style>
    <style:style style:name="P27" style:family="paragraph" style:parent-style-name="Standard">
      <style:text-properties officeooo:rsid="0012104c" officeooo:paragraph-rsid="0012104c"/>
    </style:style>
    <style:style style:name="P28" style:family="paragraph" style:parent-style-name="Standard">
      <style:text-properties officeooo:rsid="0012104c" officeooo:paragraph-rsid="000f2abe"/>
    </style:style>
    <style:style style:name="P29" style:family="paragraph" style:parent-style-name="Standard">
      <style:text-properties officeooo:rsid="0013cfa8" officeooo:paragraph-rsid="0013cfa8"/>
    </style:style>
    <style:style style:name="P30" style:family="paragraph" style:parent-style-name="Standard">
      <style:text-properties officeooo:rsid="0013cfa8" officeooo:paragraph-rsid="00334f9a"/>
    </style:style>
    <style:style style:name="P31" style:family="paragraph" style:parent-style-name="Standard">
      <style:text-properties fo:color="#009900" officeooo:rsid="0013cfa8" officeooo:paragraph-rsid="0013cfa8"/>
    </style:style>
    <style:style style:name="P32" style:family="paragraph" style:parent-style-name="Standard">
      <style:text-properties fo:color="#009900" officeooo:rsid="0013cfa8" officeooo:paragraph-rsid="00151ef2"/>
    </style:style>
    <style:style style:name="P33" style:family="paragraph" style:parent-style-name="Standard">
      <style:text-properties fo:color="#009900" fo:font-size="8pt" officeooo:rsid="0013cfa8" officeooo:paragraph-rsid="0013cfa8" style:font-size-asian="8pt" style:font-size-complex="8pt"/>
    </style:style>
    <style:style style:name="P34" style:family="paragraph" style:parent-style-name="Standard">
      <style:paragraph-properties>
        <style:tab-stops>
          <style:tab-stop style:position="6.482cm"/>
        </style:tab-stops>
      </style:paragraph-properties>
      <style:text-properties fo:color="#009900" fo:font-size="8pt" officeooo:rsid="0013cfa8" officeooo:paragraph-rsid="0013cfa8" style:font-size-asian="8pt" style:font-size-complex="8pt"/>
    </style:style>
    <style:style style:name="P35" style:family="paragraph" style:parent-style-name="Standard">
      <style:text-properties fo:color="#009900" fo:font-size="8pt" officeooo:rsid="0013cfa8" officeooo:paragraph-rsid="00151ef2" style:font-size-asian="8pt" style:font-size-complex="8pt"/>
    </style:style>
    <style:style style:name="P36" style:family="paragraph" style:parent-style-name="Standard">
      <style:text-properties officeooo:rsid="0015bd27" officeooo:paragraph-rsid="0015bd27"/>
    </style:style>
    <style:style style:name="P37" style:family="paragraph" style:parent-style-name="Standard">
      <style:text-properties officeooo:rsid="0017cf08" officeooo:paragraph-rsid="0017cf08"/>
    </style:style>
    <style:style style:name="P38" style:family="paragraph" style:parent-style-name="Standard">
      <style:paragraph-properties fo:text-align="end" style:justify-single-word="false"/>
      <style:text-properties officeooo:rsid="0017cf08" officeooo:paragraph-rsid="0017cf08"/>
    </style:style>
    <style:style style:name="P39" style:family="paragraph" style:parent-style-name="Standard">
      <style:paragraph-properties fo:text-align="center" style:justify-single-word="false"/>
      <style:text-properties officeooo:rsid="0017cf08" officeooo:paragraph-rsid="0017cf08"/>
    </style:style>
    <style:style style:name="P40" style:family="paragraph" style:parent-style-name="Standard">
      <style:text-properties fo:font-size="8pt" officeooo:rsid="0013cfa8" officeooo:paragraph-rsid="0013cfa8" style:font-size-asian="8pt" style:font-size-complex="8pt"/>
    </style:style>
    <style:style style:name="P41" style:family="paragraph" style:parent-style-name="Standard">
      <style:text-properties style:font-name="Liberation Serif1" officeooo:rsid="0005561d" officeooo:paragraph-rsid="00046716" style:font-name-asian="Liberation Serif1" style:font-name-complex="Liberation Serif1"/>
    </style:style>
    <style:style style:name="P42" style:family="paragraph" style:parent-style-name="Standard">
      <style:text-properties officeooo:rsid="001a91a9" officeooo:paragraph-rsid="001a91a9"/>
    </style:style>
    <style:style style:name="P43" style:family="paragraph" style:parent-style-name="Standard">
      <style:text-properties officeooo:paragraph-rsid="001a91a9"/>
    </style:style>
    <style:style style:name="P44" style:family="paragraph" style:parent-style-name="Standard">
      <style:text-properties officeooo:rsid="001b6c14" officeooo:paragraph-rsid="001b6c14"/>
    </style:style>
    <style:style style:name="P45" style:family="paragraph" style:parent-style-name="Standard">
      <style:text-properties officeooo:rsid="001bc68b" officeooo:paragraph-rsid="001bc68b"/>
    </style:style>
    <style:style style:name="P46" style:family="paragraph" style:parent-style-name="Standard">
      <style:text-properties officeooo:rsid="001c4b29" officeooo:paragraph-rsid="001c4b29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officeooo:rsid="0017cf08" officeooo:paragraph-rsid="0017cf08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6pt" fo:font-weight="bold" officeooo:rsid="001c7c7f" officeooo:paragraph-rsid="001c7c7f" style:font-size-asian="16pt" style:font-weight-asian="bold" style:font-size-complex="16pt" style:font-weight-complex="bold"/>
    </style:style>
    <style:style style:name="P49" style:family="paragraph" style:parent-style-name="Standard">
      <style:text-properties officeooo:rsid="0015faef" officeooo:paragraph-rsid="001c7c7f"/>
    </style:style>
    <style:style style:name="P50" style:family="paragraph" style:parent-style-name="Standard">
      <style:text-properties officeooo:paragraph-rsid="002fd24b"/>
    </style:style>
    <style:style style:name="P51" style:family="paragraph" style:parent-style-name="Standard">
      <style:text-properties officeooo:rsid="002fd24b" officeooo:paragraph-rsid="002fd24b"/>
    </style:style>
    <style:style style:name="P52" style:family="paragraph" style:parent-style-name="Standard">
      <style:text-properties fo:font-weight="normal" officeooo:rsid="0045bbf9" officeooo:paragraph-rsid="0045bbf9" style:font-weight-asian="normal" style:font-weight-complex="normal"/>
    </style:style>
    <style:style style:name="P53" style:family="paragraph" style:parent-style-name="Standard">
      <style:text-properties officeooo:paragraph-rsid="001bc68b"/>
    </style:style>
    <style:style style:name="P54" style:family="paragraph" style:parent-style-name="Standard">
      <style:text-properties officeooo:rsid="00334f9a" officeooo:paragraph-rsid="00334f9a"/>
    </style:style>
    <style:style style:name="P55" style:family="paragraph" style:parent-style-name="Standard">
      <style:text-properties officeooo:rsid="0043ecb6" officeooo:paragraph-rsid="0043ecb6"/>
    </style:style>
    <style:style style:name="P56" style:family="paragraph" style:parent-style-name="Standard">
      <style:text-properties officeooo:rsid="004517e1" officeooo:paragraph-rsid="004517e1"/>
    </style:style>
    <style:style style:name="P57" style:family="paragraph" style:parent-style-name="Standard">
      <style:text-properties officeooo:paragraph-rsid="004517e1"/>
    </style:style>
    <style:style style:name="P58" style:family="paragraph" style:parent-style-name="Standard">
      <style:paragraph-properties fo:margin-left="0.6cm" fo:margin-right="0cm" fo:text-indent="0cm" style:auto-text-indent="false"/>
      <style:text-properties officeooo:rsid="0005561d" officeooo:paragraph-rsid="0005561d"/>
    </style:style>
    <style:style style:name="P59" style:family="paragraph" style:parent-style-name="Text_20_body">
      <style:paragraph-properties fo:margin-left="0.6cm" fo:margin-right="0cm" fo:text-align="justify" style:justify-single-word="false" fo:text-indent="0cm" style:auto-text-indent="false"/>
      <style:text-properties fo:font-style="italic" fo:font-weight="bold" style:font-weight-asian="bold" style:font-weight-complex="bold"/>
    </style:style>
    <style:style style:name="P60" style:family="paragraph" style:parent-style-name="Standard" style:master-page-name="">
      <style:paragraph-properties fo:margin-left="0.6cm" fo:margin-right="0cm" fo:text-indent="0cm" style:auto-text-indent="false" style:page-number="auto"/>
      <style:text-properties officeooo:rsid="0005561d" officeooo:paragraph-rsid="0005561d"/>
    </style:style>
    <style:style style:name="P61" style:family="paragraph" style:parent-style-name="Text_20_body">
      <style:text-properties fo:font-weight="bold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63" style:family="paragraph" style:parent-style-name="Text_20_body">
      <style:text-properties fo:font-weight="normal" officeooo:rsid="0043ecb6" officeooo:paragraph-rsid="0043ecb6" style:font-weight-asian="normal" style:font-weight-complex="normal"/>
    </style:style>
    <style:style style:name="P64" style:family="paragraph" style:parent-style-name="Text_20_body">
      <style:paragraph-properties fo:margin-left="0cm" fo:margin-right="0cm" fo:text-indent="2.54cm" style:auto-text-indent="false"/>
      <style:text-properties fo:font-weight="bol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officeooo:rsid="00055f6e" officeooo:paragraph-rsid="00055f6e"/>
    </style:style>
    <style:style style:name="P66" style:family="paragraph" style:parent-style-name="Table_20_Contents">
      <style:paragraph-properties fo:text-align="center" style:justify-single-word="false"/>
      <style:text-properties officeooo:rsid="00055f6e" officeooo:paragraph-rsid="000eb322"/>
    </style:style>
    <style:style style:name="P67" style:family="paragraph" style:parent-style-name="Table_20_Contents">
      <style:paragraph-properties fo:text-align="center" style:justify-single-word="false"/>
      <style:text-properties officeooo:rsid="00069206" officeooo:paragraph-rsid="00069206"/>
    </style:style>
    <style:style style:name="P68" style:family="paragraph" style:parent-style-name="Table_20_Contents">
      <style:text-properties officeooo:paragraph-rsid="00069206"/>
    </style:style>
    <style:style style:name="P69" style:family="paragraph" style:parent-style-name="Table_20_Contents">
      <style:paragraph-properties fo:text-align="center" style:justify-single-word="false"/>
      <style:text-properties officeooo:rsid="000817d4" officeooo:paragraph-rsid="000817d4"/>
    </style:style>
    <style:style style:name="P70" style:family="paragraph" style:parent-style-name="Table_20_Contents">
      <style:text-properties officeooo:paragraph-rsid="000817d4"/>
    </style:style>
    <style:style style:name="P71" style:family="paragraph" style:parent-style-name="Table_20_Contents">
      <style:paragraph-properties fo:text-align="center" style:justify-single-word="false"/>
      <style:text-properties officeooo:rsid="000971e0" officeooo:paragraph-rsid="000971e0"/>
    </style:style>
    <style:style style:name="P72" style:family="paragraph" style:parent-style-name="Table_20_Contents">
      <style:paragraph-properties fo:text-align="start" style:justify-single-word="false"/>
      <style:text-properties fo:font-size="9pt" officeooo:rsid="00055f6e" officeooo:paragraph-rsid="000817d4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0055f6e" officeooo:paragraph-rsid="00069206" style:font-size-asian="9pt" style:font-size-complex="9pt"/>
    </style:style>
    <style:style style:name="P74" style:family="paragraph" style:parent-style-name="Table_20_Contents">
      <style:paragraph-properties fo:text-align="end" style:justify-single-word="false"/>
      <style:text-properties fo:font-size="9pt" officeooo:rsid="00055f6e" officeooo:paragraph-rsid="000817d4" style:font-size-asian="9pt" style:font-size-complex="9pt"/>
    </style:style>
    <style:style style:name="P75" style:family="paragraph" style:parent-style-name="Table_20_Contents">
      <style:paragraph-properties fo:text-align="end" style:justify-single-word="false"/>
      <style:text-properties fo:font-size="9pt" officeooo:rsid="00055f6e" officeooo:paragraph-rsid="00069206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officeooo:rsid="0013cfa8" officeooo:paragraph-rsid="0017cf08"/>
    </style:style>
    <style:style style:name="P77" style:family="paragraph" style:parent-style-name="Table_20_Contents">
      <style:text-properties officeooo:paragraph-rsid="0017cf08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1" fo:font-size="7pt" officeooo:rsid="00055f6e" officeooo:paragraph-rsid="000eb322" style:font-name-asian="Liberation Serif1" style:font-size-asian="7pt" style:font-name-complex="Liberation Serif1" style:font-size-complex="7pt"/>
    </style:style>
    <style:style style:name="P79" style:family="paragraph" style:parent-style-name="Table_20_Contents">
      <style:paragraph-properties fo:text-align="center" style:justify-single-word="false"/>
      <style:text-properties style:font-name="Liberation Serif1" officeooo:rsid="00055f6e" officeooo:paragraph-rsid="000eb322" style:font-name-asian="Liberation Serif1" style:font-name-complex="Liberation Serif1"/>
    </style:style>
    <style:style style:name="P80" style:family="paragraph" style:parent-style-name="Table_20_Contents">
      <style:text-properties fo:font-size="8pt" style:font-size-asian="8pt" style:font-size-complex="8pt"/>
    </style:style>
    <style:style style:name="P81" style:family="paragraph" style:parent-style-name="Table_20_Contents">
      <style:text-properties fo:font-size="8pt" officeooo:rsid="003436ac" officeooo:paragraph-rsid="003436ac" style:font-size-asian="8pt" style:font-size-complex="8pt"/>
    </style:style>
    <style:style style:name="P82" style:family="paragraph" style:parent-style-name="Table_20_Contents">
      <style:text-properties fo:font-size="8pt" officeooo:rsid="003436ac" officeooo:paragraph-rsid="00360b1f" style:font-size-asian="8pt" style:font-size-complex="8pt"/>
    </style:style>
    <style:style style:name="P83" style:family="paragraph" style:parent-style-name="Table_20_Contents">
      <style:text-properties fo:font-size="8pt" officeooo:rsid="003436ac" officeooo:paragraph-rsid="00376f74" style:font-size-asian="8pt" style:font-size-complex="8pt"/>
    </style:style>
    <style:style style:name="P84" style:family="paragraph" style:parent-style-name="Table_20_Contents">
      <style:text-properties fo:font-size="8pt" officeooo:rsid="003436ac" officeooo:paragraph-rsid="00383ae1" style:font-size-asian="8pt" style:font-size-complex="8pt"/>
    </style:style>
    <style:style style:name="P85" style:family="paragraph" style:parent-style-name="Table_20_Contents">
      <style:text-properties fo:font-size="8pt" officeooo:rsid="003436ac" officeooo:paragraph-rsid="00389d9a" style:font-size-asian="8pt" style:font-size-complex="8pt"/>
    </style:style>
    <style:style style:name="P86" style:family="paragraph" style:parent-style-name="Table_20_Contents">
      <style:text-properties fo:font-size="8pt" officeooo:rsid="003436ac" officeooo:paragraph-rsid="003a4b08" style:font-size-asian="8pt" style:font-size-complex="8pt"/>
    </style:style>
    <style:style style:name="P87" style:family="paragraph" style:parent-style-name="Table_20_Contents">
      <style:text-properties fo:font-size="8pt" officeooo:rsid="003436ac" officeooo:paragraph-rsid="003bb5ab" style:font-size-asian="8pt" style:font-size-complex="8pt"/>
    </style:style>
    <style:style style:name="P88" style:family="paragraph" style:parent-style-name="Table_20_Contents">
      <style:text-properties fo:font-size="8pt" officeooo:rsid="003436ac" officeooo:paragraph-rsid="003bfa44" style:font-size-asian="8pt" style:font-size-complex="8pt"/>
    </style:style>
    <style:style style:name="P89" style:family="paragraph" style:parent-style-name="Table_20_Contents">
      <style:text-properties fo:font-size="8pt" officeooo:rsid="003436ac" officeooo:paragraph-rsid="003c6b20" style:font-size-asian="8pt" style:font-size-complex="8pt"/>
    </style:style>
    <style:style style:name="P90" style:family="paragraph" style:parent-style-name="Table_20_Contents">
      <style:text-properties fo:font-size="8pt" officeooo:rsid="003436ac" officeooo:paragraph-rsid="003dcb67" style:font-size-asian="8pt" style:font-size-complex="8pt"/>
    </style:style>
    <style:style style:name="P91" style:family="paragraph" style:parent-style-name="Table_20_Contents">
      <style:text-properties fo:font-size="8pt" officeooo:rsid="003436ac" officeooo:paragraph-rsid="003f3668" style:font-size-asian="8pt" style:font-size-complex="8pt"/>
    </style:style>
    <style:style style:name="P92" style:family="paragraph" style:parent-style-name="Table_20_Contents">
      <style:text-properties fo:font-size="8pt" officeooo:rsid="003436ac" officeooo:paragraph-rsid="00408a3f" style:font-size-asian="8pt" style:font-size-complex="8pt"/>
    </style:style>
    <style:style style:name="P93" style:family="paragraph" style:parent-style-name="Table_20_Contents">
      <style:text-properties fo:font-size="8pt" officeooo:rsid="003436ac" officeooo:paragraph-rsid="0040e83f" style:font-size-asian="8pt" style:font-size-complex="8pt"/>
    </style:style>
    <style:style style:name="P94" style:family="paragraph" style:parent-style-name="Table_20_Contents">
      <style:text-properties fo:font-size="8pt" officeooo:rsid="003436ac" officeooo:paragraph-rsid="0040f334" style:font-size-asian="8pt" style:font-size-complex="8pt"/>
    </style:style>
    <style:style style:name="P95" style:family="paragraph" style:parent-style-name="Table_20_Contents">
      <style:text-properties fo:font-size="8pt" officeooo:rsid="00334f9a" officeooo:paragraph-rsid="00334f9a" style:font-size-asian="8pt" style:font-size-complex="8pt"/>
    </style:style>
    <style:style style:name="P96" style:family="paragraph" style:parent-style-name="Table_20_Contents">
      <style:text-properties fo:font-size="8pt" officeooo:rsid="00360b1f" officeooo:paragraph-rsid="00360b1f" style:font-size-asian="8pt" style:font-size-complex="8pt"/>
    </style:style>
    <style:style style:name="P97" style:family="paragraph" style:parent-style-name="Table_20_Contents">
      <style:text-properties fo:font-size="8pt" officeooo:rsid="00376f74" officeooo:paragraph-rsid="00376f74" style:font-size-asian="8pt" style:font-size-complex="8pt"/>
    </style:style>
    <style:style style:name="P98" style:family="paragraph" style:parent-style-name="Table_20_Contents">
      <style:text-properties fo:font-size="8pt" officeooo:rsid="00383ae1" officeooo:paragraph-rsid="00383ae1" style:font-size-asian="8pt" style:font-size-complex="8pt"/>
    </style:style>
    <style:style style:name="P99" style:family="paragraph" style:parent-style-name="Table_20_Contents">
      <style:text-properties fo:font-size="8pt" officeooo:rsid="00389d9a" officeooo:paragraph-rsid="00389d9a" style:font-size-asian="8pt" style:font-size-complex="8pt"/>
    </style:style>
    <style:style style:name="P100" style:family="paragraph" style:parent-style-name="Table_20_Contents">
      <style:text-properties fo:font-size="8pt" officeooo:rsid="003a4b08" officeooo:paragraph-rsid="003a4b08" style:font-size-asian="8pt" style:font-size-complex="8pt"/>
    </style:style>
    <style:style style:name="P101" style:family="paragraph" style:parent-style-name="Table_20_Contents">
      <style:text-properties fo:font-size="8pt" officeooo:rsid="003bb5ab" officeooo:paragraph-rsid="003bb5ab" style:font-size-asian="8pt" style:font-size-complex="8pt"/>
    </style:style>
    <style:style style:name="P102" style:family="paragraph" style:parent-style-name="Table_20_Contents">
      <style:text-properties fo:font-size="8pt" officeooo:rsid="003bfa44" officeooo:paragraph-rsid="003bfa44" style:font-size-asian="8pt" style:font-size-complex="8pt"/>
    </style:style>
    <style:style style:name="P103" style:family="paragraph" style:parent-style-name="Table_20_Contents">
      <style:text-properties fo:font-size="8pt" officeooo:rsid="003c6b20" officeooo:paragraph-rsid="003c6b20" style:font-size-asian="8pt" style:font-size-complex="8pt"/>
    </style:style>
    <style:style style:name="P104" style:family="paragraph" style:parent-style-name="Table_20_Contents">
      <style:text-properties fo:font-size="8pt" officeooo:rsid="003dcb67" officeooo:paragraph-rsid="003dcb67" style:font-size-asian="8pt" style:font-size-complex="8pt"/>
    </style:style>
    <style:style style:name="P105" style:family="paragraph" style:parent-style-name="Table_20_Contents">
      <style:text-properties fo:font-size="8pt" officeooo:rsid="003f3668" officeooo:paragraph-rsid="003f3668" style:font-size-asian="8pt" style:font-size-complex="8pt"/>
    </style:style>
    <style:style style:name="P106" style:family="paragraph" style:parent-style-name="Table_20_Contents">
      <style:text-properties fo:font-size="8pt" officeooo:rsid="00408a3f" officeooo:paragraph-rsid="00408a3f" style:font-size-asian="8pt" style:font-size-complex="8pt"/>
    </style:style>
    <style:style style:name="P107" style:family="paragraph" style:parent-style-name="Table_20_Contents">
      <style:text-properties fo:font-size="8pt" officeooo:rsid="0040e83f" officeooo:paragraph-rsid="0040e83f" style:font-size-asian="8pt" style:font-size-complex="8pt"/>
    </style:style>
    <style:style style:name="P108" style:family="paragraph" style:parent-style-name="Table_20_Contents">
      <style:text-properties fo:font-size="8pt" officeooo:rsid="0040f334" officeooo:paragraph-rsid="0040f334" style:font-size-asian="8pt" style:font-size-complex="8pt"/>
    </style:style>
    <style:style style:name="P109" style:family="paragraph" style:parent-style-name="Table_20_Contents">
      <style:text-properties fo:font-size="8pt" fo:font-weight="bold" officeooo:rsid="00334f9a" officeooo:paragraph-rsid="00334f9a" style:font-size-asian="8pt" style:font-weight-asian="bold" style:font-size-complex="8pt" style:font-weight-complex="bold"/>
    </style:style>
    <style:style style:name="P110" style:family="paragraph" style:parent-style-name="Table_20_Contents">
      <style:text-properties fo:font-size="8pt" fo:font-weight="bold" officeooo:rsid="003436ac" officeooo:paragraph-rsid="003436ac" style:font-size-asian="8pt" style:font-weight-asian="bold" style:font-size-complex="8pt" style:font-weight-complex="bold"/>
    </style:style>
    <style:style style:name="P111" style:family="paragraph" style:parent-style-name="Table_20_Contents">
      <style:text-properties fo:font-size="8pt" fo:font-weight="bold" officeooo:rsid="00360b1f" officeooo:paragraph-rsid="00360b1f" style:font-size-asian="8pt" style:font-weight-asian="bold" style:font-size-complex="8pt" style:font-weight-complex="bold"/>
    </style:style>
    <style:style style:name="P112" style:family="paragraph" style:parent-style-name="Table_20_Contents">
      <style:text-properties fo:font-size="8pt" fo:font-weight="bold" officeooo:rsid="00376f74" officeooo:paragraph-rsid="00376f74" style:font-size-asian="8pt" style:font-weight-asian="bold" style:font-size-complex="8pt" style:font-weight-complex="bold"/>
    </style:style>
    <style:style style:name="P113" style:family="paragraph" style:parent-style-name="Table_20_Contents">
      <style:text-properties fo:font-size="8pt" fo:font-weight="bold" officeooo:rsid="00389d9a" officeooo:paragraph-rsid="00389d9a" style:font-size-asian="8pt" style:font-weight-asian="bold" style:font-size-complex="8pt" style:font-weight-complex="bold"/>
    </style:style>
    <style:style style:name="P114" style:family="paragraph" style:parent-style-name="Table_20_Contents">
      <style:text-properties fo:font-size="8pt" fo:font-weight="bold" officeooo:rsid="003a4b08" officeooo:paragraph-rsid="003a4b08" style:font-size-asian="8pt" style:font-weight-asian="bold" style:font-size-complex="8pt" style:font-weight-complex="bold"/>
    </style:style>
    <style:style style:name="P115" style:family="paragraph" style:parent-style-name="Table_20_Contents">
      <style:text-properties fo:font-size="8pt" fo:font-weight="bold" officeooo:rsid="003bb5ab" officeooo:paragraph-rsid="003bb5ab" style:font-size-asian="8pt" style:font-weight-asian="bold" style:font-size-complex="8pt" style:font-weight-complex="bold"/>
    </style:style>
    <style:style style:name="P116" style:family="paragraph" style:parent-style-name="Table_20_Contents">
      <style:text-properties fo:font-size="8pt" fo:font-weight="bold" officeooo:rsid="003bfa44" officeooo:paragraph-rsid="003bfa44" style:font-size-asian="8pt" style:font-weight-asian="bold" style:font-size-complex="8pt" style:font-weight-complex="bold"/>
    </style:style>
    <style:style style:name="P117" style:family="paragraph" style:parent-style-name="Table_20_Contents">
      <style:text-properties fo:font-size="8pt" fo:font-weight="bold" officeooo:rsid="003c6b20" officeooo:paragraph-rsid="003c6b20" style:font-size-asian="8pt" style:font-weight-asian="bold" style:font-size-complex="8pt" style:font-weight-complex="bold"/>
    </style:style>
    <style:style style:name="P118" style:family="paragraph" style:parent-style-name="Table_20_Contents">
      <style:text-properties fo:font-size="8pt" fo:font-weight="bold" officeooo:rsid="003dcb67" officeooo:paragraph-rsid="003dcb67" style:font-size-asian="8pt" style:font-weight-asian="bold" style:font-size-complex="8pt" style:font-weight-complex="bold"/>
    </style:style>
    <style:style style:name="P119" style:family="paragraph" style:parent-style-name="Table_20_Contents">
      <style:text-properties fo:font-size="8pt" fo:font-weight="bold" officeooo:rsid="003f3668" officeooo:paragraph-rsid="003f3668" style:font-size-asian="8pt" style:font-weight-asian="bold" style:font-size-complex="8pt" style:font-weight-complex="bold"/>
    </style:style>
    <style:style style:name="P120" style:family="paragraph" style:parent-style-name="Table_20_Contents">
      <style:text-properties fo:font-size="8pt" fo:font-weight="bold" officeooo:rsid="00408a3f" officeooo:paragraph-rsid="00408a3f" style:font-size-asian="8pt" style:font-weight-asian="bold" style:font-size-complex="8pt" style:font-weight-complex="bold"/>
    </style:style>
    <style:style style:name="P121" style:family="paragraph" style:parent-style-name="Table_20_Contents">
      <style:text-properties fo:font-size="8pt" fo:font-weight="bold" officeooo:rsid="0040e83f" officeooo:paragraph-rsid="0040e83f" style:font-size-asian="8pt" style:font-weight-asian="bold" style:font-size-complex="8pt" style:font-weight-complex="bold"/>
    </style:style>
    <style:style style:name="P122" style:family="paragraph" style:parent-style-name="Table_20_Contents">
      <style:text-properties fo:font-size="8pt" fo:font-weight="bold" officeooo:rsid="0040f334" officeooo:paragraph-rsid="0040f334" style:font-size-asian="8pt" style:font-weight-asian="bold" style:font-size-complex="8pt" style:font-weight-complex="bold"/>
    </style:style>
    <style:style style:name="P123" style:family="paragraph" style:parent-style-name="Table_20_Contents">
      <style:text-properties fo:font-size="8pt" fo:font-weight="bold" officeooo:rsid="00383ae1" officeooo:paragraph-rsid="00383ae1" style:font-size-asian="8pt" style:font-weight-asian="bold" style:font-size-complex="8pt" style:font-weight-complex="bold"/>
    </style:style>
    <style:style style:name="P124" style:family="paragraph" style:parent-style-name="Table_20_Contents">
      <style:text-properties fo:font-size="8pt" fo:font-weight="normal" officeooo:rsid="0040e83f" officeooo:paragraph-rsid="0040e83f" style:font-size-asian="8pt" style:font-weight-asian="normal" style:font-size-complex="8pt" style:font-weight-complex="normal"/>
    </style:style>
    <style:style style:name="P125" style:family="paragraph" style:parent-style-name="Table_20_Contents">
      <style:text-properties officeooo:rsid="00426a62" officeooo:paragraph-rsid="00426a62"/>
    </style:style>
    <style:style style:name="P126" style:family="paragraph" style:parent-style-name="Table_20_Contents">
      <style:text-properties officeooo:rsid="0043ecb6" officeooo:paragraph-rsid="0043ecb6"/>
    </style:style>
    <style:style style:name="P127" style:family="paragraph" style:parent-style-name="Table_20_Contents">
      <style:text-properties officeooo:rsid="004517e1" officeooo:paragraph-rsid="004517e1"/>
    </style:style>
    <style:style style:name="P128" style:family="paragraph" style:parent-style-name="Table_20_Contents">
      <style:paragraph-properties style:line-height-at-least="0.011cm" fo:text-align="center" style:justify-single-word="false" style:shadow="none"/>
      <style:text-properties officeooo:rsid="00055f6e" officeooo:paragraph-rsid="000817d4"/>
    </style:style>
    <style:style style:name="P129" style:family="paragraph" style:parent-style-name="Table_20_Contents">
      <style:paragraph-properties style:line-height-at-least="0.011cm" fo:text-align="center" style:justify-single-word="false" style:shadow="none"/>
      <style:text-properties style:font-name="Liberation Serif1" fo:font-size="7pt" officeooo:rsid="00055f6e" officeooo:paragraph-rsid="000817d4" style:font-name-asian="Liberation Serif1" style:font-size-asian="7pt" style:font-name-complex="Liberation Serif1" style:font-size-complex="7pt"/>
    </style:style>
    <style:style style:name="P130" style:family="paragraph" style:parent-style-name="Text_20_body">
      <style:paragraph-properties fo:margin-top="0cm" fo:margin-bottom="0cm" loext:contextual-spacing="false" fo:line-height="100%"/>
      <style:text-properties fo:font-weight="normal" officeooo:rsid="0043ecb6" officeooo:paragraph-rsid="0043ecb6" style:font-weight-asian="normal" style:font-weight-complex="normal"/>
    </style:style>
    <style:style style:name="P131" style:family="paragraph" style:parent-style-name="Text_20_body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32" style:family="paragraph" style:parent-style-name="Standard">
      <style:text-properties fo:font-style="italic" fo:font-weight="normal" officeooo:rsid="002ff165" officeooo:paragraph-rsid="002ff165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weight="bold" officeooo:rsid="000410d1" officeooo:paragraph-rsid="000410d1" style:font-weight-asian="bold" style:font-weight-complex="bold"/>
    </style:style>
    <style:style style:name="P134" style:family="paragraph" style:parent-style-name="Standard">
      <style:text-properties fo:font-weight="bold" officeooo:rsid="00046716" officeooo:paragraph-rsid="00046716" style:font-weight-asian="bold" style:font-weight-complex="bold"/>
    </style:style>
    <style:style style:name="P135" style:family="paragraph" style:parent-style-name="Standard">
      <style:text-properties fo:font-weight="bold" officeooo:rsid="0005561d" officeooo:paragraph-rsid="0005561d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officeooo:rsid="0017cf08" officeooo:paragraph-rsid="0017cf08"/>
    </style:style>
    <style:style style:name="P137" style:family="paragraph">
      <style:paragraph-properties fo:text-align="center"/>
    </style:style>
    <style:style style:name="P138" style:family="paragraph">
      <style:text-properties fo:font-size="12pt"/>
    </style:style>
    <style:style style:name="P139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0410d1"/>
    </style:style>
    <style:style style:name="T2" style:family="text">
      <style:text-properties style:font-name="Symbol"/>
    </style:style>
    <style:style style:name="T3" style:family="text">
      <style:text-properties fo:font-style="italic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69206"/>
    </style:style>
    <style:style style:name="T7" style:family="text">
      <style:text-properties style:text-position="sub 58%" officeooo:rsid="000817d4"/>
    </style:style>
    <style:style style:name="T8" style:family="text">
      <style:text-properties style:text-position="sub 58%" officeooo:rsid="00360b1f"/>
    </style:style>
    <style:style style:name="T9" style:family="text">
      <style:text-properties style:text-position="sub 58%" officeooo:rsid="00376f74"/>
    </style:style>
    <style:style style:name="T10" style:family="text">
      <style:text-properties style:text-position="sub 58%" officeooo:rsid="00383ae1"/>
    </style:style>
    <style:style style:name="T11" style:family="text">
      <style:text-properties style:text-position="sub 58%" officeooo:rsid="00389d9a"/>
    </style:style>
    <style:style style:name="T12" style:family="text">
      <style:text-properties style:text-position="sub 58%" officeooo:rsid="003a4b08"/>
    </style:style>
    <style:style style:name="T13" style:family="text">
      <style:text-properties style:text-position="sub 58%" officeooo:rsid="003bb5ab"/>
    </style:style>
    <style:style style:name="T14" style:family="text">
      <style:text-properties style:text-position="sub 58%" officeooo:rsid="003bfa44"/>
    </style:style>
    <style:style style:name="T15" style:family="text">
      <style:text-properties style:text-position="sub 58%" officeooo:rsid="003c6b20"/>
    </style:style>
    <style:style style:name="T16" style:family="text">
      <style:text-properties style:text-position="sub 58%" officeooo:rsid="003dcb67"/>
    </style:style>
    <style:style style:name="T17" style:family="text">
      <style:text-properties style:text-position="sub 58%" officeooo:rsid="003f3668"/>
    </style:style>
    <style:style style:name="T18" style:family="text">
      <style:text-properties style:text-position="sub 58%" officeooo:rsid="00408a3f"/>
    </style:style>
    <style:style style:name="T19" style:family="text">
      <style:text-properties style:text-position="sub 58%" officeooo:rsid="0040e83f"/>
    </style:style>
    <style:style style:name="T20" style:family="text">
      <style:text-properties style:text-position="sub 58%" officeooo:rsid="0040f334"/>
    </style:style>
    <style:style style:name="T21" style:family="text">
      <style:text-properties style:text-position="super 58%"/>
    </style:style>
    <style:style style:name="T22" style:family="text">
      <style:text-properties fo:color="#009900"/>
    </style:style>
    <style:style style:name="T23" style:family="text">
      <style:text-properties officeooo:rsid="0015faef"/>
    </style:style>
    <style:style style:name="T24" style:family="text">
      <style:text-properties officeooo:rsid="001a91a9"/>
    </style:style>
    <style:style style:name="T25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6" style:family="text">
      <style:text-properties style:font-name="Liberation Mono" fo:font-size="11pt" fo:font-style="normal" fo:font-weight="normal" officeooo:rsid="004517e1" style:font-size-asian="11pt" style:font-style-asian="normal" style:font-weight-asian="normal"/>
    </style:style>
    <style:style style:name="T27" style:family="text">
      <style:text-properties style:font-name="Liberation Mono" fo:font-size="11pt" fo:font-style="normal" fo:font-weight="normal" officeooo:rsid="00046716" style:font-size-asian="11pt" style:font-style-asian="normal" style:font-weight-asian="normal"/>
    </style:style>
    <style:style style:name="T28" style:family="text">
      <style:text-properties style:font-name="Liberation Mono" fo:font-size="11pt" fo:font-style="normal" fo:font-weight="normal" style:font-size-asian="11pt" style:font-style-asian="normal" style:font-weight-asian="normal" style:font-weight-complex="normal"/>
    </style:style>
    <style:style style:name="T29" style:family="text">
      <style:text-properties style:font-name="Liberation Mono" fo:font-size="11pt" fo:font-style="normal" fo:font-weight="normal" officeooo:rsid="00046716" style:font-size-asian="11pt" style:font-style-asian="normal" style:font-weight-asian="normal" style:font-weight-complex="normal"/>
    </style:style>
    <style:style style:name="T30" style:family="text">
      <style:text-properties style:font-name="Liberation Mono" fo:font-size="11pt" fo:font-style="normal" fo:font-weight="bold" officeooo:rsid="004517e1" style:font-size-asian="11pt" style:font-style-asian="normal" style:font-weight-asian="bold" style:font-weight-complex="bold"/>
    </style:style>
    <style:style style:name="T31" style:family="text">
      <style:text-properties style:font-name="Liberation Mono" fo:font-size="11pt" fo:font-style="normal" fo:font-weight="bold" officeooo:rsid="00046716" style:font-size-asian="11pt" style:font-style-asian="normal" style:font-weight-asian="bold" style:font-weight-complex="bold"/>
    </style:style>
    <style:style style:name="T32" style:family="text">
      <style:text-properties officeooo:rsid="001c7c7f"/>
    </style:style>
    <style:style style:name="T33" style:family="text">
      <style:text-properties officeooo:rsid="002f1635"/>
    </style:style>
    <style:style style:name="T34" style:family="text">
      <style:text-properties officeooo:rsid="002fd24b"/>
    </style:style>
    <style:style style:name="T35" style:family="text">
      <style:text-properties officeooo:rsid="003107e3"/>
    </style:style>
    <style:style style:name="T36" style:family="text">
      <style:text-properties officeooo:rsid="001bc68b"/>
    </style:style>
    <style:style style:name="T37" style:family="text">
      <style:text-properties officeooo:rsid="0032dc14"/>
    </style:style>
    <style:style style:name="T38" style:family="text">
      <style:text-properties officeooo:rsid="00334f9a"/>
    </style:style>
    <style:style style:name="T39" style:family="text">
      <style:text-properties officeooo:rsid="0013cfa8"/>
    </style:style>
    <style:style style:name="T40" style:family="text">
      <style:text-properties officeooo:rsid="003436a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46716" style:font-weight-asian="bold" style:font-weight-complex="bold"/>
    </style:style>
    <style:style style:name="T43" style:family="text">
      <style:text-properties fo:font-weight="bold" officeooo:rsid="004517e1" style:font-weight-asian="bold" style:font-weight-complex="bold"/>
    </style:style>
    <style:style style:name="T44" style:family="text">
      <style:text-properties officeooo:rsid="004517e1"/>
    </style:style>
    <style:style style:name="T45" style:family="text">
      <style:text-properties officeooo:rsid="00046716"/>
    </style:style>
    <style:style style:name="T46" style:family="text">
      <style:text-properties officeooo:rsid="004638ac"/>
    </style:style>
    <style:style style:name="T47" style:family="text">
      <style:text-properties style:text-position="sub 58%" style:font-size-asian="10.5pt"/>
    </style:style>
    <style:style style:name="T48" style:family="text">
      <style:text-properties fo:font-size="12pt"/>
    </style:style>
    <style:style style:name="T49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049cm" svg:stroke-color="#000000" draw:marker-start-width="0.427cm" draw:marker-end-width="0.427cm" draw:fill="none" draw:textarea-vertical-align="middle" draw:auto-grow-height="false" fo:min-height="0.848cm" fo:min-width="0.071cm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vertical-align="middle" draw:auto-grow-height="false" fo:min-height="0.365cm" fo:min-width="0.071cm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27cm" draw:marker-end-width="0.427cm" draw:fill="none" draw:textarea-vertical-align="middle" draw:auto-grow-height="false" fo:min-height="4.374cm" fo:min-width="0.125cm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000000" draw:marker-start-width="0.427cm" draw:marker-end-width="0.427cm" draw:fill="none" draw:textarea-vertical-align="middle" draw:auto-grow-height="false" fo:min-height="8.89cm" fo:min-width="0.125cm" fo:padding-top="0.025cm" fo:padding-bottom="0.025cm" fo:padding-left="0.025cm" fo:padding-right="0.025cm" style:run-through="foreground"/>
    </style:style>
    <style:style style:name="gr7" style:family="graphic">
      <style:graphic-properties svg:stroke-width="0.049cm" svg:stroke-color="#000000" draw:marker-start-width="0.427cm" draw:marker-end-width="0.427cm" draw:fill="none" draw:textarea-vertical-align="middle" draw:auto-grow-height="false" fo:min-height="2.35cm" fo:min-width="0.125cm" fo:padding-top="0.025cm" fo:padding-bottom="0.025cm" fo:padding-left="0.025cm" fo:padding-right="0.025cm" style:run-through="foreground"/>
    </style:style>
    <style:style style:name="gr8" style:family="graphic">
      <style:graphic-properties svg:stroke-width="0.049cm" svg:stroke-color="#000000" draw:marker-start-width="0.427cm" draw:marker-end-width="0.427cm" draw:fill="none" draw:textarea-vertical-align="middle" draw:auto-grow-height="false" fo:min-height="3.851cm" fo:min-width="0.125cm" fo:padding-top="0.025cm" fo:padding-bottom="0.025cm" fo:padding-left="0.025cm" fo:padding-right="0.025cm" style:run-through="foreground"/>
    </style:style>
    <style:style style:name="gr9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9cm" svg:stroke-color="#000000" draw:marker-start-width="0.427cm" draw:marker-end-width="0.427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6cm" svg:stroke-color="#000000" draw:marker-start-width="0.443cm" draw:marker-end="Arrowhead_20_1" draw:marker-end-width="0.222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dash" draw:stroke-dash="Fine_20_Dashed"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Кафедра ПМ и К</text:p>
      <text:p text:style-name="P2"/>
      <text:p text:style-name="P2"/>
      <text:p text:style-name="P2"/>
      <text:p text:style-name="P2"/>
      <text:p text:style-name="P2"/>
      <text:p text:style-name="P2"/>
      <text:p text:style-name="P47">Расчётно-графическая работа</text:p>
      <text:p text:style-name="P48">по МЛ и ТА</text:p>
      <text:p text:style-name="P39">Вариант 2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Выполнил: студент группы ИВ-***</text:p>
      <text:p text:style-name="P38">***</text:p>
      <text:p text:style-name="P38">Проверил: кандидат физико-математических наук</text:p>
      <text:p text:style-name="P38">Мачикина Е. П.</text:p>
      <text:p text:style-name="P39"/>
      <text:p text:style-name="P39"/>
      <text:p text:style-name="P39"/>
      <text:p text:style-name="P39"/>
      <text:p text:style-name="P39"/>
      <text:p text:style-name="P39"/>
      <text:p text:style-name="P3"/>
      <table:table table:name="Таблица1" table:style-name="Таблица1">
        <table:table-column table:style-name="Таблица1.A" table:number-columns-repeated="18"/>
        <table:table-column table:style-name="Таблица1.S"/>
        <table:table-row>
          <table:table-cell table:style-name="Таблица1.A1" office:value-type="string">
            <text:p text:style-name="P76">№</text:p>
          </table:table-cell>
          <table:table-cell table:style-name="Таблица1.B1" office:value-type="string">
            <text:p text:style-name="P76">1</text:p>
          </table:table-cell>
          <table:table-cell table:style-name="Таблица1.B1" office:value-type="string">
            <text:p text:style-name="P76">2</text:p>
          </table:table-cell>
          <table:table-cell table:style-name="Таблица1.B1" office:value-type="string">
            <text:p text:style-name="P76">3</text:p>
          </table:table-cell>
          <table:table-cell table:style-name="Таблица1.B1" office:value-type="string">
            <text:p text:style-name="P76">4</text:p>
          </table:table-cell>
          <table:table-cell table:style-name="Таблица1.B1" office:value-type="string">
            <text:p text:style-name="P76">5</text:p>
          </table:table-cell>
          <table:table-cell table:style-name="Таблица1.B1" office:value-type="string">
            <text:p text:style-name="P76">6</text:p>
          </table:table-cell>
          <table:table-cell table:style-name="Таблица1.B1" office:value-type="string">
            <text:p text:style-name="P76">7</text:p>
          </table:table-cell>
          <table:table-cell table:style-name="Таблица1.B1" office:value-type="string">
            <text:p text:style-name="P76">8</text:p>
          </table:table-cell>
          <table:table-cell table:style-name="Таблица1.B1" office:value-type="string">
            <text:p text:style-name="P76">9</text:p>
          </table:table-cell>
          <table:table-cell table:style-name="Таблица1.B1" office:value-type="string">
            <text:p text:style-name="P76">10</text:p>
          </table:table-cell>
          <table:table-cell table:style-name="Таблица1.B1" office:value-type="string">
            <text:p text:style-name="P76">11</text:p>
          </table:table-cell>
          <table:table-cell table:style-name="Таблица1.B1" office:value-type="string">
            <text:p text:style-name="P76">12</text:p>
          </table:table-cell>
          <table:table-cell table:style-name="Таблица1.B1" office:value-type="string">
            <text:p text:style-name="P76">13</text:p>
          </table:table-cell>
          <table:table-cell table:style-name="Таблица1.B1" office:value-type="string">
            <text:p text:style-name="P76">14</text:p>
          </table:table-cell>
          <table:table-cell table:style-name="Таблица1.B1" office:value-type="string">
            <text:p text:style-name="P76">15</text:p>
          </table:table-cell>
          <table:table-cell table:style-name="Таблица1.B1" office:value-type="string">
            <text:p text:style-name="P76">16</text:p>
          </table:table-cell>
          <table:table-cell table:style-name="Таблица1.B1" office:value-type="string">
            <text:p text:style-name="P76">17</text:p>
          </table:table-cell>
          <table:table-cell table:style-name="Таблица1.A1" office:value-type="string">
            <text:p text:style-name="P76">18</text:p>
          </table:table-cell>
        </table:table-row>
        <table:table-row>
          <table:table-cell table:style-name="Таблица1.A2" office:value-type="string">
            <text:p text:style-name="P76">Б</text:p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126"/>
          </table:table-cell>
          <table:table-cell table:style-name="Таблица1.B2" office:value-type="string">
            <text:p text:style-name="P126"/>
          </table:table-cell>
          <table:table-cell table:style-name="Таблица1.B2" office:value-type="string">
            <text:p text:style-name="P127"/>
          </table:table-cell>
          <table:table-cell table:style-name="Таблица1.B2" office:value-type="string">
            <text:p text:style-name="P127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77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125"/>
          </table:table-cell>
          <table:table-cell table:style-name="Таблица1.B2" office:value-type="string">
            <text:p text:style-name="P125"/>
          </table:table-cell>
          <table:table-cell table:style-name="Таблица1.A2" office:value-type="string">
            <text:p text:style-name="P77"/>
          </table:table-cell>
        </table:table-row>
      </table:table>
      <text:p text:style-name="P3"/>
      <text:p text:style-name="P39"/>
      <text:p text:style-name="P39"/>
      <text:p text:style-name="P39"/>
      <text:p text:style-name="P39"/>
      <text:p text:style-name="P39"/>
      <text:p text:style-name="P39"/>
      <text:p text:style-name="P9"><text:soft-page-break/>1. Записать рассуждение в логической символике (5 б.)</text:p>
      <text:p text:style-name="P2"><text:tab/>Намеченная атака удастся, только если захватить противника врасплох или же если позиции его плохо защищены. Захватить его врасплох можно <text:s/>только, если его позиции плохо защищены. Значит, атака не удастся.</text:p>
      <text:p text:style-name="P2"/>
      <text:p text:style-name="P36">A - <text:span text:style-name="T23">удачная атака</text:span></text:p>
      <text:p text:style-name="P36">B - <text:span text:style-name="T1">противник захва</text:span>чен <text:span text:style-name="T1">врасплох</text:span></text:p>
      <text:p text:style-name="P36">C - <text:span text:style-name="T1">позиции противник</text:span>а<text:span text:style-name="T1"> плохо защищены</text:span></text:p>
      <text:p text:style-name="P36"/>
      <text:p text:style-name="P13">Ответ:</text:p>
      <text:p text:style-name="P49">A <text:s/><text:span text:style-name="T24">~ <text:s/></text:span>(B <text:span text:style-name="T32">v</text:span> C),<text:tab/><text:tab/><text:span text:style-name="T33">В</text:span> <text:span text:style-name="T32">~</text:span> <text:span text:style-name="T33">С<text:tab/></text:span><text:span text:style-name="T4">├</text:span><text:span text:style-name="T4"><draw:frame draw:style-name="fr1" draw:name="Объект4" text:anchor-type="as-char" svg:y="-0.377cm" svg:width="0.527cm" svg:height="0.469cm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"/>
      <text:p text:style-name="P2"/>
      <text:p text:style-name="P9">2. Проверить правильность рассуждения <text:s/>методом Куайна (5 б.)</text:p>
      <text:p text:style-name="P2"><draw:frame draw:style-name="fr1" draw:name="Объект19" text:anchor-type="as-char" svg:y="-0.443cm" svg:width="10.211cm" svg:height="0.564cm" draw:z-index="33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"><text:span text:style-name="T32"><text:tab/>1) Предположим, что атака удастся </text:span><text:span text:style-name="T32"><draw:frame draw:style-name="fr1" draw:name="Объект20" text:anchor-type="as-char" svg:y="-0.377cm" svg:width="1.092cm" svg:height="0.469cm" draw:z-index="3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32">, тогда</text:span></text:p>
      <text:p text:style-name="P2"><text:tab/><draw:frame draw:style-name="fr1" draw:name="Объект23" text:anchor-type="as-char" svg:y="-0.443cm" svg:width="5.867cm" svg:height="0.564cm" draw:z-index="15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4"><text:span text:style-name="T33"><text:tab/>2) Предположим, что </text:span>противник захва<text:span text:style-name="T33">чен </text:span>врасплох <draw:frame draw:style-name="fr1" draw:name="Объект24" text:anchor-type="as-char" svg:y="-0.377cm" svg:width="1.053cm" svg:height="0.469cm" draw:z-index="155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4"><text:tab/><draw:frame draw:style-name="fr1" draw:name="Объект25" text:anchor-type="as-char" svg:y="-0.377cm" svg:width="0.51cm" svg:height="0.469cm" draw:z-index="15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4"><text:span text:style-name="T33"><text:tab/>3) Предположим, что </text:span>позиции противник<text:span text:style-name="T33">а</text:span> плохо защищены <draw:frame draw:style-name="fr1" draw:name="Объект26" text:anchor-type="as-char" svg:y="-0.377cm" svg:width="1.072cm" svg:height="0.469cm" draw:z-index="157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50"><text:span text:style-name="T1"><text:tab/>Удачная атака, <text:s/>противник захвачен врасплох и <text:s/>позиции противника плохо защищены </text:span>⇒ <text:span text:style-name="T34">Рассуждение ложно, формула не выводима.</text:span></text:p>
      <text:p text:style-name="P50"/>
      <text:p text:style-name="P13">Ответ: Рассуждение ложно, формула не выводима.</text:p>
      <text:p text:style-name="P51"/>
      <text:p text:style-name="P51"/>
      <text:p text:style-name="P9">3. Проверить правильность рассуждения <text:s/>методом редукции (5 б.)</text:p>
      <text:p text:style-name="P132">сведение сложного к более простому</text:p>
      <text:p text:style-name="P6"><draw:frame draw:style-name="fr1" draw:name="Объект27" text:anchor-type="as-char" svg:y="-0.443cm" svg:width="10.211cm" svg:height="0.564cm" draw:z-index="15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2"/>
      <text:p text:style-name="P2"><draw:frame draw:style-name="fr1" draw:name="Объект28" text:anchor-type="as-char" svg:y="-0.443cm" svg:width="5.881cm" svg:height="0.564cm" draw:z-index="15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2"/>
      <text:p text:style-name="P5"><draw:frame draw:style-name="fr1" draw:name="Объект29" text:anchor-type="as-char" svg:y="-0.386cm" svg:width="5.165cm" svg:height="0.51cm" draw:z-index="160"><draw:object xlink:href="./Object 29" xlink:type="simple" xlink:show="embed" xlink:actuate="onLoad"/><draw:image xlink:href="./ObjectReplacements/Object 29" xlink:type="simple" xlink:show="embed" xlink:actuate="onLoad"/><svg:desc>формула</svg:desc></draw:frame>⇒ <draw:frame draw:style-name="fr1" draw:name="Объект33" text:anchor-type="as-char" svg:y="-0.377cm" svg:width="1.716cm" svg:height="0.469cm" draw:z-index="161"><draw:object xlink:href="./Object 33" xlink:type="simple" xlink:show="embed" xlink:actuate="onLoad"/><draw:image xlink:href="./ObjectReplacements/Object 33" xlink:type="simple" xlink:show="embed" xlink:actuate="onLoad"/><svg:desc>формула</svg:desc></draw:frame>⇒ <draw:frame draw:style-name="fr1" draw:name="Объект34" text:anchor-type="as-char" svg:y="-0.377cm" svg:width="1.053cm" svg:height="0.469cm" draw:z-index="162"><draw:object xlink:href="./Object 34" xlink:type="simple" xlink:show="embed" xlink:actuate="onLoad"/><draw:image xlink:href="./ObjectReplacements/Object 34" xlink:type="simple" xlink:show="embed" xlink:actuate="onLoad"/><svg:desc>формула</svg:desc></draw:frame>,<draw:frame draw:style-name="fr1" draw:name="Объект35" text:anchor-type="as-char" svg:y="-0.377cm" svg:width="1.072cm" svg:height="0.469cm" draw:z-index="16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2"/>
      <text:p text:style-name="P5"><draw:frame draw:style-name="fr1" draw:name="Объект30" text:anchor-type="as-char" svg:y="-0.386cm" svg:width="4.32cm" svg:height="0.51cm" draw:z-index="164"><draw:object xlink:href="./Object 30" xlink:type="simple" xlink:show="embed" xlink:actuate="onLoad"/><draw:image xlink:href="./ObjectReplacements/Object 30" xlink:type="simple" xlink:show="embed" xlink:actuate="onLoad"/><svg:desc>формула</svg:desc></draw:frame>⇒ <draw:frame draw:style-name="fr1" draw:name="Объект31" text:anchor-type="as-char" svg:y="-0.377cm" svg:width="1.102cm" svg:height="0.469cm" draw:z-index="165"><draw:object xlink:href="./Object 31" xlink:type="simple" xlink:show="embed" xlink:actuate="onLoad"/><draw:image xlink:href="./ObjectReplacements/Object 31" xlink:type="simple" xlink:show="embed" xlink:actuate="onLoad"/><svg:desc>формула</svg:desc></draw:frame>⇒ <draw:frame draw:style-name="fr1" draw:name="Объект32" text:anchor-type="as-char" svg:y="-0.377cm" svg:width="1.092cm" svg:height="0.469cm" draw:z-index="166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5"/>
      <text:p text:style-name="P14">Ответ: Рассуждение ложно, формула не выводима.</text:p>
      <text:p text:style-name="P2"/>
      <text:p text:style-name="P2"/>
      <text:p text:style-name="P9">4. Проверить правильность рассуждения <text:s/>методом резолюций (5 б.)</text:p>
      <text:p text:style-name="P42"><draw:frame draw:style-name="fr1" draw:name="Объект36" text:anchor-type="as-char" svg:y="-0.443cm" svg:width="10.894cm" svg:height="0.564cm" draw:z-index="167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7"/>
      <text:section text:style-name="Sect1" text:name="Раздел2">
        <text:p text:style-name="P43"><text:span text:style-name="T24">1. </text:span><text:span text:style-name="T24"><draw:frame draw:style-name="fr1" draw:name="Объект7" text:anchor-type="as-char" svg:y="-0.377cm" svg:width="1.124cm" svg:height="0.469cm" draw:z-index="13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  <text:p text:style-name="P42">2. <draw:frame draw:style-name="fr1" draw:name="Объект8" text:anchor-type="as-char" svg:y="-0.377cm" svg:width="1.741cm" svg:height="0.469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<text:p text:style-name="P42">3. <text:span text:style-name="T25"><draw:frame draw:style-name="fr1" draw:name="Объект9" text:anchor-type="as-char" svg:y="-0.377cm" svg:width="1.145cm" svg:height="0.469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<text:p text:style-name="P44"><text:span text:style-name="T25">4.</text:span><text:span text:style-name="T25"><draw:frame draw:style-name="fr1" draw:name="Объект10" text:anchor-type="as-char" svg:y="-0.377cm" svg:width="1.106cm" svg:height="0.469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<text:p text:style-name="P45">5. <draw:frame draw:style-name="fr1" draw:name="Объект11" text:anchor-type="as-char" svg:y="-0.377cm" svg:width="1.106cm" svg:height="0.469cm" draw:z-index="17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<text:p text:style-name="P45">6. <draw:frame draw:style-name="fr1" draw:name="Объект12" text:anchor-type="as-char" svg:y="-0.377cm" svg:width="0.527cm" svg:height="0.469cm" draw:z-index="1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<text:p text:style-name="P45">7. <draw:frame draw:style-name="fr1" draw:name="Объект13" text:anchor-type="as-char" svg:y="-0.386cm" svg:width="1.965cm" svg:height="0.469cm" draw:z-index="19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35">6,1</text:span></text:p>
        <text:p text:style-name="P45">8. <draw:frame draw:style-name="fr1" draw:name="Объект14" text:anchor-type="as-char" svg:y="-0.377cm" svg:width="1.506cm" svg:height="0.469cm" draw:z-index="20"><draw:object xlink:href="./Object 14" xlink:type="simple" xlink:show="embed" xlink:actuate="onLoad"/><draw:image xlink:href="./ObjectReplacements/Object 14" xlink:type="simple" xlink:show="embed" xlink:actuate="onLoad"/><svg:desc>формула</svg:desc></draw:frame>7,<text:span text:style-name="T46">4</text:span></text:p>
        <text:p text:style-name="P53"><text:span text:style-name="T36">9. <text:tab/></text:span>∅</text:p>
        <text:p text:style-name="P53"/>
      </text:section>
      <text:p text:style-name="P2"/>
      <text:p text:style-name="P15">Ответ: <text:span text:style-name="T35">Отсутствуют противоречия</text:span>, формула не выводима.</text:p>
      <text:p text:style-name="P2"/>
      <text:p text:style-name="P2"/>
      <text:p text:style-name="P9"><text:soft-page-break/>5. Придумать рассуждение (не менее трех гипотез) (10 б.) (по желанию, оцениваются только оригинальные задачи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6. Проверить придуманное рассуждение методом резолюций (5 б.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12"/>
      <text:p text:style-name="P59">Исчисление предикатов</text:p>
      <text:p text:style-name="P62">Пусть <text:span text:style-name="T2">W</text:span>- множество людей. На множестве <text:span text:style-name="T2">W</text:span> заданы следующие предикаты:</text:p>
      <text:p text:style-name="P64"><text:span text:style-name="T3">E</text:span>(<text:span text:style-name="T3">x</text:span>, <text:span text:style-name="T3">y</text:span>) = И <text:span text:style-name="T2">Û</text:span> <text:span text:style-name="T3">x </text:span>и <text:span text:style-name="T3">y – </text:span>один и тот же человек;</text:p>
      <text:p text:style-name="P64"><text:span text:style-name="T3">P</text:span>(<text:span text:style-name="T3">x</text:span>, <text:span text:style-name="T3">y</text:span>) = И<text:span text:style-name="T2">Û</text:span> <text:span text:style-name="T3">x </text:span>родитель <text:span text:style-name="T3">y</text:span>;</text:p>
      <text:p text:style-name="P64"><text:span text:style-name="T3">C</text:span>(<text:span text:style-name="T3">x</text:span>, <text:span text:style-name="T3">y</text:span>) = И <text:span text:style-name="T2">Û</text:span> <text:span text:style-name="T3">x </text:span>и <text:span text:style-name="T3">y </text:span>– супруги;</text:p>
      <text:p text:style-name="P64"><text:span text:style-name="T3">M</text:span>(<text:span text:style-name="T3">x</text:span>) = И <text:span text:style-name="T2">Û</text:span> <text:span text:style-name="T3">x </text:span>– мужчина;</text:p>
      <text:p text:style-name="P64"><text:span text:style-name="T3">W</text:span>(<text:span text:style-name="T3">x</text:span>) = И <text:span text:style-name="T2">Û</text:span> <text:span text:style-name="T3">x </text:span>– женщина.</text:p>
      <text:p text:style-name="P61">7. Записать формулу с использованием этих предикатов, выражающую заданную фразу (2 б.)</text:p>
      <text:p text:style-name="P18">У каждого есть бабушка</text:p>
      <text:p text:style-name="P18"/>
      <text:p text:style-name="P63"><text:span text:style-name="T41">Ответ:</text:span> <draw:frame draw:style-name="fr1" draw:name="Объект5" text:anchor-type="as-char" svg:y="-0.386cm" svg:width="7.659cm" svg:height="0.51cm" draw:z-index="16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30"/>
      <text:p text:style-name="P130"/>
      <text:p text:style-name="P131">8. Проверить, что полученное выражение является формулой логики предикатов (5б.)</text:p>
      <text:p text:style-name="P130"><draw:frame draw:style-name="fr1" draw:name="Объект6" text:anchor-type="as-char" svg:y="-0.386cm" svg:width="7.659cm" svg:height="0.51cm" draw:z-index="169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130">Задана предметная область - множество людей.</text:p>
      <text:p text:style-name="P130">В формуле есть 2 предиката (P, W), обозначающие свойства объектов из предметной области.</text:p>
      <text:p text:style-name="P55">Кванторы действуют на значения предикатов.</text:p>
      <text:p text:style-name="P8"/>
      <text:p text:style-name="P55"><text:span text:style-name="T41">Ответ:</text:span> полученное выражение является формулой логики предикатов</text:p>
      <text:p text:style-name="P10"><text:soft-page-break/>9. В записанной формуле указать свободные и связанные переменные (2 б.)</text:p>
      <text:p text:style-name="P57"><text:span text:style-name="T45">∀</text:span><text:span text:style-name="T42">x</text:span>∃<text:span text:style-name="T43">y</text:span>∃<text:span text:style-name="T43">z</text:span><text:span text:style-name="T44"> (</text:span><text:span text:style-name="T26">(P(</text:span><text:span text:style-name="T30">y</text:span><text:span text:style-name="T26">,</text:span><text:span text:style-name="T30">x</text:span><text:span text:style-name="T26">) &amp; </text:span><text:span text:style-name="T27">W(</text:span><text:span text:style-name="T31">z</text:span><text:span text:style-name="T27">) </text:span><text:span text:style-name="T26">&amp;</text:span><text:span text:style-name="T27"> P(</text:span><text:span text:style-name="T31">z</text:span><text:span text:style-name="T27">,</text:span><text:span text:style-name="T31">y</text:span><text:span text:style-name="T27">)</text:span><text:span text:style-name="T44">)</text:span></text:p>
      <text:p text:style-name="P57"/>
      <text:p text:style-name="P56"><text:span text:style-name="T41">Ответ:</text:span> Связанные переменные: x, y, z. Свободные переменные отсутствуют..</text:p>
      <text:p text:style-name="P56"/>
      <text:p text:style-name="P16"/>
      <text:p text:style-name="P10">10. <text:s/>Выписать все возможные подформулы <text:s/>записанной формулы (2б).</text:p>
      <text:p text:style-name="P17">У каждого есть бабушка</text:p>
      <text:p text:style-name="P16"/>
      <text:p text:style-name="P56"><text:span text:style-name="T41">Ответ:</text:span> (<text:span text:style-name="T28">P(y,x)&amp;</text:span><text:span text:style-name="T29">W(z)</text:span><text:span text:style-name="T28">&amp;</text:span><text:span text:style-name="T29">P(z,y)</text:span><text:span text:style-name="T28">), (P(y,x)&amp;</text:span><text:span text:style-name="T29">W(z)</text:span><text:span text:style-name="T28">), (P(y,x)&amp;</text:span><text:span text:style-name="T29">P(z,y)</text:span><text:span text:style-name="T28">), (</text:span><text:span text:style-name="T29">W(z)</text:span><text:span text:style-name="T28">&amp;</text:span><text:span text:style-name="T29">P(z,y)</text:span><text:span text:style-name="T28">), (P(y,x)), (</text:span><text:span text:style-name="T29">W(z)</text:span><text:span text:style-name="T28">), (</text:span><text:span text:style-name="T29">P(z,y)</text:span><text:span text:style-name="T28">)</text:span></text:p>
      <text:p text:style-name="P16"/>
      <text:p text:style-name="P10">11. Привести формулу к предваренной форме (5 б.)</text:p>
      <text:p text:style-name="P16"><draw:frame draw:style-name="fr1" draw:name="Объект22" text:anchor-type="as-char" svg:y="-0.386cm" svg:width="6.348cm" svg:height="0.51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6"/>
      <text:p text:style-name="P16"><draw:frame draw:style-name="fr1" draw:name="Объект17" text:anchor-type="as-char" svg:y="-0.443cm" svg:width="6.863cm" svg:height="0.564cm" draw:z-index="24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16"/>
      <text:p text:style-name="P16"><draw:frame draw:style-name="fr1" draw:name="Объект18" text:anchor-type="as-char" svg:y="-0.386cm" svg:width="6.56cm" svg:height="0.51cm" draw:z-index="25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6"/>
      <text:p text:style-name="P16"><draw:frame draw:style-name="fr1" draw:name="Объект21" text:anchor-type="as-char" svg:y="-0.443cm" svg:width="7.452cm" svg:height="0.596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6"/>
      <text:p text:style-name="P10">12. Проверить общезначимость формулы методом резолюций <text:s/>(5 б.)</text:p>
      <text:p text:style-name="P52"/>
      <text:p text:style-name="P16"/>
      <text:p text:style-name="P16"/>
      <text:p text:style-name="P16"/>
      <text:p text:style-name="P46"/>
      <text:p text:style-name="P46"/>
      <text:p text:style-name="P16"/>
      <text:p text:style-name="P16"/>
      <text:p text:style-name="P16"/>
      <text:p text:style-name="P16"/>
      <text:p text:style-name="P16"/>
      <text:p text:style-name="P11">13. Придумать рассуждение (не менее трех гипотез) (10 б., по желанию, оцениваются только оригинальные задачи)</text:p>
      <text:p text:style-name="P60"/>
      <text:p text:style-name="P58"/>
      <text:p text:style-name="P58"/>
      <text:p text:style-name="P58"/>
      <text:p text:style-name="P19"/>
      <text:p text:style-name="P11">14. Проверить рассуждение методом резолюций (5 б.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/>
      <text:p text:style-name="P16"/>
      <text:p text:style-name="P11"><text:soft-page-break/>15. Построить машину Тьюринга для перевода из начальной конфигурации в заключительную. На ленте МТ записаны нули и единицы, при этом пустые ячейки содержат нули. Пояснения по построению программы для МТ обязательны(10б)</text:p>
      <text:p text:style-name="P19"><draw:frame draw:style-name="fr1" draw:name="Объект2" text:anchor-type="as-char" svg:y="-0.437cm" svg:width="4.577cm" svg:height="0.593cm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9"/>
      <text:p text:style-name="P26">Реализация алгоритма:</text:p>
      <text:p text:style-name="P26">1. Установить разделительный символ (0) между последовательностями (1<text:span text:style-name="T21">х</text:span> и 01<text:span text:style-name="T21">y</text:span>).</text:p>
      <text:p text:style-name="P26">2. Последовательно убирая левую часть (1<text:span text:style-name="T21">х</text:span>), достроить правую часть последовательности (01<text:span text:style-name="T21">x+y</text:span>).</text:p>
      <text:p text:style-name="P26">3. Заменяя 01 на 11 в правой части последовательности выстроить левую часть (1<text:span text:style-name="T21">x+y</text:span>).</text:p>
      <text:p text:style-name="P26">4. Восстановить правую часть последовательности (01<text:span text:style-name="T21">x+y</text:span>).</text:p>
      <text:p text:style-name="P26">5. Вернуть каретку в начальное положение.</text:p>
      <text:p text:style-name="P28"/>
      <text:p text:style-name="P27">Исключения:</text:p>
      <text:p text:style-name="P27">1. x=0</text:p>
      <text:p text:style-name="P27">2. y=0</text:p>
      <text:p text:style-name="P27"/>
      <text:p text:style-name="P27"/>
      <text:p text:style-name="P29">Список переходов (Программа):</text:p>
      <text:p text:style-name="P31">//1я часть</text:p>
      <text:p text:style-name="P31">//Разделяем ленту нулем</text:p>
      <text:p text:style-name="P29">1q1-&gt;1q3R</text:p>
      <text:p text:style-name="P29">1q3-&gt;1q3R</text:p>
      <text:p text:style-name="P29">0q3-&gt;0q4L</text:p>
      <text:p text:style-name="P29">1q4-&gt;0q5R</text:p>
      <text:p text:style-name="P31">//Дописываем единиц в последовательность слева, забивая нули 1ми справа с правого края</text:p>
      <text:p text:style-name="P29">0q5-&gt;0q6R <text:span text:style-name="T22">// шагаем в край</text:span></text:p>
      <text:p text:style-name="P29">1q6-&gt;1q5R</text:p>
      <text:p text:style-name="P29">0q6-&gt;1q7L <text:span text:style-name="T22">// ++y</text:span></text:p>
      <text:p text:style-name="P31">//идем в левый край ленты убирать 1</text:p>
      <text:p text:style-name="P29">0q7-&gt;0q8L</text:p>
      <text:p text:style-name="P29">1q8-&gt;1q7L</text:p>
      <text:p text:style-name="P29"/>
      <text:p text:style-name="P31">//2я часть</text:p>
      <text:p text:style-name="P31">//Перешагиваем через разделитель</text:p>
      <text:p text:style-name="P29">0q8-&gt;0q9L</text:p>
      <text:p text:style-name="P29">1q9-&gt;1q9L</text:p>
      <text:p text:style-name="P29">0q9-&gt;0q10R</text:p>
      <text:p text:style-name="P31">//убираем 1 слева</text:p>
      <text:p text:style-name="P29">1q10-&gt;0q11R</text:p>
      <text:p text:style-name="P29">1q11-&gt;1q11R</text:p>
      <text:p text:style-name="P31">//Перешагиваем разделитель</text:p>
      <text:p text:style-name="P29">0q11-&gt;0q12R</text:p>
      <text:p text:style-name="P29">0q12-&gt;0q6R</text:p>
      <text:p text:style-name="P31">//Стоим на разделителе</text:p>
      <text:p text:style-name="P31">//Идем в конец правой части</text:p>
      <text:p text:style-name="P29">0q10-&gt;0q13R</text:p>
      <text:p text:style-name="P29">0q13-&gt;0q14R</text:p>
      <text:p text:style-name="P29">1q14-&gt;1q13R</text:p>
      <text:p text:style-name="P31">//Находимся за правым краем ленты</text:p>
      <text:p text:style-name="P29"/>
      <text:p text:style-name="P29"/>
      <text:p text:style-name="P31"><text:soft-page-break/>//3 часть</text:p>
      <text:p text:style-name="P29">0q14-&gt;0q15L</text:p>
      <text:p text:style-name="P29">0q15-&gt;0q15L</text:p>
      <text:p text:style-name="P29">1q15-&gt;1q16L</text:p>
      <text:p text:style-name="P29">0q16-&gt;1q17L</text:p>
      <text:p text:style-name="P31">//шагаем до разделителя</text:p>
      <text:p text:style-name="P29">1q17-&gt;1q18L</text:p>
      <text:p text:style-name="P29">0q18-&gt;0q17L</text:p>
      <text:p text:style-name="P31">//перешагиваем через разделитель</text:p>
      <text:p text:style-name="P29">0q17-&gt;0q19L</text:p>
      <text:p text:style-name="P31">//проходим все единицы</text:p>
      <text:p text:style-name="P29">1q19-&gt;1q19L</text:p>
      <text:p text:style-name="P29">0q19-&gt;1q20R</text:p>
      <text:p text:style-name="P29">1q20-&gt;1q20R</text:p>
      <text:p text:style-name="P31">//на месте разделителя</text:p>
      <text:p text:style-name="P29">0q20-&gt;0q21R</text:p>
      <text:p text:style-name="P31">//шагаем вправо</text:p>
      <text:p text:style-name="P29">0q21-&gt;0q22R</text:p>
      <text:p text:style-name="P29">1q22-&gt;1q21R</text:p>
      <text:p text:style-name="P31">//откатываемся до 1 слева в правой части</text:p>
      <text:p text:style-name="P29">1q21-&gt;1q23R</text:p>
      <text:p text:style-name="P29">1q23-&gt;1q23L</text:p>
      <text:p text:style-name="P29">0q23-&gt;1q17L</text:p>
      <text:p text:style-name="P29">1q18-&gt;1q24R</text:p>
      <text:p text:style-name="P29">1q24-&gt;1q25R</text:p>
      <text:p text:style-name="P29"/>
      <text:p text:style-name="P31">//4я часть</text:p>
      <text:p text:style-name="P31">//ставим вторую часть</text:p>
      <text:p text:style-name="P29">1q25-&gt;0q26R</text:p>
      <text:p text:style-name="P29">1q26-&gt;1q25R</text:p>
      <text:p text:style-name="P29"/>
      <text:p text:style-name="P32">//5я часть</text:p>
      <text:p text:style-name="P31">//Возврат каретки</text:p>
      <text:p text:style-name="P29">0q26-&gt;0q27L</text:p>
      <text:p text:style-name="P29">1q27-&gt;1q27L</text:p>
      <text:p text:style-name="P29">0q27-&gt;0q28L</text:p>
      <text:p text:style-name="P29">1q28-&gt;1q27L</text:p>
      <text:p text:style-name="P31">//В начальное значение</text:p>
      <text:p text:style-name="P29">0q28-&gt;0q29R</text:p>
      <text:p text:style-name="P31">//Останов</text:p>
      <text:p text:style-name="P29">0q29-&gt;0q0R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4"><text:soft-page-break/>Входная лента (x=5, y=4):</text:p>
      <text:p text:style-name="P24"><draw:frame text:anchor-type="paragraph" draw:z-index="5" draw:style-name="gr9" svg:width="0.265cm" svg:height="0.525cm" svg:x="6.315cm" svg:y="0.168cm"><draw:text-box><text:p>y</text:p></draw:text-box></draw:frame><draw:frame text:anchor-type="paragraph" draw:z-index="4" draw:style-name="gr9" svg:width="0.339cm" svg:height="0.525cm" svg:x="2.845cm" svg:y="0.168cm"><draw:text-box><text:p>x</text:p></draw:text-box></draw:frame></text:p>
      <text:p text:style-name="P21"/>
      <text:p text:style-name="P23"><draw:g text:anchor-type="paragraph" draw:z-index="1" draw:style-name="gr1"><draw:g draw:style-name="gr2"><draw:g draw:style-name="gr2"><draw:custom-shape draw:style-name="gr3" draw:text-style-name="P137" svg:width="0.168cm" svg:height="0.98cm" draw:transform="rotate (-1.5707963267949) translate (5.26168055555556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6.32706944444444cm 0.282222222222222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7.38716666666667cm 0.275166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8.44726388888889cm 0.275166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draw:g><draw:g draw:style-name="gr2"><draw:custom-shape draw:style-name="gr4" draw:text-style-name="P137" svg:width="0.168cm" svg:height="0.451cm" draw:transform="rotate (-1.5707963267949) translate (4.19805555555556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3.67594444444444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3.14148611111111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2.60879166666667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2.079625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draw:g></draw:g><draw:g draw:style-name="gr2"><draw:custom-shape draw:style-name="gr7" draw:text-style-name="P137" svg:width="0.481cm" svg:height="2.53cm" draw:transform="rotate (-1.5707963267949) translate (4.191cm -0.282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draw:style-name="gr8" draw:text-style-name="P137" svg:width="0.481cm" svg:height="4.112cm" draw:transform="rotate (-1.5707963267949) translate (8.42786111111111cm -0.282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draw:g></text:p>
      <table:table table:name="Таблица3" table:style-name="Таблица3">
        <table:table-column table:style-name="Таблица3.A"/>
        <table:table-column table:style-name="Таблица3.B" table:number-columns-repeated="9"/>
        <table:table-column table:style-name="Таблица3.A"/>
        <table:table-column table:style-name="Таблица3.B" table:number-columns-repeated="10"/>
        <table:table-column table:style-name="Таблица3.A"/>
        <table:table-column table:style-name="Таблица3.B" table:number-columns-repeated="5"/>
        <table:table-column table:style-name="Таблица3.A"/>
        <table:table-column table:style-name="Таблица3.B" table:number-columns-repeated="4"/>
        <table:table-column table:style-name="Таблица3.g"/>
        <table:table-row>
          <table:table-cell table:style-name="Таблица3.A1" office:value-type="string">
            <text:p text:style-name="P72">0</text:p>
          </table:table-cell>
          <table:table-cell table:style-name="Таблица3.B1" office:value-type="string">
            <text:p text:style-name="P72">0</text:p>
          </table:table-cell>
          <table:table-cell table:style-name="Таблица3.B1" office:value-type="string">
            <text:p text:style-name="P72">0</text:p>
          </table:table-cell>
          <table:table-cell table:style-name="Таблица3.D1" office:value-type="string">
            <text:p text:style-name="P65">1</text:p>
          </table:table-cell>
          <table:table-cell table:style-name="Таблица3.E1" office:value-type="string">
            <text:p text:style-name="P65">1</text:p>
          </table:table-cell>
          <table:table-cell table:style-name="Таблица3.F1" office:value-type="string">
            <text:p text:style-name="P67">1</text:p>
          </table:table-cell>
          <table:table-cell table:style-name="Таблица3.G1" office:value-type="string">
            <text:p text:style-name="P65">1</text:p>
          </table:table-cell>
          <table:table-cell table:style-name="Таблица3.H1" office:value-type="string">
            <text:p text:style-name="P65">1</text:p>
          </table:table-cell>
          <table:table-cell table:style-name="Таблица3.I1" office:value-type="string">
            <text:p text:style-name="P65">0</text:p>
          </table:table-cell>
          <table:table-cell table:style-name="Таблица3.J1" office:value-type="string">
            <text:p text:style-name="P65">1</text:p>
          </table:table-cell>
          <table:table-cell table:style-name="Таблица3.K1" office:value-type="string">
            <text:p text:style-name="P65">0</text:p>
          </table:table-cell>
          <table:table-cell table:style-name="Таблица3.L1" office:value-type="string">
            <text:p text:style-name="P65">1</text:p>
          </table:table-cell>
          <table:table-cell table:style-name="Таблица3.M1" office:value-type="string">
            <text:p text:style-name="P65">0</text:p>
          </table:table-cell>
          <table:table-cell table:style-name="Таблица3.N1" office:value-type="string">
            <text:p text:style-name="P65">1</text:p>
          </table:table-cell>
          <table:table-cell table:style-name="Таблица3.O1" office:value-type="string">
            <text:p text:style-name="P65">0</text:p>
          </table:table-cell>
          <table:table-cell table:style-name="Таблица3.P1" office:value-type="string">
            <text:p text:style-name="P71">1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  <table:table-cell table:style-name="Таблица3.B1" office:value-type="string">
            <text:p text:style-name="P74">0</text:p>
          </table:table-cell>
        </table:table-row>
        <table:table-row>
          <table:table-cell table:style-name="Таблица3.A2" office:value-type="string">
            <text:p text:style-name="P70"/>
          </table:table-cell>
          <table:table-cell table:style-name="Таблица3.B2" office:value-type="string">
            <text:p text:style-name="P70"/>
          </table:table-cell>
          <table:table-cell table:style-name="Таблица3.C2" office:value-type="string">
            <text:p text:style-name="P70"/>
          </table:table-cell>
          <table:table-cell table:style-name="Таблица3.D2" office:value-type="string">
            <text:p text:style-name="P129">▲</text:p>
            <text:p text:style-name="P128">q<text:span text:style-name="T7">1</text:span></text:p>
          </table:table-cell>
          <table:table-cell table:style-name="Таблица3.E2" office:value-type="string">
            <text:p text:style-name="P70"/>
          </table:table-cell>
          <table:table-cell table:style-name="Таблица3.F2" office:value-type="string">
            <text:p text:style-name="P70"/>
          </table:table-cell>
          <table:table-cell table:style-name="Таблица3.G2" office:value-type="string">
            <text:p text:style-name="P70"/>
          </table:table-cell>
          <table:table-cell table:style-name="Таблица3.H2" office:value-type="string">
            <text:p text:style-name="P70"/>
          </table:table-cell>
          <table:table-cell table:style-name="Таблица3.I2" office:value-type="string">
            <text:p text:style-name="P70"/>
          </table:table-cell>
          <table:table-cell table:style-name="Таблица3.J2" office:value-type="string">
            <text:p text:style-name="P70"/>
          </table:table-cell>
          <table:table-cell table:style-name="Таблица3.K2" office:value-type="string">
            <text:p text:style-name="P70"/>
          </table:table-cell>
          <table:table-cell table:style-name="Таблица3.L2" office:value-type="string">
            <text:p text:style-name="P70"/>
          </table:table-cell>
          <table:table-cell table:style-name="Таблица3.M2" office:value-type="string">
            <text:p text:style-name="P70"/>
          </table:table-cell>
          <table:table-cell table:style-name="Таблица3.N2" office:value-type="string">
            <text:p text:style-name="P70"/>
          </table:table-cell>
          <table:table-cell table:style-name="Таблица3.O2" office:value-type="string">
            <text:p text:style-name="P70"/>
          </table:table-cell>
          <table:table-cell table:style-name="Таблица3.P2" office:value-type="string">
            <text:p text:style-name="P70"/>
          </table:table-cell>
          <table:table-cell table:style-name="Таблица3.Q2" office:value-type="string">
            <text:p text:style-name="P70"/>
          </table:table-cell>
          <table:table-cell table:style-name="Таблица3.R2" office:value-type="string">
            <text:p text:style-name="P70"/>
          </table:table-cell>
          <table:table-cell table:style-name="Таблица3.S2" office:value-type="string">
            <text:p text:style-name="P70"/>
          </table:table-cell>
          <table:table-cell table:style-name="Таблица3.T2" office:value-type="string">
            <text:p text:style-name="P70"/>
          </table:table-cell>
          <table:table-cell table:style-name="Таблица3.U2" office:value-type="string">
            <text:p text:style-name="P70"/>
          </table:table-cell>
          <table:table-cell table:style-name="Таблица3.V2" office:value-type="string">
            <text:p text:style-name="P70"/>
          </table:table-cell>
          <table:table-cell table:style-name="Таблица3.W2" office:value-type="string">
            <text:p text:style-name="P70"/>
          </table:table-cell>
          <table:table-cell table:style-name="Таблица3.X2" office:value-type="string">
            <text:p text:style-name="P70"/>
          </table:table-cell>
          <table:table-cell table:style-name="Таблица3.Y2" office:value-type="string">
            <text:p text:style-name="P70"/>
          </table:table-cell>
          <table:table-cell table:style-name="Таблица3.Z2" office:value-type="string">
            <text:p text:style-name="P70"/>
          </table:table-cell>
          <table:table-cell table:style-name="Таблица3.a2" office:value-type="string">
            <text:p text:style-name="P70"/>
          </table:table-cell>
          <table:table-cell table:style-name="Таблица3.b2" office:value-type="string">
            <text:p text:style-name="P70"/>
          </table:table-cell>
          <table:table-cell table:style-name="Таблица3.c2" office:value-type="string">
            <text:p text:style-name="P70"/>
          </table:table-cell>
          <table:table-cell table:style-name="Таблица3.d2" office:value-type="string">
            <text:p text:style-name="P70"/>
          </table:table-cell>
          <table:table-cell table:style-name="Таблица3.e2" office:value-type="string">
            <text:p text:style-name="P70"/>
          </table:table-cell>
          <table:table-cell table:style-name="Таблица3.f2" office:value-type="string">
            <text:p text:style-name="P70"/>
          </table:table-cell>
          <table:table-cell table:style-name="Таблица3.g2" office:value-type="string">
            <text:p text:style-name="P70"/>
          </table:table-cell>
        </table:table-row>
      </table:table>
      <text:p text:style-name="P23"/>
      <text:p text:style-name="P24">Выходная лента (x=5, y=4):</text:p>
      <text:p text:style-name="P23"><draw:frame text:anchor-type="paragraph" draw:z-index="2" draw:style-name="gr9" svg:width="0.795cm" svg:height="0.525cm" svg:x="3.669cm" svg:y="0.176cm"><draw:text-box><text:p>x+y</text:p></draw:text-box></draw:frame><draw:frame text:anchor-type="paragraph" draw:z-index="3" draw:style-name="gr9" svg:width="0.795cm" svg:height="0.525cm" svg:x="10.814cm" svg:y="0.176cm"><draw:text-box><text:p>x+y</text:p></draw:text-box></draw:frame></text:p>
      <text:p text:style-name="P23"/>
      <text:p text:style-name="P22"><draw:g text:anchor-type="paragraph" draw:z-index="0" draw:style-name="gr1"><draw:g draw:style-name="gr2"><draw:g draw:style-name="gr2"><draw:custom-shape draw:style-name="gr3" draw:text-style-name="P137" svg:width="0.168cm" svg:height="0.98cm" draw:transform="rotate (-1.5707963267949) translate (7.38363888888889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8.44902777777778cm 0.28575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9.509125cm 0.278694444444444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0.5692222222222cm 0.276930555555556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1.6328472222222cm 0.276930555555556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2.684125cm 0.276930555555556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3.7389305555556cm 0.276930555555556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4.8166666666667cm 0.271638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" draw:text-style-name="P137" svg:width="0.168cm" svg:height="0.98cm" draw:transform="rotate (-1.5707963267949) translate (15.8697083333333cm 0.271638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draw:g><draw:g draw:style-name="gr2"><draw:custom-shape draw:style-name="gr4" draw:text-style-name="P137" svg:width="0.168cm" svg:height="0.451cm" draw:transform="rotate (-1.5707963267949) translate (6.31648611111111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5.79261111111111cm 0.28575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5.27402777777778cm 0.28575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4.73251388888889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4.19805555555556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3.67594444444444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3.14148611111111cm 0.291041666666667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2.60879166666667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4" draw:text-style-name="P137" svg:width="0.168cm" svg:height="0.451cm" draw:transform="rotate (-1.5707963267949) translate (2.079625cm 0.287513888888889cm)"><text:p/>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draw:g></draw:g><draw:g draw:style-name="gr2"><draw:custom-shape draw:style-name="gr5" draw:text-style-name="P137" svg:width="0.481cm" svg:height="4.668cm" draw:transform="rotate (-1.5707963267949) translate (6.32883333333333cm -0.2734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draw:style-name="gr6" draw:text-style-name="P137" svg:width="0.481cm" svg:height="9.431cm" draw:transform="rotate (-1.5707963267949) translate (15.8485416666667cm -0.27340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draw:g></draw:g></text:p>
      <table:table table:name="Таблица2" table:style-name="Таблица2">
        <table:table-column table:style-name="Таблица2.A"/>
        <table:table-column table:style-name="Таблица2.B" table:number-columns-repeated="9"/>
        <table:table-column table:style-name="Таблица2.A"/>
        <table:table-column table:style-name="Таблица2.B" table:number-columns-repeated="10"/>
        <table:table-column table:style-name="Таблица2.A"/>
        <table:table-column table:style-name="Таблица2.B" table:number-columns-repeated="5"/>
        <table:table-column table:style-name="Таблица2.A"/>
        <table:table-column table:style-name="Таблица2.B" table:number-columns-repeated="4"/>
        <table:table-column table:style-name="Таблица2.g"/>
        <table:table-row>
          <table:table-cell table:style-name="Таблица2.A1" office:value-type="string">
            <text:p text:style-name="P73">0</text:p>
          </table:table-cell>
          <table:table-cell table:style-name="Таблица2.B1" office:value-type="string">
            <text:p text:style-name="P73">0</text:p>
          </table:table-cell>
          <table:table-cell table:style-name="Таблица2.B1" office:value-type="string">
            <text:p text:style-name="P73">0</text:p>
          </table:table-cell>
          <table:table-cell table:style-name="Таблица2.D1" office:value-type="string">
            <text:p text:style-name="P67">1</text:p>
          </table:table-cell>
          <table:table-cell table:style-name="Таблица2.E1" office:value-type="string">
            <text:p text:style-name="P67">1</text:p>
          </table:table-cell>
          <table:table-cell table:style-name="Таблица2.F1" office:value-type="string">
            <text:p text:style-name="P67">1</text:p>
          </table:table-cell>
          <table:table-cell table:style-name="Таблица2.G1" office:value-type="string">
            <text:p text:style-name="P67">1</text:p>
          </table:table-cell>
          <table:table-cell table:style-name="Таблица2.H1" office:value-type="string">
            <text:p text:style-name="P67">1</text:p>
          </table:table-cell>
          <table:table-cell table:style-name="Таблица2.I1" office:value-type="string">
            <text:p text:style-name="P67">1</text:p>
          </table:table-cell>
          <table:table-cell table:style-name="Таблица2.J1" office:value-type="string">
            <text:p text:style-name="P67">1</text:p>
          </table:table-cell>
          <table:table-cell table:style-name="Таблица2.K1" office:value-type="string">
            <text:p text:style-name="P67">1</text:p>
          </table:table-cell>
          <table:table-cell table:style-name="Таблица2.L1" office:value-type="string">
            <text:p text:style-name="P69">1</text:p>
          </table:table-cell>
          <table:table-cell table:style-name="Таблица2.M1" office:value-type="string">
            <text:p text:style-name="P67">0</text:p>
          </table:table-cell>
          <table:table-cell table:style-name="Таблица2.N1" office:value-type="string">
            <text:p text:style-name="P67">1</text:p>
          </table:table-cell>
          <table:table-cell table:style-name="Таблица2.O1" office:value-type="string">
            <text:p text:style-name="P67">0</text:p>
          </table:table-cell>
          <table:table-cell table:style-name="Таблица2.P1" office:value-type="string">
            <text:p text:style-name="P67">1</text:p>
          </table:table-cell>
          <table:table-cell table:style-name="Таблица2.Q1" office:value-type="string">
            <text:p text:style-name="P67">0</text:p>
          </table:table-cell>
          <table:table-cell table:style-name="Таблица2.R1" office:value-type="string">
            <text:p text:style-name="P67">1</text:p>
          </table:table-cell>
          <table:table-cell table:style-name="Таблица2.S1" office:value-type="string">
            <text:p text:style-name="P67">0</text:p>
          </table:table-cell>
          <table:table-cell table:style-name="Таблица2.T1" office:value-type="string">
            <text:p text:style-name="P67">1</text:p>
          </table:table-cell>
          <table:table-cell table:style-name="Таблица2.U1" office:value-type="string">
            <text:p text:style-name="P67">0</text:p>
          </table:table-cell>
          <table:table-cell table:style-name="Таблица2.V1" office:value-type="string">
            <text:p text:style-name="P67">1</text:p>
          </table:table-cell>
          <table:table-cell table:style-name="Таблица2.W1" office:value-type="string">
            <text:p text:style-name="P67">0</text:p>
          </table:table-cell>
          <table:table-cell table:style-name="Таблица2.X1" office:value-type="string">
            <text:p text:style-name="P67">1</text:p>
          </table:table-cell>
          <table:table-cell table:style-name="Таблица2.Y1" office:value-type="string">
            <text:p text:style-name="P67">0</text:p>
          </table:table-cell>
          <table:table-cell table:style-name="Таблица2.Z1" office:value-type="string">
            <text:p text:style-name="P67">1</text:p>
          </table:table-cell>
          <table:table-cell table:style-name="Таблица2.a1" office:value-type="string">
            <text:p text:style-name="P67">0</text:p>
          </table:table-cell>
          <table:table-cell table:style-name="Таблица2.b1" office:value-type="string">
            <text:p text:style-name="P69">1</text:p>
          </table:table-cell>
          <table:table-cell table:style-name="Таблица2.c1" office:value-type="string">
            <text:p text:style-name="P69">0</text:p>
          </table:table-cell>
          <table:table-cell table:style-name="Таблица2.d1" office:value-type="string">
            <text:p text:style-name="P69">1</text:p>
          </table:table-cell>
          <table:table-cell table:style-name="Таблица2.B1" office:value-type="string">
            <text:p text:style-name="P75">0</text:p>
          </table:table-cell>
          <table:table-cell table:style-name="Таблица2.B1" office:value-type="string">
            <text:p text:style-name="P75">0</text:p>
          </table:table-cell>
          <table:table-cell table:style-name="Таблица2.B1" office:value-type="string">
            <text:p text:style-name="P75">0</text:p>
          </table:table-cell>
        </table:table-row>
        <table:table-row>
          <table:table-cell table:style-name="Таблица2.A2" office:value-type="string">
            <text:p text:style-name="P68"/>
          </table:table-cell>
          <table:table-cell table:style-name="Таблица2.B2" office:value-type="string">
            <text:p text:style-name="P68"/>
          </table:table-cell>
          <table:table-cell table:style-name="Таблица2.C2" office:value-type="string">
            <text:p text:style-name="P68"/>
          </table:table-cell>
          <table:table-cell table:style-name="Таблица2.D2" office:value-type="string">
            <text:p text:style-name="P78">▲</text:p>
            <text:p text:style-name="P66">q<text:span text:style-name="T6">0</text:span></text:p>
          </table:table-cell>
          <table:table-cell table:style-name="Таблица2.E2" office:value-type="string">
            <text:p text:style-name="P68"/>
          </table:table-cell>
          <table:table-cell table:style-name="Таблица2.F2" office:value-type="string">
            <text:p text:style-name="P68"/>
          </table:table-cell>
          <table:table-cell table:style-name="Таблица2.G2" office:value-type="string">
            <text:p text:style-name="P68"/>
          </table:table-cell>
          <table:table-cell table:style-name="Таблица2.H2" office:value-type="string">
            <text:p text:style-name="P68"/>
          </table:table-cell>
          <table:table-cell table:style-name="Таблица2.I2" office:value-type="string">
            <text:p text:style-name="P68"/>
          </table:table-cell>
          <table:table-cell table:style-name="Таблица2.J2" office:value-type="string">
            <text:p text:style-name="P68"/>
          </table:table-cell>
          <table:table-cell table:style-name="Таблица2.K2" office:value-type="string">
            <text:p text:style-name="P68"/>
          </table:table-cell>
          <table:table-cell table:style-name="Таблица2.L2" office:value-type="string">
            <text:p text:style-name="P68"/>
          </table:table-cell>
          <table:table-cell table:style-name="Таблица2.M2" office:value-type="string">
            <text:p text:style-name="P68"/>
          </table:table-cell>
          <table:table-cell table:style-name="Таблица2.N2" office:value-type="string">
            <text:p text:style-name="P68"/>
          </table:table-cell>
          <table:table-cell table:style-name="Таблица2.O2" office:value-type="string">
            <text:p text:style-name="P68"/>
          </table:table-cell>
          <table:table-cell table:style-name="Таблица2.P2" office:value-type="string">
            <text:p text:style-name="P68"/>
          </table:table-cell>
          <table:table-cell table:style-name="Таблица2.Q2" office:value-type="string">
            <text:p text:style-name="P68"/>
          </table:table-cell>
          <table:table-cell table:style-name="Таблица2.R2" office:value-type="string">
            <text:p text:style-name="P68"/>
          </table:table-cell>
          <table:table-cell table:style-name="Таблица2.S2" office:value-type="string">
            <text:p text:style-name="P68"/>
          </table:table-cell>
          <table:table-cell table:style-name="Таблица2.T2" office:value-type="string">
            <text:p text:style-name="P68"/>
          </table:table-cell>
          <table:table-cell table:style-name="Таблица2.U2" office:value-type="string">
            <text:p text:style-name="P68"/>
          </table:table-cell>
          <table:table-cell table:style-name="Таблица2.V2" office:value-type="string">
            <text:p text:style-name="P68"/>
          </table:table-cell>
          <table:table-cell table:style-name="Таблица2.W2" office:value-type="string">
            <text:p text:style-name="P68"/>
          </table:table-cell>
          <table:table-cell table:style-name="Таблица2.X2" office:value-type="string">
            <text:p text:style-name="P68"/>
          </table:table-cell>
          <table:table-cell table:style-name="Таблица2.Y2" office:value-type="string">
            <text:p text:style-name="P68"/>
          </table:table-cell>
          <table:table-cell table:style-name="Таблица2.Z2" office:value-type="string">
            <text:p text:style-name="P68"/>
          </table:table-cell>
          <table:table-cell table:style-name="Таблица2.a2" office:value-type="string">
            <text:p text:style-name="P68"/>
          </table:table-cell>
          <table:table-cell table:style-name="Таблица2.b2" office:value-type="string">
            <text:p text:style-name="P68"/>
          </table:table-cell>
          <table:table-cell table:style-name="Таблица2.c2" office:value-type="string">
            <text:p text:style-name="P68"/>
          </table:table-cell>
          <table:table-cell table:style-name="Таблица2.d2" office:value-type="string">
            <text:p text:style-name="P68"/>
          </table:table-cell>
          <table:table-cell table:style-name="Таблица2.e2" office:value-type="string">
            <text:p text:style-name="P79"/>
          </table:table-cell>
          <table:table-cell table:style-name="Таблица2.f2" office:value-type="string">
            <text:p text:style-name="P79"/>
          </table:table-cell>
          <table:table-cell table:style-name="Таблица2.g2" office:value-type="string">
            <text:p text:style-name="P68"/>
          </table:table-cell>
        </table:table-row>
      </table:table>
      <text:p text:style-name="P22"/>
      <text:p text:style-name="P11">16. Проверить работу машины Тьюринга для конкретных значений x,y (2 б.).</text:p>
      <text:p text:style-name="P54"><text:tab/>I. Тестирование на значениях x=2, y=3 <text:span text:style-name="T40">по состояниям (изменено 154 состояния)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21"/>
        <table:table-row>
          <table:table-cell table:style-name="Таблица4.A1" office:value-type="string">
            <text:p text:style-name="P81">q<text:span text:style-name="T5">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109">1</text:p>
          </table:table-cell>
          <table:table-cell table:style-name="Таблица4.D1" office:value-type="string">
            <text:p text:style-name="P95">1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1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1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1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  <table:table-cell table:style-name="Таблица4.D1" office:value-type="string">
            <text:p text:style-name="P95">0</text:p>
          </table:table-cell>
        </table:table-row>
        <table:table-row>
          <table:table-cell table:style-name="Таблица4.A2" office:value-type="string">
            <text:p text:style-name="P81">q<text:span text:style-name="T5">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1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1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1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110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110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1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  <table:table-cell table:style-name="Таблица4.D2" office:value-type="string">
            <text:p text:style-name="P81">0</text:p>
          </table:table-cell>
        </table:table-row>
        <table:table-row>
          <table:table-cell table:style-name="Таблица4.A2" office:value-type="string">
            <text:p text:style-name="P81">q<text:span text:style-name="T5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ext:soft-page-break/>
        <table:table-row>
          <table:table-cell table:style-name="Таблица4.A2" office:value-type="string">
            <text:p text:style-name="P82">q<text:span text:style-name="T8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1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111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2">q<text:span text:style-name="T8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111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1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  <table:table-cell table:style-name="Таблица4.D2" office:value-type="string">
            <text:p text:style-name="P96">0</text:p>
          </table:table-cell>
        </table:table-row>
        <table:table-row>
          <table:table-cell table:style-name="Таблица4.A2" office:value-type="string">
            <text:p text:style-name="P83">q<text:span text:style-name="T9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112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112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112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112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3">q<text:span text:style-name="T9">1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1</text:p>
          </table:table-cell>
          <table:table-cell table:style-name="Таблица4.D2" office:value-type="string">
            <text:p text:style-name="P112">0</text:p>
          </table:table-cell>
          <table:table-cell table:style-name="Таблица4.D2" office:value-type="string">
            <text:p text:style-name="P97">0</text:p>
          </table:table-cell>
          <table:table-cell table:style-name="Таблица4.D2" office:value-type="string">
            <text:p text:style-name="P97">0</text:p>
          </table:table-cell>
        </table:table-row>
        <table:table-row>
          <table:table-cell table:style-name="Таблица4.A2" office:value-type="string">
            <text:p text:style-name="P84">q<text:span text:style-name="T9">1</text:span><text:span text:style-name="T10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123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</table:table-row>
        <table:table-row>
          <table:table-cell table:style-name="Таблица4.A2" office:value-type="string">
            <text:p text:style-name="P84">q<text:span text:style-name="T9">1</text:span><text:span text:style-name="T1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123">1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</table:table-row>
        <table:table-row>
          <table:table-cell table:style-name="Таблица4.A2" office:value-type="string">
            <text:p text:style-name="P84">q<text:span text:style-name="T10">1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123">0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1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  <table:table-cell table:style-name="Таблица4.D2" office:value-type="string">
            <text:p text:style-name="P98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113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113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5">q<text:span text:style-name="T9">1</text:span><text:span text:style-name="T11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113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1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  <table:table-cell table:style-name="Таблица4.D2" office:value-type="string">
            <text:p text:style-name="P99">0</text:p>
          </table:table-cell>
        </table:table-row>
        <table:table-row>
          <table:table-cell table:style-name="Таблица4.A2" office:value-type="string">
            <text:p text:style-name="P86">q<text:span text:style-name="T12">2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2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ext:soft-page-break/>
        <table:table-row>
          <table:table-cell table:style-name="Таблица4.A2" office:value-type="string">
            <text:p text:style-name="P86">q<text:span text:style-name="T12">1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14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6">q<text:span text:style-name="T12">1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14">0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1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  <table:table-cell table:style-name="Таблица4.D2" office:value-type="string">
            <text:p text:style-name="P100">0</text:p>
          </table:table-cell>
        </table:table-row>
        <table:table-row>
          <table:table-cell table:style-name="Таблица4.A2" office:value-type="string">
            <text:p text:style-name="P87">q<text:span text:style-name="T13">1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15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7">q<text:span text:style-name="T13">1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15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7">q<text:span text:style-name="T9">1</text:span><text:span text:style-name="T13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15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7">q<text:span text:style-name="T9">1</text:span><text:span text:style-name="T13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15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7">q<text:span text:style-name="T9">1</text:span><text:span text:style-name="T13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15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7">q<text:span text:style-name="T13">1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15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1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  <table:table-cell table:style-name="Таблица4.D2" office:value-type="string">
            <text:p text:style-name="P101">0</text:p>
          </table:table-cell>
        </table:table-row>
        <table:table-row>
          <table:table-cell table:style-name="Таблица4.A2" office:value-type="string">
            <text:p text:style-name="P88">q<text:span text:style-name="T14">2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16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</table:table-row>
        <table:table-row>
          <table:table-cell table:style-name="Таблица4.A2" office:value-type="string">
            <text:p text:style-name="P88">q<text:span text:style-name="T14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16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</table:table-row>
        <table:table-row>
          <table:table-cell table:style-name="Таблица4.A2" office:value-type="string">
            <text:p text:style-name="P88">q<text:span text:style-name="T14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16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</table:table-row>
        <table:table-row>
          <table:table-cell table:style-name="Таблица4.A2" office:value-type="string">
            <text:p text:style-name="P88">q<text:span text:style-name="T14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16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1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  <table:table-cell table:style-name="Таблица4.D2" office:value-type="string">
            <text:p text:style-name="P102">0</text:p>
          </table:table-cell>
        </table:table-row>
        <table:table-row>
          <table:table-cell table:style-name="Таблица4.A2" office:value-type="string">
            <text:p text:style-name="P89">q<text:span text:style-name="T15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15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17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15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15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15">2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9">1</text:span><text:span text:style-name="T1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9">1</text:span><text:span text:style-name="T1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17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9">1</text:span><text:span text:style-name="T1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17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9">1</text:span><text:span text:style-name="T15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17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89">q<text:span text:style-name="T9">1</text:span><text:span text:style-name="T15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17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1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  <table:table-cell table:style-name="Таблица4.D2" office:value-type="string">
            <text:p text:style-name="P103">0</text:p>
          </table:table-cell>
        </table:table-row>
        <table:table-row>
          <table:table-cell table:style-name="Таблица4.A2" office:value-type="string">
            <text:p text:style-name="P90">q<text:span text:style-name="T9">1</text:span><text:span text:style-name="T16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18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</table:table-row>
        <table:table-row>
          <table:table-cell table:style-name="Таблица4.A2" office:value-type="string">
            <text:p text:style-name="P90">q<text:span text:style-name="T16">2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18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</table:table-row>
        <table:table-row>
          <table:table-cell table:style-name="Таблица4.A2" office:value-type="string">
            <text:p text:style-name="P90">q<text:span text:style-name="T16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18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1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  <table:table-cell table:style-name="Таблица4.D2" office:value-type="string">
            <text:p text:style-name="P104">0</text:p>
          </table:table-cell>
        </table:table-row>
        <table:table-row>
          <table:table-cell table:style-name="Таблица4.A2" office:value-type="string">
            <text:p text:style-name="P91">q<text:span text:style-name="T17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19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</table:table-row>
        <table:table-row>
          <table:table-cell table:style-name="Таблица4.A2" office:value-type="string">
            <text:p text:style-name="P91">q<text:span text:style-name="T17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19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</table:table-row>
        <table:table-row>
          <table:table-cell table:style-name="Таблица4.A2" office:value-type="string">
            <text:p text:style-name="P91">q<text:span text:style-name="T17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19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</table:table-row>
        <table:table-row>
          <table:table-cell table:style-name="Таблица4.A2" office:value-type="string">
            <text:p text:style-name="P91">q<text:span text:style-name="T17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19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</table:table-row>
        <table:table-row>
          <table:table-cell table:style-name="Таблица4.A2" office:value-type="string">
            <text:p text:style-name="P91">q<text:span text:style-name="T17">2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19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1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  <table:table-cell table:style-name="Таблица4.D2" office:value-type="string">
            <text:p text:style-name="P105">0</text:p>
          </table:table-cell>
        </table:table-row>
        <table:table-row>
          <table:table-cell table:style-name="Таблица4.A2" office:value-type="string">
            <text:p text:style-name="P92">q<text:span text:style-name="T18">1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20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</table:table-row>
        <table:table-row>
          <table:table-cell table:style-name="Таблица4.A2" office:value-type="string">
            <text:p text:style-name="P92">q<text:span text:style-name="T9">1</text:span><text:span text:style-name="T18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20">0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1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  <table:table-cell table:style-name="Таблица4.D2" office:value-type="string">
            <text:p text:style-name="P106">0</text:p>
          </table:table-cell>
        </table:table-row>
        <table:table-row>
          <table:table-cell table:style-name="Таблица4.A2" office:value-type="string">
            <text:p text:style-name="P93">q<text:span text:style-name="T9">1</text:span><text:span text:style-name="T19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9">1</text:span><text:span text:style-name="T19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2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9">1</text:span><text:span text:style-name="T19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9">1</text:span><text:span text:style-name="T19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1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3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1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9">1</text:span><text:span text:style-name="T19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4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ext:soft-page-break/>
        <table:table-row>
          <table:table-cell table:style-name="Таблица4.A2" office:value-type="string">
            <text:p text:style-name="P93">q<text:span text:style-name="T19">2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24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3">q<text:span text:style-name="T19">25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1</text:p>
          </table:table-cell>
          <table:table-cell table:style-name="Таблица4.D2" office:value-type="string">
            <text:p text:style-name="P121">1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  <table:table-cell table:style-name="Таблица4.D2" office:value-type="string">
            <text:p text:style-name="P107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6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20">2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7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8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22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19">2</text:span><text:span text:style-name="T20">9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22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  <table:table-row>
          <table:table-cell table:style-name="Таблица4.A2" office:value-type="string">
            <text:p text:style-name="P94">q<text:span text:style-name="T20">0</text:span></text:p>
          </table:table-cell>
          <table:table-cell table:style-name="Таблица4.B1" office:value-type="string">
            <text:p text:style-name="P80"/>
          </table:table-cell>
          <table:table-cell table:style-name="Таблица4.C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22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1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  <table:table-cell table:style-name="Таблица4.D2" office:value-type="string">
            <text:p text:style-name="P108">0</text:p>
          </table:table-cell>
        </table:table-row>
      </table:table>
      <text:p text:style-name="P54"/>
      <text:p text:style-name="P54"/>
      <text:p text:style-name="P54"><text:tab/>II. Тестирование на виртуальной модели машины Тьюринга (<text:span text:style-name="T39">сайт igpu.ru</text:span>)</text:p>
      <text:p text:style-name="P30">Для тестирования <text:span text:style-name="T38">перейти </text:span><text:a xlink:type="simple" xlink:href="http://matinf.igpu.ru/simulator/tm.html" text:style-name="Internet_20_link" text:visited-style-name="Visited_20_Internet_20_Link"><text:span text:style-name="T38">http://matinf.igpu.ru/simulator/tm.html</text:span></text:a><text:span text:style-name="T38"> или через короткий адрес:</text:span></text:p>
      <text:p text:style-name="P27"><text:a xlink:type="simple" xlink:href="https://vk.cc/s3pQQ" text:style-name="Internet_20_link" text:visited-style-name="Visited_20_Internet_20_Link">https://vk.cc/s3pQQ</text:a></text:p>
      <text:p text:style-name="P27"/>
      <text:p text:style-name="P29">Состояние: z0 <text:span text:style-name="T38">(Начальное состояние)</text:span></text:p>
      <text:p text:style-name="P29">Конфигурация: 00000000 00111110 10101010 00000000 00000 <text:span text:style-name="T38">(Без пробелов, входная конфигурация ленты)</text:span></text:p>
      <text:p text:style-name="P29">Состояния: q1 q3 q4 q5 q6 q7 q8 q9 q10 q11 q12 q13 q14 q15 q16 q17 q18 q19 q20 q21 q22 q23 q24 q25 q26 q27 q28 q29 <text:span text:style-name="T38">(список всех используемых состояний)</text:span></text:p>
      <text:p text:style-name="P29">Программа <text:span text:style-name="T37">для проверки</text:span>:</text:p>
      <text:section text:style-name="Sect1" text:name="Раздел1">
        <text:p text:style-name="P33">//Начальные значения</text:p>
        <text:p text:style-name="P40">0z0-&gt;0z0R <text:span text:style-name="T22">//лента заполнена пустыми символами</text:span></text:p>
        <text:p text:style-name="P40">1z0-&gt;1q1H</text:p>
        <text:p text:style-name="P40"/>
        <text:p text:style-name="P33">//1я часть</text:p>
        <text:p text:style-name="P33">//Разделяем ленту нулем</text:p>
        <text:p text:style-name="P40">1q1-&gt;1q3R</text:p>
        <text:p text:style-name="P40">1q3-&gt;1q3R</text:p>
        <text:p text:style-name="P40">0q3-&gt;0q4L</text:p>
        <text:p text:style-name="P40">1q4-&gt;0q5R</text:p>
        <text:p text:style-name="P34">//Дописываем единиц в последовательность слева, забивая нули 1ми справа с правого края</text:p>
        <text:p text:style-name="P40">0q5-&gt;0q6R <text:span text:style-name="T22">// шагаем в край</text:span></text:p>
        <text:p text:style-name="P40">1q6-&gt;1q5R</text:p>
        <text:p text:style-name="P40">0q6-&gt;1q7L <text:span text:style-name="T22">// ++y</text:span></text:p>
        <text:p text:style-name="P33">//идем в левый край ленты убирать 1</text:p>
        <text:p text:style-name="P40">0q7-&gt;0q8L</text:p>
        <text:p text:style-name="P40">1q8-&gt;1q7L</text:p>
        <text:p text:style-name="P40"/>
        <text:p text:style-name="P33">//2я часть</text:p>
        <text:p text:style-name="P33">//Перешагиваем через разделитель</text:p>
        <text:p text:style-name="P40">0q8-&gt;0q9L</text:p>
        <text:p text:style-name="P40">1q9-&gt;1q9L</text:p>
        <text:p text:style-name="P40">0q9-&gt;0q10R</text:p>
        <text:p text:style-name="P33">//убираем 1 слева</text:p>
        <text:p text:style-name="P40">1q10-&gt;0q11R</text:p>
        <text:p text:style-name="P40">1q11-&gt;1q11R</text:p>
        <text:p text:style-name="P33">//Перешагиваем разделитель</text:p>
        <text:p text:style-name="P40">0q11-&gt;0q12R</text:p>
        <text:p text:style-name="P40">0q12-&gt;0q6R</text:p>
        <text:p text:style-name="P33">//Стоим на разделителе</text:p>
        <text:p text:style-name="P33">//Идем в конец правой части</text:p>
        <text:p text:style-name="P40"><text:soft-page-break/>0q10-&gt;0q13R</text:p>
        <text:p text:style-name="P40">0q13-&gt;0q14R</text:p>
        <text:p text:style-name="P40">1q14-&gt;1q13R</text:p>
        <text:p text:style-name="P33">//Находимся за правым краем ленты</text:p>
        <text:p text:style-name="P40"/>
        <text:p text:style-name="P33">//3 часть</text:p>
        <text:p text:style-name="P40">0q14-&gt;0q15L</text:p>
        <text:p text:style-name="P40">0q15-&gt;0q15L</text:p>
        <text:p text:style-name="P40">1q15-&gt;1q16L</text:p>
        <text:p text:style-name="P40">0q16-&gt;1q17L</text:p>
        <text:p text:style-name="P33">//шагаем до разделителя</text:p>
        <text:p text:style-name="P40">1q17-&gt;1q18L</text:p>
        <text:p text:style-name="P40">0q18-&gt;0q17L</text:p>
        <text:p text:style-name="P33">//перешагиваем через разделитель</text:p>
        <text:p text:style-name="P40">0q17-&gt;0q19L</text:p>
        <text:p text:style-name="P33">//проходим все единицы</text:p>
        <text:p text:style-name="P40">1q19-&gt;1q19L</text:p>
        <text:p text:style-name="P40">0q19-&gt;1q20R</text:p>
        <text:p text:style-name="P40">1q20-&gt;1q20R</text:p>
        <text:p text:style-name="P33">//на месте разделителя</text:p>
        <text:p text:style-name="P40">0q20-&gt;0q21R</text:p>
        <text:p text:style-name="P33">//шагаем вправо</text:p>
        <text:p text:style-name="P40">0q21-&gt;0q22R</text:p>
        <text:p text:style-name="P40">1q22-&gt;1q21R</text:p>
        <text:p text:style-name="P33">//откатываемся до 1 слева в правой части</text:p>
        <text:p text:style-name="P40">1q21-&gt;1q23R</text:p>
        <text:p text:style-name="P40">1q23-&gt;1q23L</text:p>
        <text:p text:style-name="P40">0q23-&gt;1q17L</text:p>
        <text:p text:style-name="P40">1q18-&gt;1q24R</text:p>
        <text:p text:style-name="P40">1q24-&gt;1q25R</text:p>
        <text:p text:style-name="P40"/>
        <text:p text:style-name="P33">//4я часть</text:p>
        <text:p text:style-name="P33">//ставим вторую часть</text:p>
        <text:p text:style-name="P40">1q25-&gt;0q26R</text:p>
        <text:p text:style-name="P40">1q26-&gt;1q25R</text:p>
        <text:p text:style-name="P40"/>
        <text:p text:style-name="P35">//5я часть</text:p>
        <text:p text:style-name="P33">//Возврат каретки</text:p>
        <text:p text:style-name="P40">0q26-&gt;0q27L</text:p>
        <text:p text:style-name="P40">1q27-&gt;1q27L</text:p>
        <text:p text:style-name="P40">0q27-&gt;0q28L</text:p>
        <text:p text:style-name="P40">1q28-&gt;1q27L</text:p>
        <text:p text:style-name="P33">//В начальное значение</text:p>
        <text:p text:style-name="P40">0q28-&gt;0q29R</text:p>
        <text:p text:style-name="P33">//Останов</text:p>
        <text:p text:style-name="P40">0q29-&gt;0STOPR</text:p>
      </text:section>
      <text:p text:style-name="P20"/>
      <text:p text:style-name="P11">17. Нарисовать граф, соответствующий построенной МТ. (2 б.)</text:p>
      <text:p text:style-name="P11"><draw:frame text:anchor-type="paragraph" draw:z-index="55" draw:style-name="gr12" svg:width="1.405cm" svg:height="0.489cm" svg:x="2.219cm" svg:y="0.104cm"><draw:text-box><text:p>1→1R <text:s/></text:p></draw:text-box></draw:frame><draw:line text:anchor-type="paragraph" draw:z-index="72" draw:style-name="gr13" draw:text-style-name="P137" svg:x1="14.404cm" svg:y1="0.418cm" svg:x2="14.404cm" svg:y2="2.942cm"><text:p/></draw:line><draw:frame text:anchor-type="paragraph" draw:z-index="75" draw:style-name="gr12" svg:width="1.405cm" svg:height="0.489cm" svg:x="15.672cm" svg:y="0.023cm"><draw:text-box><text:p>1→1L</text:p></draw:text-box></draw:frame><draw:frame text:anchor-type="paragraph" draw:z-index="94" draw:style-name="gr14" draw:text-style-name="P139" svg:width="1.689cm" svg:height="0.733cm" svg:x="5.958cm" svg:y="0.42cm"><draw:text-box><text:p><text:span text:style-name="T49">I</text:span></text:p></draw:text-box></draw:frame></text:p>
      <text:p text:style-name="P16"><draw:path text:anchor-type="paragraph" draw:z-index="53" draw:style-name="gr11" draw:text-style-name="P137" svg:width="0.959cm" svg:height="0.999cm" svg:x="2.353cm" svg:y="0.153cm" svg:viewBox="0 0 960 1000" svg:d="M269 1000c-135-123-308-396-261-589 47-192 268-406 467-411 200-5 486 227 485 468-1 240-342 532-440 532"><text:p/></draw:path><draw:path text:anchor-type="paragraph" draw:z-index="74" draw:style-name="gr11" draw:text-style-name="P137" svg:width="0.959cm" svg:height="0.999cm" svg:x="15.674cm" svg:y="0.116cm" svg:viewBox="0 0 960 1000" svg:d="M269 1000c-135-123-308-396-261-589 47-192 268-406 467-411 200-5 486 227 485 468-1 240-342 532-440 532"><text:p/></draw:path></text:p>
      <text:p text:style-name="P16"><draw:frame text:anchor-type="paragraph" draw:z-index="61" draw:style-name="gr12" svg:width="1.405cm" svg:height="0.489cm" svg:x="7.77cm" svg:y="0.395cm"><draw:text-box><text:p>0→0R <text:s/></text:p></draw:text-box></draw:frame></text:p>
      <text:p text:style-name="P16"><draw:circle text:anchor-type="paragraph" draw:z-index="7" draw:style-name="gr10" draw:text-style-name="P137" svg:width="1.041cm" svg:height="1.041cm" svg:x="0.018cm" svg:y="0.127cm"><text:p text:style-name="P137">q<text:span text:style-name="T47">1</text:span></text:p></draw:circle><draw:circle text:anchor-type="paragraph" draw:z-index="9" draw:style-name="gr10" draw:text-style-name="P137" svg:width="1.041cm" svg:height="1.041cm" svg:x="2.272cm" svg:y="0.18cm"><text:p text:style-name="P137">q<text:span text:style-name="T47">3</text:span></text:p></draw:circle><draw:circle text:anchor-type="paragraph" draw:z-index="10" draw:style-name="gr10" draw:text-style-name="P137" svg:width="1.041cm" svg:height="1.041cm" svg:x="4.487cm" svg:y="0.217cm"><text:p text:style-name="P137">q<text:span text:style-name="T47">4</text:span></text:p></draw:circle><draw:circle text:anchor-type="paragraph" draw:z-index="11" draw:style-name="gr10" draw:text-style-name="P137" svg:width="1.041cm" svg:height="1.041cm" svg:x="6.729cm" svg:y="0.175cm"><text:p text:style-name="P137">q<text:span text:style-name="T47">5</text:span></text:p></draw:circle><draw:circle text:anchor-type="paragraph" draw:z-index="28" draw:style-name="gr10" draw:text-style-name="P137" svg:width="1.041cm" svg:height="1.041cm" svg:x="15.593cm" svg:y="0.143cm"><text:p text:style-name="P137">q<text:span text:style-name="T47">9</text:span></text:p></draw:circle><draw:frame text:anchor-type="paragraph" draw:z-index="54" draw:style-name="gr12" draw:text-style-name="P138" svg:width="1.405cm" svg:height="0.489cm" svg:x="1.058cm" svg:y="0.127cm"><draw:text-box><text:p><text:span text:style-name="T48">1→1R <text:s/></text:span></text:p></draw:text-box></draw:frame><draw:frame text:anchor-type="paragraph" draw:z-index="57" draw:style-name="gr12" svg:width="1.405cm" svg:height="0.489cm" svg:x="3.313cm" svg:y="0.18cm"><draw:text-box><text:p>0→0L <text:s/></text:p></draw:text-box></draw:frame><draw:frame text:anchor-type="paragraph" draw:z-index="58" draw:style-name="gr12" svg:width="1.405cm" svg:height="0.489cm" svg:x="5.528cm" svg:y="0.175cm"><draw:text-box><text:p>1→0R <text:s/></text:p></draw:text-box></draw:frame><draw:circle text:anchor-type="paragraph" draw:z-index="21" draw:style-name="gr10" draw:text-style-name="P137" svg:width="1.041cm" svg:height="1.041cm" svg:x="8.86cm" svg:y="0.206cm"><text:p text:style-name="P137">q<text:span text:style-name="T47">6</text:span></text:p></draw:circle><draw:frame text:anchor-type="paragraph" draw:z-index="65" draw:style-name="gr12" svg:width="1.405cm" svg:height="0.489cm" svg:x="9.901cm" svg:y="0.113cm"><draw:text-box><text:p>0→1L <text:s/></text:p></draw:text-box></draw:frame><draw:circle text:anchor-type="paragraph" draw:z-index="22" draw:style-name="gr10" draw:text-style-name="P137" svg:width="1.041cm" svg:height="1.041cm" svg:x="11.098cm" svg:y="0.215cm"><text:p text:style-name="P137">q<text:span text:style-name="T47">7</text:span></text:p></draw:circle><draw:circle text:anchor-type="paragraph" draw:z-index="27" draw:style-name="gr10" draw:text-style-name="P137" svg:width="1.041cm" svg:height="1.041cm" svg:x="13.335cm" svg:y="0.213cm"><text:p text:style-name="P137">q<text:span text:style-name="T47">8</text:span></text:p></draw:circle><draw:frame text:anchor-type="paragraph" draw:z-index="67" draw:style-name="gr12" svg:width="1.405cm" svg:height="0.489cm" svg:x="12.139cm" svg:y="0.011cm"><draw:text-box><text:p>0→0L <text:s/></text:p></draw:text-box></draw:frame><draw:frame text:anchor-type="paragraph" draw:z-index="71" draw:style-name="gr12" svg:width="1.405cm" svg:height="0.489cm" svg:x="14.497cm" svg:y="0.143cm"><draw:text-box><text:p>0→0L <text:s/></text:p></draw:text-box></draw:frame><draw:frame text:anchor-type="paragraph" draw:z-index="95" draw:style-name="gr14" draw:text-style-name="P139" svg:width="0.854cm" svg:height="0.733cm" svg:x="17.134cm" svg:y="0.18cm"><draw:text-box><text:p><text:span text:style-name="T49">II</text:span></text:p></draw:text-box></draw:frame></text:p>
      <text:p text:style-name="P16"><draw:line text:anchor-type="paragraph" draw:z-index="52" draw:style-name="gr11" draw:text-style-name="P137" svg:x1="1.058cm" svg:y1="0.191cm" svg:x2="2.272cm" svg:y2="0.191cm"><text:p/></draw:line><draw:line text:anchor-type="paragraph" draw:z-index="56" draw:style-name="gr11" draw:text-style-name="P137" svg:x1="3.313cm" svg:y1="0.229cm" svg:x2="4.527cm" svg:y2="0.229cm"><text:p/></draw:line><draw:line text:anchor-type="paragraph" draw:z-index="59" draw:style-name="gr11" draw:text-style-name="P137" svg:x1="5.528cm" svg:y1="0.247cm" svg:x2="6.742cm" svg:y2="0.247cm"><text:p/></draw:line><draw:line text:anchor-type="paragraph" draw:z-index="60" draw:style-name="gr11" draw:text-style-name="P137" svg:x1="7.77cm" svg:y1="0.004cm" svg:x2="8.984cm" svg:y2="0.004cm"><text:p/></draw:line><draw:line text:anchor-type="paragraph" draw:z-index="62" draw:style-name="gr11" draw:text-style-name="P137" svg:x1="8.879cm" svg:y1="0.455cm" svg:x2="7.669cm" svg:y2="0.455cm"><text:p/></draw:line><draw:frame text:anchor-type="paragraph" draw:z-index="63" draw:style-name="gr12" svg:width="1.405cm" svg:height="0.489cm" svg:x="7.77cm" svg:y="0.455cm"><draw:text-box><text:p>1→1R <text:s/></text:p></draw:text-box></draw:frame><draw:line text:anchor-type="paragraph" draw:z-index="64" draw:style-name="gr11" draw:text-style-name="P137" svg:x1="9.901cm" svg:y1="0.229cm" svg:x2="11.115cm" svg:y2="0.229cm"><text:p/></draw:line><draw:line text:anchor-type="paragraph" draw:z-index="66" draw:style-name="gr11" draw:text-style-name="P137" svg:x1="12.139cm" svg:y1="0.064cm" svg:x2="13.353cm" svg:y2="0.064cm"><text:p/></draw:line><draw:line text:anchor-type="paragraph" draw:z-index="68" draw:style-name="gr11" draw:text-style-name="P137" svg:x1="13.353cm" svg:y1="0.427cm" svg:x2="12.139cm" svg:y2="0.427cm"><text:p/></draw:line><draw:line text:anchor-type="paragraph" draw:z-index="70" draw:style-name="gr11" draw:text-style-name="P137" svg:x1="14.376cm" svg:y1="0.21cm" svg:x2="15.59cm" svg:y2="0.21cm"><text:p/></draw:line></text:p>
      <text:p text:style-name="P16"><draw:frame text:anchor-type="paragraph" draw:z-index="69" draw:style-name="gr12" svg:width="1.405cm" svg:height="0.489cm" svg:x="12.139cm" svg:y="0.032cm"><draw:text-box><text:p>1→1L <text:s/></text:p></draw:text-box></draw:frame><draw:line text:anchor-type="paragraph" draw:z-index="76" draw:style-name="gr11" draw:text-style-name="P137" svg:x1="16.111cm" svg:y1="0.21cm" svg:x2="16.111cm" svg:y2="2.2cm"><text:p/></draw:line><draw:frame text:anchor-type="paragraph" draw:z-index="77" draw:style-name="gr12" svg:width="1.405cm" svg:height="0.489cm" svg:x="16.242cm" svg:y="0.395cm"><draw:text-box><text:p>0→0R</text:p></draw:text-box></draw:frame><draw:line text:anchor-type="paragraph" draw:z-index="84" draw:style-name="gr11" draw:text-style-name="P137" svg:x1="11.615cm" svg:y1="2.167cm" svg:x2="9.56cm" svg:y2="0.273cm"><text:p/></draw:line></text:p>
      <text:p text:style-name="P16"><draw:line text:anchor-type="paragraph" draw:z-index="73" draw:style-name="gr13" draw:text-style-name="P137" svg:x1="14.404cm" svg:y1="0.021cm" svg:x2="-0.206cm" svg:y2="0.021cm"><text:p/></draw:line><draw:frame text:anchor-type="paragraph" draw:z-index="81" draw:style-name="gr12" svg:width="1.405cm" svg:height="0.489cm" svg:x="13.25cm" svg:y="0.134cm"><draw:text-box><text:p>1→1R</text:p></draw:text-box></draw:frame><draw:frame text:anchor-type="paragraph" draw:z-index="85" draw:style-name="gr12" svg:width="1.405cm" svg:height="0.489cm" svg:x="10.601cm" svg:y="0.37cm"><draw:text-box><text:p>0→0R</text:p></draw:text-box></draw:frame><draw:line text:anchor-type="paragraph" draw:z-index="93" draw:style-name="gr13" draw:text-style-name="P137" svg:x1="6.426cm" svg:y1="0.021cm" svg:x2="6.426cm" svg:y2="3.499cm"><text:p/></draw:line><draw:frame text:anchor-type="paragraph" draw:z-index="100" draw:style-name="gr12" svg:width="1.405cm" svg:height="0.489cm" svg:x="4.597cm" svg:y="0.152cm"><draw:text-box><text:p>0→0L</text:p></draw:text-box></draw:frame></text:p>
      <text:p text:style-name="P16"><draw:path text:anchor-type="paragraph" draw:z-index="80" draw:style-name="gr11" draw:text-style-name="P137" svg:width="0.959cm" svg:height="0.999cm" svg:x="13.417cm" svg:y="0.143cm" svg:viewBox="0 0 960 1000" svg:d="M269 1000c-135-123-308-396-261-589 47-192 268-406 467-411 200-5 486 227 485 468-1 240-342 532-440 532"><text:p/></draw:path><draw:path text:anchor-type="paragraph" draw:z-index="99" draw:style-name="gr11" draw:text-style-name="P137" svg:width="0.959cm" svg:height="0.999cm" svg:x="4.596cm" svg:y="0.153cm" svg:viewBox="0 0 960 1000" svg:d="M269 1000c-135-123-308-396-261-589 47-192 268-406 467-411 200-5 486 227 485 468-1 240-342 532-440 532"><text:p/></draw:path><draw:frame text:anchor-type="paragraph" draw:z-index="134" draw:style-name="gr14" draw:text-style-name="P139" svg:width="0.854cm" svg:height="0.733cm" svg:x="0.122cm" svg:y="0.018cm"><draw:text-box><text:p><text:span text:style-name="T49">III</text:span></text:p></draw:text-box></draw:frame></text:p>
      <text:p text:style-name="P16"><draw:frame text:anchor-type="paragraph" draw:z-index="89" draw:style-name="gr12" svg:width="1.405cm" svg:height="0.489cm" svg:x="7.828cm" svg:y="0.349cm"><draw:text-box><text:p>0→0R <text:s/></text:p></draw:text-box></draw:frame></text:p>
      <text:p text:style-name="P16"><draw:circle text:anchor-type="paragraph" draw:z-index="29" draw:style-name="gr10" draw:text-style-name="P137" svg:width="1.041cm" svg:height="1.041cm" svg:x="15.602cm" svg:y="0.266cm"><text:p text:style-name="P137">q<text:span text:style-name="T47">10</text:span></text:p></draw:circle><draw:circle text:anchor-type="paragraph" draw:z-index="30" draw:style-name="gr10" draw:text-style-name="P137" svg:width="1.041cm" svg:height="1.041cm" svg:x="13.337cm" svg:y="0.169cm"><text:p text:style-name="P137">q<text:span text:style-name="T47">11</text:span></text:p></draw:circle><draw:frame text:anchor-type="paragraph" draw:z-index="79" draw:style-name="gr12" svg:width="1.405cm" svg:height="0.489cm" svg:x="14.377cm" svg:y="0.071cm"><draw:text-box><text:p>1→0R</text:p></draw:text-box></draw:frame><draw:circle text:anchor-type="paragraph" draw:z-index="31" draw:style-name="gr10" draw:text-style-name="P137" svg:width="1.041cm" svg:height="1.041cm" svg:x="11.107cm" svg:y="0.22cm"><text:p text:style-name="P137">q<text:span text:style-name="T47">12</text:span></text:p></draw:circle><draw:frame text:anchor-type="paragraph" draw:z-index="83" draw:style-name="gr12" svg:width="1.405cm" svg:height="0.489cm" svg:x="12.148cm" svg:y="0.169cm"><draw:text-box><text:p>0→0R</text:p></draw:text-box></draw:frame><draw:circle text:anchor-type="paragraph" draw:z-index="32" draw:style-name="gr10" draw:text-style-name="P137" svg:width="1.041cm" svg:height="1.041cm" svg:x="8.881cm" svg:y="0.22cm"><text:p text:style-name="P137">q<text:span text:style-name="T47">13</text:span></text:p></draw:circle><draw:circle text:anchor-type="paragraph" draw:z-index="35" draw:style-name="gr10" draw:text-style-name="P137" svg:width="1.041cm" svg:height="1.041cm" svg:x="6.787cm" svg:y="0.219cm"><text:p text:style-name="P137">q<text:span text:style-name="T47">14</text:span></text:p></draw:circle><draw:line text:anchor-type="paragraph" draw:z-index="88" draw:style-name="gr11" draw:text-style-name="P137" svg:x1="8.982cm" svg:y1="0.452cm" svg:x2="7.768cm" svg:y2="0.452cm"><text:p/></draw:line><draw:circle text:anchor-type="paragraph" draw:z-index="36" draw:style-name="gr10" draw:text-style-name="P137" svg:width="1.041cm" svg:height="1.041cm" svg:x="4.516cm" svg:y="0.18cm"><text:p text:style-name="P137">q<text:span text:style-name="T47">15</text:span></text:p></draw:circle><draw:frame text:anchor-type="paragraph" draw:z-index="98" draw:style-name="gr12" svg:width="1.405cm" svg:height="0.489cm" svg:x="5.65cm" svg:y="0.079cm"><draw:text-box><text:p>0→0L</text:p></draw:text-box></draw:frame><draw:circle text:anchor-type="paragraph" draw:z-index="37" draw:style-name="gr10" draw:text-style-name="P137" svg:width="1.041cm" svg:height="1.041cm" svg:x="2.244cm" svg:y="0.138cm"><text:p text:style-name="P137">q<text:span text:style-name="T47">16</text:span></text:p></draw:circle><draw:frame text:anchor-type="paragraph" draw:z-index="102" draw:style-name="gr12" svg:width="1.405cm" svg:height="0.489cm" svg:x="3.397cm" svg:y="0.153cm"><draw:text-box><text:p>1→1L</text:p></draw:text-box></draw:frame><draw:circle text:anchor-type="paragraph" draw:z-index="38" draw:style-name="gr10" draw:text-style-name="P137" svg:width="1.041cm" svg:height="1.041cm" svg:x="-0.004cm" svg:y="0.141cm"><text:p text:style-name="P137">q<text:span text:style-name="T47">17</text:span></text:p></draw:circle><draw:frame text:anchor-type="paragraph" draw:z-index="104" draw:style-name="gr12" svg:width="1.405cm" svg:height="0.489cm" svg:x="1.037cm" svg:y="0.138cm"><draw:text-box><text:p>0→1L</text:p></draw:text-box></draw:frame></text:p>
      <text:p text:style-name="P16"><draw:line text:anchor-type="paragraph" draw:z-index="78" draw:style-name="gr11" draw:text-style-name="P137" svg:x1="15.602cm" svg:y1="0.25cm" svg:x2="14.388cm" svg:y2="0.25cm"><text:p/></draw:line><draw:line text:anchor-type="paragraph" draw:z-index="82" draw:style-name="gr11" draw:text-style-name="P137" svg:x1="13.337cm" svg:y1="0.233cm" svg:x2="12.123cm" svg:y2="0.233cm"><text:p/></draw:line><draw:line text:anchor-type="paragraph" draw:z-index="97" draw:style-name="gr11" draw:text-style-name="P137" svg:x1="6.788cm" svg:y1="0.208cm" svg:x2="5.574cm" svg:y2="0.208cm"><text:p/></draw:line><draw:line text:anchor-type="paragraph" draw:z-index="101" draw:style-name="gr11" draw:text-style-name="P137" svg:x1="4.516cm" svg:y1="0.206cm" svg:x2="3.302cm" svg:y2="0.206cm"><text:p/></draw:line><draw:line text:anchor-type="paragraph" draw:z-index="103" draw:style-name="gr11" draw:text-style-name="P137" svg:x1="2.244cm" svg:y1="0.198cm" svg:x2="1.03cm" svg:y2="0.198cm"><text:p/></draw:line><draw:line text:anchor-type="paragraph" draw:z-index="109" draw:style-name="gr11" draw:text-style-name="P137" svg:x1="1.037cm" svg:y1="0.425cm" svg:x2="2.559cm" svg:y2="2.736cm"><text:p/></draw:line><draw:line text:anchor-type="paragraph" draw:z-index="127" draw:style-name="gr11" draw:text-style-name="P137" svg:x1="11.268cm" svg:y1="2.753cm" svg:x2="1.037cm" svg:y2="0.425cm"><text:p/></draw:line></text:p>
      <text:p text:style-name="P16"><draw:path text:anchor-type="paragraph" draw:z-index="86" draw:style-name="gr11" draw:text-style-name="P137" svg:width="6.693cm" svg:height="0.612cm" draw:transform="rotate (3.13478586950702) translate (16.0877901852932cm 0.945717571161497cm)" svg:viewBox="0 0 6694 613" svg:d="M0 612c0 0 1658-586 2783-611 1125-26 3911 612 3911 612"><text:p/></draw:path><draw:frame text:anchor-type="paragraph" draw:z-index="87" draw:style-name="gr12" svg:width="1.405cm" svg:height="0.489cm" svg:x="12.451cm" svg:y="0.437cm"><draw:text-box><text:p>0→0R</text:p></draw:text-box></draw:frame><draw:line text:anchor-type="paragraph" draw:z-index="90" draw:style-name="gr11" draw:text-style-name="P137" svg:x1="7.777cm" svg:y1="0.007cm" svg:x2="8.991cm" svg:y2="0.007cm"><text:p/></draw:line><draw:frame text:anchor-type="paragraph" draw:z-index="91" draw:style-name="gr12" svg:width="1.405cm" svg:height="0.489cm" svg:x="7.828cm" svg:y="0.007cm"><draw:text-box><text:p>1→1R <text:s/></text:p></draw:text-box></draw:frame><draw:line text:anchor-type="paragraph" draw:z-index="105" draw:style-name="gr11" draw:text-style-name="P137" svg:x1="0.704cm" svg:y1="0.208cm" svg:x2="0.704cm" svg:y2="2.198cm"><text:p/></draw:line><draw:line text:anchor-type="paragraph" draw:z-index="107" draw:style-name="gr11" draw:text-style-name="P137" svg:x1="0.318cm" svg:y1="2.149cm" svg:x2="0.318cm" svg:y2="0.159cm"><text:p/></draw:line><draw:frame text:anchor-type="paragraph" draw:z-index="110" draw:style-name="gr12" svg:width="1.405cm" svg:height="0.489cm" svg:x="1.478cm" svg:y="0.205cm"><draw:text-box><text:p>0→0L</text:p></draw:text-box></draw:frame><draw:frame text:anchor-type="paragraph" draw:z-index="128" draw:style-name="gr12" svg:width="1.405cm" svg:height="0.489cm" svg:x="4.821cm" svg:y="0.349cm"><draw:text-box><text:p>0→1L</text:p></draw:text-box></draw:frame></text:p>
      <text:p text:style-name="P16"><draw:frame text:anchor-type="paragraph" draw:z-index="112" draw:style-name="gr12" svg:width="1.405cm" svg:height="0.489cm" svg:x="2.231cm" svg:y="0.206cm"><draw:text-box><text:p>1→1L</text:p></draw:text-box></draw:frame></text:p>
      <text:p text:style-name="P16"><draw:line text:anchor-type="paragraph" draw:z-index="92" draw:style-name="gr13" draw:text-style-name="P137" svg:x1="17.641cm" svg:y1="0.092cm" svg:x2="6.426cm" svg:y2="0.092cm"><text:p/></draw:line><draw:frame text:anchor-type="paragraph" draw:z-index="108" draw:style-name="gr12" svg:width="1.405cm" svg:height="0.489cm" svg:x="-0.975cm" svg:y="0.037cm"><draw:text-box><text:p>0→0L</text:p></draw:text-box></draw:frame><draw:path text:anchor-type="paragraph" draw:z-index="111" draw:style-name="gr11" draw:text-style-name="P137" svg:width="0.959cm" svg:height="0.999cm" svg:x="2.393cm" svg:y="0.183cm" svg:viewBox="0 0 960 1000" svg:d="M269 1000c-135-123-308-396-261-589 47-192 268-406 467-411 200-5 486 227 485 468-1 240-342 532-440 532"><text:p/></draw:path><draw:path text:anchor-type="paragraph" draw:z-index="116" draw:style-name="gr11" draw:text-style-name="P137" svg:width="0.959cm" svg:height="0.999cm" svg:x="4.64cm" svg:y="0.139cm" svg:viewBox="0 0 960 1000" svg:d="M269 1000c-135-123-308-396-261-589 47-192 268-406 467-411 200-5 486 227 485 468-1 240-342 532-440 532"><text:p/></draw:path><draw:path text:anchor-type="paragraph" draw:z-index="125" draw:style-name="gr11" draw:text-style-name="P137" svg:width="0.959cm" svg:height="0.999cm" svg:x="11.214cm" svg:y="0.085cm" svg:viewBox="0 0 960 1000" svg:d="M269 1000c-135-123-308-396-261-589 47-192 268-406 467-411 200-5 486 227 485 468-1 240-342 532-440 532"><text:p/></draw:path><draw:frame text:anchor-type="paragraph" draw:z-index="126" draw:style-name="gr12" svg:width="1.405cm" svg:height="0.489cm" svg:x="12.174cm" svg:y="0.092cm"><draw:text-box><text:p>1→1L</text:p></draw:text-box></draw:frame><draw:frame text:anchor-type="paragraph" draw:z-index="117" draw:style-name="gr12" svg:width="1.405cm" svg:height="0.489cm" svg:x="3.501cm" svg:y="0.383cm"><draw:text-box><text:p>1→1R</text:p></draw:text-box></draw:frame><draw:line text:anchor-type="paragraph" draw:z-index="139" draw:style-name="gr13" draw:text-style-name="P137" svg:x1="14.466cm" svg:y1="0.092cm" svg:x2="14.466cm" svg:y2="3.62cm"><text:p/></draw:line></text:p>
      <text:p text:style-name="P16"><draw:frame text:anchor-type="paragraph" draw:z-index="106" draw:style-name="gr12" svg:width="1.405cm" svg:height="0.489cm" svg:x="0.806cm" svg:y="0.078cm"><draw:text-box><text:p>1→1L</text:p></draw:text-box></draw:frame><draw:frame text:anchor-type="paragraph" draw:z-index="120" draw:style-name="gr12" svg:width="1.405cm" svg:height="0.489cm" svg:x="7.84cm" svg:y="0.309cm"><draw:text-box><text:p>0→0R</text:p></draw:text-box></draw:frame><draw:frame text:anchor-type="paragraph" draw:z-index="143" draw:style-name="gr14" draw:text-style-name="P139" svg:width="0.854cm" svg:height="0.733cm" svg:x="16.872cm" svg:y="0.028cm"><draw:text-box><text:p><text:span text:style-name="T49">IV</text:span></text:p></draw:text-box></draw:frame></text:p>
      <text:p text:style-name="P16"><draw:circle text:anchor-type="paragraph" draw:z-index="41" draw:style-name="gr10" draw:text-style-name="P137" svg:width="1.041cm" svg:height="1.041cm" svg:x="4.56cm" svg:y="0.166cm"><text:p text:style-name="P137">q<text:span text:style-name="T47">20</text:span></text:p></draw:circle><draw:circle text:anchor-type="paragraph" draw:z-index="39" draw:style-name="gr10" draw:text-style-name="P137" svg:width="1.041cm" svg:height="1.041cm" svg:x="0.041cm" svg:y="0.201cm"><text:p text:style-name="P137">q<text:span text:style-name="T47">18</text:span></text:p></draw:circle><draw:circle text:anchor-type="paragraph" draw:z-index="40" draw:style-name="gr10" draw:text-style-name="P137" svg:width="1.041cm" svg:height="1.041cm" svg:x="2.312cm" svg:y="0.21cm"><text:p text:style-name="P137">q<text:span text:style-name="T47">19</text:span></text:p></draw:circle><draw:circle text:anchor-type="paragraph" draw:z-index="42" draw:style-name="gr10" draw:text-style-name="P137" svg:width="1.041cm" svg:height="1.041cm" svg:x="6.8cm" svg:y="0.159cm"><text:p text:style-name="P137">q<text:span text:style-name="T47">21</text:span></text:p></draw:circle><draw:frame text:anchor-type="paragraph" draw:z-index="114" draw:style-name="gr12" svg:width="1.405cm" svg:height="0.489cm" svg:x="3.353cm" svg:y="0.166cm"><draw:text-box><text:p>0→1R</text:p></draw:text-box></draw:frame><draw:frame text:anchor-type="paragraph" draw:z-index="118" draw:style-name="gr12" svg:width="1.405cm" svg:height="0.489cm" svg:x="5.6cm" svg:y="0.139cm"><draw:text-box><text:p>0→0R</text:p></draw:text-box></draw:frame><draw:circle text:anchor-type="paragraph" draw:z-index="43" draw:style-name="gr10" draw:text-style-name="P137" svg:width="1.041cm" svg:height="1.041cm" svg:x="8.874cm" svg:y="0.127cm"><text:p text:style-name="P137">q<text:span text:style-name="T47">22</text:span></text:p></draw:circle><draw:line text:anchor-type="paragraph" draw:z-index="119" draw:style-name="gr11" draw:text-style-name="P137" svg:x1="7.758cm" svg:y1="0.413cm" svg:x2="8.972cm" svg:y2="0.413cm"><text:p/></draw:line><draw:circle text:anchor-type="paragraph" draw:z-index="44" draw:style-name="gr10" draw:text-style-name="P137" svg:width="1.041cm" svg:height="1.041cm" svg:x="11.134cm" svg:y="0.111cm"><text:p text:style-name="P137">q<text:span text:style-name="T47">23</text:span></text:p></draw:circle><draw:circle text:anchor-type="paragraph" draw:z-index="45" draw:style-name="gr10" draw:text-style-name="P137" svg:width="1.041cm" svg:height="1.041cm" svg:x="13.377cm" svg:y="0.109cm"><text:p text:style-name="P137">q<text:span text:style-name="T47">24</text:span></text:p></draw:circle><draw:circle text:anchor-type="paragraph" draw:z-index="46" draw:style-name="gr10" draw:text-style-name="P137" svg:width="1.041cm" svg:height="1.041cm" svg:x="15.644cm" svg:y="0.095cm"><text:p text:style-name="P137">q<text:span text:style-name="T47">25</text:span></text:p></draw:circle><draw:frame text:anchor-type="paragraph" draw:z-index="132" draw:style-name="gr12" svg:width="1.405cm" svg:height="0.489cm" svg:x="14.515cm" svg:y="0.095cm"><draw:text-box><text:p>1→1R</text:p></draw:text-box></draw:frame></text:p>
      <text:p text:style-name="P16"><draw:line text:anchor-type="paragraph" draw:z-index="113" draw:style-name="gr11" draw:text-style-name="P137" svg:x1="3.353cm" svg:y1="0.238cm" svg:x2="4.567cm" svg:y2="0.238cm"><text:p/></draw:line><draw:line text:anchor-type="paragraph" draw:z-index="115" draw:style-name="gr11" draw:text-style-name="P137" svg:x1="5.6cm" svg:y1="0.215cm" svg:x2="6.814cm" svg:y2="0.215cm"><text:p/></draw:line><draw:line text:anchor-type="paragraph" draw:z-index="121" draw:style-name="gr11" draw:text-style-name="P137" svg:x1="8.97cm" svg:y1="0.441cm" svg:x2="7.756cm" svg:y2="0.441cm"><text:p/></draw:line><draw:line text:anchor-type="paragraph" draw:z-index="131" draw:style-name="gr11" draw:text-style-name="P137" svg:x1="14.418cm" svg:y1="0.153cm" svg:x2="15.632cm" svg:y2="0.153cm"><text:p/></draw:line></text:p>
      <text:p text:style-name="P16"><draw:frame text:anchor-type="paragraph" draw:z-index="122" draw:style-name="gr12" svg:width="1.405cm" svg:height="0.489cm" svg:x="7.738cm" svg:y="0.041cm"><draw:text-box><text:p>1→1R</text:p></draw:text-box></draw:frame><draw:frame text:anchor-type="paragraph" draw:z-index="123" draw:style-name="gr12" svg:width="1.405cm" svg:height="0.489cm" svg:x="8.959cm" svg:y="0.467cm"><draw:text-box><text:p>1→1R</text:p></draw:text-box></draw:frame><draw:path text:anchor-type="paragraph" draw:z-index="124" draw:style-name="gr11" draw:text-style-name="P137" svg:width="4.467cm" svg:height="0.729cm" svg:x="7.29cm" svg:y="0.226cm" svg:viewBox="0 0 4468 730" svg:d="M0 0c0 0 1344 719 2127 730 784 11 2341-730 2341-730"><text:p/></draw:path><draw:path text:anchor-type="paragraph" draw:z-index="129" draw:style-name="gr11" draw:text-style-name="P137" svg:width="13.486cm" svg:height="1.276cm" svg:x="0.531cm" svg:y="0.268cm" svg:viewBox="0 0 13487 1277" svg:d="M0 0c0 0 5297 1328 7585 1275 2287-53 5902-1275 5902-1275"><text:p/></draw:path><draw:line text:anchor-type="paragraph" draw:z-index="137" draw:style-name="gr11" draw:text-style-name="P137" svg:x1="15.889cm" svg:y1="3.168cm" svg:x2="15.889cm" svg:y2="0.032cm"><text:p/></draw:line><draw:line text:anchor-type="paragraph" draw:z-index="135" draw:style-name="gr11" draw:text-style-name="P137" svg:x1="16.499cm" svg:y1="0.062cm" svg:x2="16.499cm" svg:y2="3.168cm"><text:p/></draw:line></text:p>
      <text:p text:style-name="P16"/>
      <text:p text:style-name="P16"><draw:frame text:anchor-type="paragraph" draw:z-index="130" draw:style-name="gr12" svg:width="1.405cm" svg:height="0.489cm" svg:x="7.29cm" svg:y="0.083cm"><draw:text-box><text:p>1→1R</text:p></draw:text-box></draw:frame><draw:frame text:anchor-type="paragraph" draw:z-index="138" draw:style-name="gr12" svg:width="1.405cm" svg:height="0.489cm" svg:x="14.658cm" svg:y="0.067cm"><draw:text-box><text:p>1→1R</text:p></draw:text-box></draw:frame><draw:frame text:anchor-type="paragraph" draw:z-index="136" draw:style-name="gr12" svg:width="1.405cm" svg:height="0.489cm" svg:x="16.591cm" svg:y="0.095cm"><draw:text-box><text:p>1→0R</text:p></draw:text-box></draw:frame></text:p>
      <text:p text:style-name="P16"><draw:line text:anchor-type="paragraph" draw:z-index="133" draw:style-name="gr13" draw:text-style-name="P137" svg:x1="14.466cm" svg:y1="0.212cm" svg:x2="-0.229cm" svg:y2="0.212cm"><text:p/></draw:line><draw:line text:anchor-type="paragraph" draw:z-index="140" draw:style-name="gr13" draw:text-style-name="P137" svg:x1="14.466cm" svg:y1="0.212cm" svg:x2="14.466cm" svg:y2="3.068cm"><text:p/></draw:line><draw:frame text:anchor-type="paragraph" draw:z-index="145" draw:style-name="gr12" svg:width="1.405cm" svg:height="0.489cm" svg:x="13.367cm" svg:y="0.212cm"><draw:text-box><text:p>1→1L</text:p></draw:text-box></draw:frame></text:p>
      <text:p text:style-name="P16"><draw:path text:anchor-type="paragraph" draw:z-index="144" draw:style-name="gr11" draw:text-style-name="P137" svg:width="0.959cm" svg:height="0.999cm" svg:x="13.525cm" svg:y="0.138cm" svg:viewBox="0 0 960 1000" svg:d="M269 1000c-135-123-308-396-261-589 47-192 268-406 467-411 200-5 486 227 485 468-1 240-342 532-440 532"><text:p/></draw:path></text:p>
      <text:p text:style-name="P16"><draw:frame text:anchor-type="paragraph" draw:z-index="147" draw:style-name="gr12" svg:width="1.405cm" svg:height="0.489cm" svg:x="12.324cm" svg:y="0.399cm"><draw:text-box><text:p>0→0L</text:p></draw:text-box></draw:frame><draw:frame text:anchor-type="paragraph" draw:z-index="153" draw:style-name="gr14" draw:text-style-name="P139" svg:width="0.854cm" svg:height="0.733cm" svg:x="4.965cm" svg:y="0.078cm"><draw:text-box><text:p><text:span text:style-name="T49">V</text:span></text:p></draw:text-box></draw:frame></text:p>
      <text:p text:style-name="P16"><draw:circle text:anchor-type="paragraph" draw:z-index="51" draw:style-name="gr10" draw:text-style-name="P137" svg:width="1.041cm" svg:height="1.041cm" svg:x="6.761cm" svg:y="0.176cm"><text:p text:style-name="P137">q<text:span text:style-name="T47">0</text:span></text:p></draw:circle><draw:circle text:anchor-type="paragraph" draw:z-index="50" draw:style-name="gr10" draw:text-style-name="P137" svg:width="1.041cm" svg:height="1.041cm" svg:x="9.019cm" svg:y="0.191cm"><text:p text:style-name="P137">q<text:span text:style-name="T47">29</text:span></text:p></draw:circle><draw:circle text:anchor-type="paragraph" draw:z-index="47" draw:style-name="gr10" draw:text-style-name="P137" svg:width="1.041cm" svg:height="1.041cm" svg:x="15.662cm" svg:y="0.164cm"><text:p text:style-name="P137">q<text:span text:style-name="T47">26</text:span></text:p></draw:circle><draw:frame text:anchor-type="paragraph" draw:z-index="142" draw:style-name="gr12" svg:width="1.405cm" svg:height="0.489cm" svg:x="14.485cm" svg:y="0.164cm"><draw:text-box><text:p>0→0L</text:p></draw:text-box></draw:frame><draw:circle text:anchor-type="paragraph" draw:z-index="48" draw:style-name="gr10" draw:text-style-name="P137" svg:width="1.041cm" svg:height="1.041cm" svg:x="13.425cm" svg:y="0.164cm"><text:p text:style-name="P137">q<text:span text:style-name="T47">27</text:span></text:p></draw:circle><draw:circle text:anchor-type="paragraph" draw:z-index="49" draw:style-name="gr10" draw:text-style-name="P137" svg:width="1.041cm" svg:height="1.041cm" svg:x="11.284cm" svg:y="0.217cm"><text:p text:style-name="P137">q<text:span text:style-name="T47">28</text:span></text:p></draw:circle><draw:frame text:anchor-type="paragraph" draw:z-index="151" draw:style-name="gr12" svg:width="1.405cm" svg:height="0.489cm" svg:x="10.146cm" svg:y="0.217cm"><draw:text-box><text:p>0→0R</text:p></draw:text-box></draw:frame><draw:frame text:anchor-type="paragraph" draw:z-index="152" draw:style-name="gr12" svg:width="1.405cm" svg:height="0.489cm" svg:x="7.805cm" svg:y="0.176cm"><draw:text-box><text:p>0→0R</text:p></draw:text-box></draw:frame></text:p>
      <text:p text:style-name="P16"><draw:line text:anchor-type="paragraph" draw:z-index="141" draw:style-name="gr11" draw:text-style-name="P137" svg:x1="15.662cm" svg:y1="0.205cm" svg:x2="14.448cm" svg:y2="0.205cm"><text:p/></draw:line><draw:line text:anchor-type="paragraph" draw:z-index="146" draw:style-name="gr11" draw:text-style-name="P137" svg:x1="13.429cm" svg:y1="0.025cm" svg:x2="12.215cm" svg:y2="0.025cm"><text:p/></draw:line><draw:line text:anchor-type="paragraph" draw:z-index="148" draw:style-name="gr11" draw:text-style-name="P137" svg:x1="12.317cm" svg:y1="0.441cm" svg:x2="13.531cm" svg:y2="0.441cm"><text:p/></draw:line><draw:line text:anchor-type="paragraph" draw:z-index="150" draw:style-name="gr11" draw:text-style-name="P137" svg:x1="11.284cm" svg:y1="0.25cm" svg:x2="10.07cm" svg:y2="0.25cm"><text:p/></draw:line><draw:line text:anchor-type="paragraph" draw:z-index="96" draw:style-name="gr11" draw:text-style-name="P137" svg:x1="9.019cm" svg:y1="0.206cm" svg:x2="7.805cm" svg:y2="0.206cm"><text:p/></draw:line></text:p>
      <text:p text:style-name="P16"><draw:frame text:anchor-type="paragraph" draw:z-index="149" draw:style-name="gr12" svg:width="1.405cm" svg:height="0.489cm" svg:x="12.222cm" svg:y="0.074cm"><draw:text-box><text:p>1→1L</text:p></draw:text-box></draw:frame></text:p>
      <text:p text:style-name="P16"/>
      <text:p text:style-name="P16"/>
      <text:p text:style-name="P11">18. <text:bookmark-start text:name="__DdeLink__68726_2025884832"/>Показать примитивную рекурсивность функции<text:bookmark-end text:name="__DdeLink__68726_2025884832"/> f(x,y) (5 б.)</text:p>
      <text:p text:style-name="P19"><draw:frame draw:style-name="fr1" draw:name="Объект3" text:anchor-type="as-char" svg:y="-0.437cm" svg:width="3.535cm" svg:height="0.559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_20_1" draw:display-name="Arrowhead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4cm" style:type="center"/>
          <style:tab-stop style:position="17.5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officeooo:rsid="0017cf08" officeooo:paragraph-rsid="0017cf08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.147cm" fo:margin-bottom="2.007cm" fo:margin-left="1.804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Министерство связи и массовых коммуникаций Российской Федерации</text:p>
        <text:p text:style-name="MP1">Федеральное государственное образовательное бюджетное учреждение высшего профессионального образования</text:p>
        <text:p text:style-name="MP1">"Сибирский государственный университет телекоммуникаций и информатики" </text:p>
        <text:p text:style-name="MP1">(ФГОБУ ВПО "СибГУТИ")</text:p>
      </style:head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23:02:30.289186268</meta:creation-date>
    <dc:date>2017-01-26T09:50:20.345254600</dc:date>
    <meta:editing-duration>PT8H15M9S</meta:editing-duration>
    <meta:editing-cycles>47</meta:editing-cycles>
    <meta:generator>LibreOffice/4.3.3.2$Linux_X86_64 LibreOffice_project/430m0$Build-2</meta:generator>
    <meta:document-statistic meta:table-count="4" meta:image-count="0" meta:object-count="33" meta:page-count="11" meta:paragraph-count="3724" meta:word-count="4384" meta:character-count="10345" meta:non-whitespace-character-count="9636"/>
  </office:meta>
</office:document-meta>
</file>

<file path=Object 1/content.xml><?xml version="1.0" encoding="utf-8"?>
<math xmlns="http://www.w3.org/1998/Math/MathML" display="block">
  <semantics>
    <mrow>
      <msub>
        <mi>q</mi>
        <mn>1</mn>
      </msub>
      <msup>
        <mn>1</mn>
        <mi>x</mi>
      </msup>
      <msup>
        <mn>01</mn>
        <mi>y</mi>
      </msup>
      <mn>0</mn>
      <mi>⇒</mi>
      <msub>
        <mi>q</mi>
        <mn>0</mn>
      </msub>
      <msup>
        <mn>1</mn>
        <mrow>
          <mi>x</mi>
          <mo stretchy="false">+</mo>
          <mi>y</mi>
        </mrow>
      </msup>
      <msup>
        <mn>01</mn>
        <mrow>
          <mi>y</mi>
          <mo stretchy="false">+</mo>
          <mi>x</mi>
        </mrow>
      </msup>
      <mn>0</mn>
    </mrow>
    <annotation encoding="StarMath 5.0">q_1 1^x 01^y 0 ⇒ q_0 1^{x+y} 01^{ y+x }0</annotation>
  </semantics>
</math>
</file>

<file path=Object 10/content.xml><?xml version="1.0" encoding="utf-8"?>
<math xmlns="http://www.w3.org/1998/Math/MathML" display="block">
  <semantics>
    <mrow>
      <mover accent="true">
        <mi>C</mi>
        <mo>¯</mo>
      </mover>
      <mi>v</mi>
      <mi>B</mi>
    </mrow>
    <annotation encoding="StarMath 5.0">overline{ C } v B</annotation>
  </semantics>
</math>
</file>

<file path=Object 11/content.xml><?xml version="1.0" encoding="utf-8"?>
<math xmlns="http://www.w3.org/1998/Math/MathML" display="block">
  <semantics>
    <mrow>
      <mi>C</mi>
      <mi>v</mi>
      <mover accent="true">
        <mi>B</mi>
        <mo>¯</mo>
      </mover>
    </mrow>
    <annotation encoding="StarMath 5.0">C v overline{ B }</annotation>
  </semantics>
</math>
</file>

<file path=Object 12/content.xml><?xml version="1.0" encoding="utf-8"?>
<math xmlns="http://www.w3.org/1998/Math/MathML" display="block">
  <semantics>
    <mover accent="true">
      <mi>A</mi>
      <mo>¯</mo>
    </mover>
    <annotation encoding="StarMath 5.0">overline{ A }</annotation>
  </semantics>
</math>
</file>

<file path=Object 13/content.xml><?xml version="1.0" encoding="utf-8"?>
<math xmlns="http://www.w3.org/1998/Math/MathML" display="block">
  <semantics>
    <mrow>
      <mover accent="true">
        <mi>B</mi>
        <mo>¯</mo>
      </mover>
      <mi>v</mi>
      <mi>A</mi>
      <mrow>
        <mo fence="true" stretchy="false">(</mo>
        <mrow>
          <mn>6,2</mn>
        </mrow>
        <mo fence="true" stretchy="false">)</mo>
      </mrow>
    </mrow>
    <annotation encoding="StarMath 5.0">overline{ B } v A ( 6,2 )</annotation>
  </semantics>
</math>
</file>

<file path=Object 14/content.xml><?xml version="1.0" encoding="utf-8"?>
<math xmlns="http://www.w3.org/1998/Math/MathML" display="block">
  <semantics>
    <mrow>
      <mi>B</mi>
      <mrow>
        <mo fence="true" stretchy="false">(</mo>
        <mrow>
          <mrow>
            <mn>6,</mn>
            <mn>1</mn>
          </mrow>
        </mrow>
        <mo fence="true" stretchy="false">)</mo>
      </mrow>
    </mrow>
    <annotation encoding="StarMath 5.0">B ( 6, 1 )</annotation>
  </semantics>
</math>
</file>

<file path=Object 17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o stretchy="false">∃</mo>
              <mi>x</mi>
              <mo stretchy="false">∀</mo>
              <mi>y</mi>
              <mi>A</mi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</mrow>
          </mrow>
          <mo fence="true" stretchy="false">)</mo>
        </mrow>
        <mo>¯</mo>
      </mover>
      <mspace width="2em"/>
      <mi>v</mi>
      <mspace width="2em"/>
      <mrow>
        <mo fence="true" stretchy="false">(</mo>
        <mrow>
          <mrow>
            <mo stretchy="false">∃</mo>
            <mi>x</mi>
            <mo stretchy="false">∀</mo>
            <mi>y</mi>
            <mi>B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overline(exists x forall y A( x,y)) ~ v ~ (exists x forall y B(x,y)) </annotation>
  </semantics>
</math>
</file>

<file path=Object 18/content.xml><?xml version="1.0" encoding="utf-8"?>
<math xmlns="http://www.w3.org/1998/Math/MathML" display="block">
  <semantics>
    <mrow>
      <mo stretchy="false">∃</mo>
      <mi>y</mi>
      <mo stretchy="false">∀</mo>
      <mi>x</mi>
      <mi>A</mi>
      <mrow>
        <mo fence="true" stretchy="false">(</mo>
        <mrow>
          <mrow>
            <mi>x</mi>
            <mi>,</mi>
            <mi>y</mi>
          </mrow>
        </mrow>
        <mo fence="true" stretchy="false">)</mo>
      </mrow>
      <mspace width="2em"/>
      <mi>v</mi>
      <mspace width="2em"/>
      <mrow>
        <mo fence="true" stretchy="false">(</mo>
        <mrow>
          <mrow>
            <mo stretchy="false">∃</mo>
            <mi>x</mi>
            <mo stretchy="false">∀</mo>
            <mi>y</mi>
            <mi>B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exists y forall x A( x,y) ~ v ~ (exists x forall y B(x,y)) 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i>A</mi>
            <mi>v</mi>
            <mover accent="true">
              <mrow>
                <mo fence="true" stretchy="false">(</mo>
                <mrow>
                  <mrow>
                    <mi>B</mi>
                    <mi>v</mi>
                    <mi>C</mi>
                  </mrow>
                </mrow>
                <mo fence="true" stretchy="false">)</mo>
              </mrow>
              <mo>¯</mo>
            </mover>
          </mrow>
        </mrow>
        <mo fence="true" stretchy="false">)</mo>
      </mrow>
      <mspace width="2em"/>
      <mtext>&amp;</mtext>
      <mspace width="2em"/>
      <mrow>
        <mo fence="true" stretchy="false">(</mo>
        <mrow>
          <mrow>
            <mover accent="true">
              <mi>A</mi>
              <mo>¯</mo>
            </mover>
            <mi>v</mi>
            <mrow>
              <mo fence="true" stretchy="false">(</mo>
              <mrow>
                <mrow>
                  <mi>B</mi>
                  <mi>v</mi>
                  <mi>C</mi>
                </mrow>
              </mrow>
              <mo fence="true" stretchy="false">)</mo>
            </mrow>
          </mrow>
        </mrow>
        <mo fence="true" stretchy="false">)</mo>
      </mrow>
      <mi>→</mi>
      <mrow>
        <mo fence="true" stretchy="false">(</mo>
        <mrow>
          <mrow>
            <mrow>
              <mo fence="true" stretchy="false">(</mo>
              <mrow>
                <mrow>
                  <mover accent="true">
                    <mi>B</mi>
                    <mo>¯</mo>
                  </mover>
                  <mi>v</mi>
                  <mi>C</mi>
                </mrow>
              </mrow>
              <mo fence="true" stretchy="false">)</mo>
            </mrow>
            <mspace width="2em"/>
            <mtext>&amp;</mtext>
            <mspace width="2em"/>
            <mrow>
              <mo fence="true" stretchy="false">(</mo>
              <mrow>
                <mrow>
                  <mi>B</mi>
                  <mi>v</mi>
                  <mover accent="true">
                    <mi>C</mi>
                    <mo>¯</mo>
                  </mover>
                </mrow>
              </mrow>
              <mo fence="true" stretchy="false">)</mo>
            </mrow>
            <mi>→</mi>
            <mover accent="true">
              <mi>A</mi>
              <mo>¯</mo>
            </mover>
          </mrow>
        </mrow>
        <mo fence="true" stretchy="false">)</mo>
      </mrow>
    </mrow>
    <annotation encoding="StarMath 5.0">( A v overline{(B v C )} ) ~ "&amp;" ~ ( overline{A} v (B v C) ) → ( (overline{B} v C) ~"&amp;"~ (B v overline{C}) → overline{A} )</annotation>
  </semantics>
</math>
</file>

<file path=Object 20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21/content.xml><?xml version="1.0" encoding="utf-8"?>
<math xmlns="http://www.w3.org/1998/Math/MathML" display="block">
  <semantics>
    <mrow>
      <mo stretchy="false">∃</mo>
      <msub>
        <mi>y</mi>
        <mn>1</mn>
      </msub>
      <mo stretchy="false">∀</mo>
      <msub>
        <mi>x</mi>
        <mn>1</mn>
      </msub>
      <mo stretchy="false">∃</mo>
      <msub>
        <mi>x</mi>
        <mn>2</mn>
      </msub>
      <mo stretchy="false">∀</mo>
      <msub>
        <mi>y</mi>
        <mn>2</mn>
      </msub>
      <mrow>
        <mo fence="true" stretchy="false">(</mo>
        <mrow>
          <mrow>
            <mover accent="true">
              <mrow>
                <mo fence="true" stretchy="false">(</mo>
                <mrow>
                  <mrow>
                    <mi>A</mi>
                    <mrow>
                      <mo fence="true" stretchy="false">(</mo>
                      <mrow>
                        <mrow>
                          <msub>
                            <mi>x</mi>
                            <mn>1</mn>
                          </msub>
                          <mi>,</mi>
                          <msub>
                            <mi>y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>¯</mo>
            </mover>
            <mi>v</mi>
            <mi>B</mi>
            <mrow>
              <mo fence="true" stretchy="false">(</mo>
              <mrow>
                <mrow>
                  <msub>
                    <mi>x</mi>
                    <mn>2</mn>
                  </msub>
                  <mi>,</mi>
                  <msub>
                    <mi>y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exists y_1 forall x_1 exists x_2 forall y_2 ( overline(A(x_1 , y_1)) v B(x_2 , y_2 ))</annotation>
  </semantics>
</math>
</file>

<file path=Object 22/content.xml><?xml version="1.0" encoding="utf-8"?>
<math xmlns="http://www.w3.org/1998/Math/MathML" display="block">
  <semantics>
    <mrow>
      <mo stretchy="false">∃</mo>
      <mi>x</mi>
      <mo stretchy="false">∀</mo>
      <mi>y</mi>
      <mi>A</mi>
      <mrow>
        <mo fence="true" stretchy="false">(</mo>
        <mrow>
          <mrow>
            <mi>x</mi>
            <mi>,</mi>
            <mi>y</mi>
          </mrow>
        </mrow>
        <mo fence="true" stretchy="false">)</mo>
      </mrow>
      <mi>→</mi>
      <mrow>
        <mo fence="true" stretchy="false">(</mo>
        <mrow>
          <mrow>
            <mo stretchy="false">∃</mo>
            <mi>x</mi>
            <mo stretchy="false">∀</mo>
            <mi>y</mi>
            <mi>B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exists x forall y A( x,y) → ( exists x forall y B(x,y) )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n>1</mn>
            <mi>v</mi>
            <mrow>
              <mo fence="true" stretchy="false">(</mo>
              <mrow>
                <mrow>
                  <mi>B</mi>
                  <mi>v</mi>
                  <mi>C</mi>
                </mrow>
              </mrow>
              <mo fence="true" stretchy="false">)</mo>
            </mrow>
          </mrow>
        </mrow>
        <mo fence="true" stretchy="false">)</mo>
      </mrow>
      <mi>→</mi>
      <mover accent="true">
        <mrow>
          <mo fence="true" stretchy="false">(</mo>
          <mrow>
            <mrow>
              <mrow>
                <mo fence="true" stretchy="false">(</mo>
                <mrow>
                  <mrow>
                    <mover accent="true">
                      <mi>B</mi>
                      <mo>¯</mo>
                    </mover>
                    <mi>v</mi>
                    <mi>C</mi>
                  </mrow>
                </mrow>
                <mo fence="true" stretchy="false">)</mo>
              </mrow>
              <mtext>&amp;</mtext>
              <mrow>
                <mo fence="true" stretchy="false">(</mo>
                <mrow>
                  <mrow>
                    <mi>B</mi>
                    <mi>v</mi>
                    <mover accent="true">
                      <mi>C</mi>
                      <mo>¯</mo>
                    </mover>
                  </mrow>
                </mrow>
                <mo fence="true" stretchy="false">)</mo>
              </mrow>
            </mrow>
          </mrow>
          <mo fence="true" stretchy="false">)</mo>
        </mrow>
        <mo>¯</mo>
      </mover>
    </mrow>
    <annotation encoding="StarMath 5.0">(1 v ( B v C )) → overline{(( overline{B} v C ) "&amp;"( B v overline{C} ))}</annotation>
  </semantics>
</math>
</file>

<file path=Object 24/content.xml><?xml version="1.0" encoding="utf-8"?>
<math xmlns="http://www.w3.org/1998/Math/MathML" display="block">
  <semantics>
    <mrow>
      <mi>B</mi>
      <mo stretchy="false">=</mo>
      <mn>1</mn>
    </mrow>
    <annotation encoding="StarMath 5.0">B=1</annotation>
  </semantics>
</math>
</file>

<file path=Object 25/content.xml><?xml version="1.0" encoding="utf-8"?>
<math xmlns="http://www.w3.org/1998/Math/MathML" display="block">
  <semantics>
    <mover accent="true">
      <mi>C</mi>
      <mo>¯</mo>
    </mover>
    <annotation encoding="StarMath 5.0">overline{ C }</annotation>
  </semantics>
</math>
</file>

<file path=Object 26/content.xml><?xml version="1.0" encoding="utf-8"?>
<math xmlns="http://www.w3.org/1998/Math/MathML" display="block">
  <semantics>
    <mrow>
      <mi>C</mi>
      <mo stretchy="false">=</mo>
      <mn>1</mn>
    </mrow>
    <annotation encoding="StarMath 5.0">C=1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row>
            <mi>A</mi>
            <mi>v</mi>
            <mover accent="true">
              <mrow>
                <mo fence="true" stretchy="false">(</mo>
                <mrow>
                  <mrow>
                    <mi>B</mi>
                    <mi>v</mi>
                    <mi>C</mi>
                  </mrow>
                </mrow>
                <mo fence="true" stretchy="false">)</mo>
              </mrow>
              <mo>¯</mo>
            </mover>
          </mrow>
        </mrow>
        <mo fence="true" stretchy="false">)</mo>
      </mrow>
      <mspace width="2em"/>
      <mtext>&amp;</mtext>
      <mspace width="2em"/>
      <mrow>
        <mo fence="true" stretchy="false">(</mo>
        <mrow>
          <mrow>
            <mover accent="true">
              <mi>A</mi>
              <mo>¯</mo>
            </mover>
            <mi>v</mi>
            <mrow>
              <mo fence="true" stretchy="false">(</mo>
              <mrow>
                <mrow>
                  <mi>B</mi>
                  <mi>v</mi>
                  <mi>C</mi>
                </mrow>
              </mrow>
              <mo fence="true" stretchy="false">)</mo>
            </mrow>
          </mrow>
        </mrow>
        <mo fence="true" stretchy="false">)</mo>
      </mrow>
      <mi>→</mi>
      <mrow>
        <mo fence="true" stretchy="false">(</mo>
        <mrow>
          <mrow>
            <mrow>
              <mo fence="true" stretchy="false">(</mo>
              <mrow>
                <mrow>
                  <mover accent="true">
                    <mi>B</mi>
                    <mo>¯</mo>
                  </mover>
                  <mi>v</mi>
                  <mi>C</mi>
                </mrow>
              </mrow>
              <mo fence="true" stretchy="false">)</mo>
            </mrow>
            <mspace width="2em"/>
            <mtext>&amp;</mtext>
            <mspace width="2em"/>
            <mrow>
              <mo fence="true" stretchy="false">(</mo>
              <mrow>
                <mrow>
                  <mi>B</mi>
                  <mi>v</mi>
                  <mover accent="true">
                    <mi>C</mi>
                    <mo>¯</mo>
                  </mover>
                </mrow>
              </mrow>
              <mo fence="true" stretchy="false">)</mo>
            </mrow>
            <mi>→</mi>
            <mover accent="true">
              <mi>A</mi>
              <mo>¯</mo>
            </mover>
          </mrow>
        </mrow>
        <mo fence="true" stretchy="false">)</mo>
      </mrow>
    </mrow>
    <annotation encoding="StarMath 5.0">( A v overline{(B v C )} ) ~ "&amp;" ~ ( overline{A} v (B v C) ) → ( (overline{B} v C) ~"&amp;"~ (B v overline{C}) → overline{A} )</annotation>
  </semantics>
</math>
</file>

<file path=Object 28/content.xml><?xml version="1.0" encoding="utf-8"?>
<math xmlns="http://www.w3.org/1998/Math/MathML" display="block">
  <semantics>
    <mrow>
      <mrow>
        <mo fence="true" stretchy="false">(</mo>
        <mrow>
          <mrow>
            <mi>A</mi>
            <mi>v</mi>
            <mover accent="true">
              <mrow>
                <mo fence="true" stretchy="false">(</mo>
                <mrow>
                  <mrow>
                    <mi>B</mi>
                    <mi>v</mi>
                    <mi>C</mi>
                  </mrow>
                </mrow>
                <mo fence="true" stretchy="false">)</mo>
              </mrow>
              <mo>¯</mo>
            </mover>
          </mrow>
        </mrow>
        <mo fence="true" stretchy="false">)</mo>
      </mrow>
      <mspace width="2em"/>
      <mtext>&amp;</mtext>
      <mspace width="2em"/>
      <mrow>
        <mrow>
          <mo fence="true" stretchy="false">(</mo>
          <mrow>
            <mrow>
              <mover accent="true">
                <mi>A</mi>
                <mo>¯</mo>
              </mover>
              <mi>v</mi>
              <mrow>
                <mo fence="true" stretchy="false">(</mo>
                <mrow>
                  <mrow>
                    <mi>B</mi>
                    <mi>v</mi>
                    <mi>C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n>1</mn>
      </mrow>
    </mrow>
    <annotation encoding="StarMath 5.0">( A v overline{(B v C )} ) ~ "&amp;" ~ ( overline{A} v (B v C) ) = 1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over accent="true">
                    <mi>B</mi>
                    <mo>¯</mo>
                  </mover>
                  <mi>v</mi>
                  <mi>C</mi>
                </mrow>
              </mrow>
              <mo fence="true" stretchy="false">)</mo>
            </mrow>
            <mspace width="2em"/>
            <mtext>&amp;</mtext>
            <mspace width="2em"/>
            <mrow>
              <mo fence="true" stretchy="false">(</mo>
              <mrow>
                <mrow>
                  <mi>B</mi>
                  <mi>v</mi>
                  <mover accent="true">
                    <mi>C</mi>
                    <mo>¯</mo>
                  </mover>
                </mrow>
              </mrow>
              <mo fence="true" stretchy="false">)</mo>
            </mrow>
            <mi>→</mi>
            <mover accent="true">
              <mi>A</mi>
              <mo>¯</mo>
            </mover>
          </mrow>
        </mrow>
        <mo fence="true" stretchy="false">)</mo>
      </mrow>
      <mo stretchy="false">=</mo>
      <mn>0</mn>
    </mrow>
    <annotation encoding="StarMath 5.0">( (overline{B} v C) ~"&amp;"~ (B v overline{C}) → overline{A} ) = 0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|</mo>
          <mrow>
            <mrow>
              <mi>x</mi>
              <mo stretchy="false">−</mo>
              <mi>y</mi>
            </mrow>
          </mrow>
          <mo fence="true" stretchy="true">|</mo>
        </mrow>
      </mrow>
      <mrow>
        <msup>
          <mspace width="0.5em"/>
          <mn>2</mn>
        </msup>
        <mo stretchy="false">+</mo>
        <mi>y</mi>
      </mrow>
    </mrow>
    <annotation encoding="StarMath 5.0">f( x,y ) = abs{x - y} `^2 +y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over accent="true">
                    <mi>B</mi>
                    <mo>¯</mo>
                  </mover>
                  <mi>v</mi>
                  <mi>C</mi>
                </mrow>
              </mrow>
              <mo fence="true" stretchy="false">)</mo>
            </mrow>
            <mspace width="2em"/>
            <mtext>&amp;</mtext>
            <mspace width="2em"/>
            <mrow>
              <mo fence="true" stretchy="false">(</mo>
              <mrow>
                <mrow>
                  <mi>B</mi>
                  <mi>v</mi>
                  <mover accent="true">
                    <mi>C</mi>
                    <mo>¯</mo>
                  </mover>
                </mrow>
              </mrow>
              <mo fence="true" stretchy="false">)</mo>
            </mrow>
          </mrow>
        </mrow>
        <mo fence="true" stretchy="false">)</mo>
      </mrow>
      <mo stretchy="false">=</mo>
      <mn>1</mn>
    </mrow>
    <annotation encoding="StarMath 5.0">( (overline{B} v C) ~"&amp;"~ (B v overline{C}) ) = 1</annotation>
  </semantics>
</math>
</file>

<file path=Object 31/content.xml><?xml version="1.0" encoding="utf-8"?>
<math xmlns="http://www.w3.org/1998/Math/MathML" display="block">
  <semantics>
    <mrow>
      <mover accent="true">
        <mi>A</mi>
        <mo>¯</mo>
      </mover>
      <mo stretchy="false">=</mo>
      <mn>0</mn>
    </mrow>
    <annotation encoding="StarMath 5.0">overline{A} = 0</annotation>
  </semantics>
</math>
</file>

<file path=Object 32/content.xml><?xml version="1.0" encoding="utf-8"?>
<math xmlns="http://www.w3.org/1998/Math/MathML" display="block">
  <semantics>
    <mrow>
      <mi>A</mi>
      <mo stretchy="false">=</mo>
      <mn>1</mn>
    </mrow>
    <annotation encoding="StarMath 5.0">A = 1</annotation>
  </semantics>
</math>
</file>

<file path=Object 33/content.xml><?xml version="1.0" encoding="utf-8"?>
<math xmlns="http://www.w3.org/1998/Math/MathML" display="block">
  <semantics>
    <mrow>
      <mn>1</mn>
      <mi>→</mi>
      <mrow>
        <mn>0</mn>
        <mo stretchy="false">=</mo>
        <mn>0</mn>
      </mrow>
    </mrow>
    <annotation encoding="StarMath 5.0">1 → 0 = 0</annotation>
  </semantics>
</math>
</file>

<file path=Object 34/content.xml><?xml version="1.0" encoding="utf-8"?>
<math xmlns="http://www.w3.org/1998/Math/MathML" display="block">
  <semantics>
    <mrow>
      <mi>В</mi>
      <mo stretchy="false">=</mo>
      <mn>1</mn>
    </mrow>
    <annotation encoding="StarMath 5.0">В=1</annotation>
  </semantics>
</math>
</file>

<file path=Object 35/content.xml><?xml version="1.0" encoding="utf-8"?>
<math xmlns="http://www.w3.org/1998/Math/MathML" display="block">
  <semantics>
    <mrow>
      <mi>С</mi>
      <mo stretchy="false">=</mo>
      <mn>1</mn>
    </mrow>
    <annotation encoding="StarMath 5.0">С=1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A</mi>
            <mi>v</mi>
            <mover accent="true">
              <mrow>
                <mo fence="true" stretchy="false">(</mo>
                <mrow>
                  <mrow>
                    <mi>B</mi>
                    <mi>v</mi>
                    <mi>C</mi>
                  </mrow>
                </mrow>
                <mo fence="true" stretchy="false">)</mo>
              </mrow>
              <mo>¯</mo>
            </mover>
          </mrow>
        </mrow>
        <mo fence="true" stretchy="false">)</mo>
      </mrow>
      <mspace width="2em"/>
      <mtext>&amp;</mtext>
      <mspace width="2em"/>
      <mrow>
        <mo fence="true" stretchy="false">(</mo>
        <mrow>
          <mrow>
            <mover accent="true">
              <mi>A</mi>
              <mo>¯</mo>
            </mover>
            <mi>v</mi>
            <mrow>
              <mo fence="true" stretchy="false">(</mo>
              <mrow>
                <mrow>
                  <mi>B</mi>
                  <mi>v</mi>
                  <mi>C</mi>
                </mrow>
              </mrow>
              <mo fence="true" stretchy="false">)</mo>
            </mrow>
          </mrow>
        </mrow>
        <mo fence="true" stretchy="false">)</mo>
      </mrow>
      <mi>,</mi>
      <mspace width="6em"/>
      <mrow>
        <mo fence="true" stretchy="false">(</mo>
        <mrow>
          <mrow>
            <mrow>
              <mo fence="true" stretchy="false">(</mo>
              <mrow>
                <mrow>
                  <mover accent="true">
                    <mi>B</mi>
                    <mo>¯</mo>
                  </mover>
                  <mi>v</mi>
                  <mi>C</mi>
                </mrow>
              </mrow>
              <mo fence="true" stretchy="false">)</mo>
            </mrow>
            <mspace width="2em"/>
            <mtext>&amp;</mtext>
            <mspace width="2em"/>
            <mrow>
              <mo fence="true" stretchy="false">(</mo>
              <mrow>
                <mrow>
                  <mi>B</mi>
                  <mi>v</mi>
                  <mover accent="true">
                    <mi>C</mi>
                    <mo>¯</mo>
                  </mover>
                </mrow>
              </mrow>
              <mo fence="true" stretchy="false">)</mo>
            </mrow>
            <mspace width="6em"/>
            <mi>├</mi>
            <mover accent="true">
              <mi>A</mi>
              <mo>¯</mo>
            </mover>
          </mrow>
        </mrow>
        <mo fence="true" stretchy="false">)</mo>
      </mrow>
    </mrow>
    <annotation encoding="StarMath 5.0">( A v overline{(B v C )} ) ~ "&amp;" ~ ( overline{A} v (B v C) ),~~~ ( (overline{B} v C) ~"&amp;"~ (B v overline{C}) ~~~├ overline{A} )</annotation>
  </semantics>
</math>
</file>

<file path=Object 4/content.xml><?xml version="1.0" encoding="utf-8"?>
<math xmlns="http://www.w3.org/1998/Math/MathML" display="block">
  <semantics>
    <mover accent="true">
      <mi>A</mi>
      <mo>¯</mo>
    </mover>
    <annotation encoding="StarMath 5.0">overline{A}</annotation>
  </semantics>
</math>
</file>

<file path=Object 5/content.xml><?xml version="1.0" encoding="utf-8"?>
<math xmlns="http://www.w3.org/1998/Math/MathML" display="block">
  <semantics>
    <mrow>
      <mo stretchy="false">∀</mo>
      <mi>x</mi>
      <mo stretchy="false">∃</mo>
      <mi>y</mi>
      <mo stretchy="false">∃</mo>
      <mi>z</mi>
      <mrow>
        <mo fence="true" stretchy="false">(</mo>
        <mrow>
          <mrow>
            <mi>P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space width="2em"/>
            <mtext>&amp;</mtext>
            <mspace width="2em"/>
            <mi>W</mi>
            <mrow>
              <mo fence="true" stretchy="false">(</mo>
              <mrow>
                <mi>z</mi>
              </mrow>
              <mo fence="true" stretchy="false">)</mo>
            </mrow>
            <mspace width="2em"/>
            <mtext>&amp;</mtext>
            <mspace width="2em"/>
            <mi>P</mi>
            <mrow>
              <mo fence="true" stretchy="false">(</mo>
              <mrow>
                <mrow>
                  <mi>z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exists y exists z(P(y,x) ~"&amp;"~  W(z) ~"&amp;"~ P(z,y)  )</annotation>
  </semantics>
</math>
</file>

<file path=Object 6/content.xml><?xml version="1.0" encoding="utf-8"?>
<math xmlns="http://www.w3.org/1998/Math/MathML" display="block">
  <semantics>
    <mrow>
      <mo stretchy="false">∀</mo>
      <mi>x</mi>
      <mo stretchy="false">∃</mo>
      <mi>y</mi>
      <mo stretchy="false">∃</mo>
      <mi>z</mi>
      <mrow>
        <mo fence="true" stretchy="false">(</mo>
        <mrow>
          <mrow>
            <mi>P</mi>
            <mrow>
              <mo fence="true" stretchy="false">(</mo>
              <mrow>
                <mrow>
                  <mi>y</mi>
                  <mi>,</mi>
                  <mi>x</mi>
                </mrow>
              </mrow>
              <mo fence="true" stretchy="false">)</mo>
            </mrow>
            <mspace width="2em"/>
            <mtext>&amp;</mtext>
            <mspace width="2em"/>
            <mi>W</mi>
            <mrow>
              <mo fence="true" stretchy="false">(</mo>
              <mrow>
                <mi>z</mi>
              </mrow>
              <mo fence="true" stretchy="false">)</mo>
            </mrow>
            <mspace width="2em"/>
            <mtext>&amp;</mtext>
            <mspace width="2em"/>
            <mi>P</mi>
            <mrow>
              <mo fence="true" stretchy="false">(</mo>
              <mrow>
                <mrow>
                  <mi>z</mi>
                  <mi>,</mi>
                  <mi>y</mi>
                </mrow>
              </mrow>
              <mo fence="true" stretchy="false">)</mo>
            </mrow>
          </mrow>
        </mrow>
        <mo fence="true" stretchy="false">)</mo>
      </mrow>
    </mrow>
    <annotation encoding="StarMath 5.0">forall x exists y exists z(P(y,x) ~"&amp;"~  W(z) ~"&amp;"~ P(z,y)  )</annotation>
  </semantics>
</math>
</file>

<file path=Object 7/content.xml><?xml version="1.0" encoding="utf-8"?>
<math xmlns="http://www.w3.org/1998/Math/MathML" display="block">
  <semantics>
    <mrow>
      <mi>A</mi>
      <mi>v</mi>
      <mover accent="true">
        <mi>B</mi>
        <mo>¯</mo>
      </mover>
    </mrow>
    <annotation encoding="StarMath 5.0">A v overline{ B }</annotation>
  </semantics>
</math>
</file>

<file path=Object 8/content.xml><?xml version="1.0" encoding="utf-8"?>
<math xmlns="http://www.w3.org/1998/Math/MathML" display="block">
  <semantics>
    <mrow>
      <mi>B</mi>
      <mi>v</mi>
      <mi>C</mi>
      <mi>v</mi>
      <mover accent="true">
        <mi>A</mi>
        <mo>¯</mo>
      </mover>
    </mrow>
    <annotation encoding="StarMath 5.0">{ B } v { C } v overline{A}</annotation>
  </semantics>
</math>
</file>

<file path=Object 9/content.xml><?xml version="1.0" encoding="utf-8"?>
<math xmlns="http://www.w3.org/1998/Math/MathML" display="block">
  <semantics>
    <mrow>
      <mover accent="true">
        <mi>C</mi>
        <mo>¯</mo>
      </mover>
      <mi>v</mi>
      <mi>A</mi>
    </mrow>
    <annotation encoding="StarMath 5.0">overline{C} v A</annotation>
  </semantics>
</math>
</file>